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Times New Roman1"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Segoe UI" svg:font-family="'Segoe UI'"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1pt" style:text-underline-style="solid" style:text-underline-width="auto" style:text-underline-color="font-color" style:text-underline-mode="continuous" style:text-overline-mode="continuous" style:text-line-through-mode="continuous" style:font-size-asian="11pt"/>
    </style:style>
    <style:style style:name="P3" style:family="paragraph" style:parent-style-name="Standard">
      <style:text-properties fo:font-size="11pt" style:font-size-asian="11pt"/>
    </style:style>
    <style:style style:name="P4"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 style:family="paragraph" style:parent-style-name="Standard">
      <style:text-properties fo:color="#000000" fo:font-size="11pt" style:font-size-asian="11pt"/>
    </style:style>
    <style:style style:name="P6" style:family="paragraph" style:parent-style-name="Normal">
      <style:text-properties fo:font-size="11pt" style:font-size-asian="11pt"/>
    </style:style>
    <style:style style:name="P7" style:family="paragraph" style:parent-style-name="Standard" style:master-page-name="MP0">
      <style:paragraph-properties fo:margin-left="1in" fo:margin-right="0in" fo:text-indent="0.5in" style:auto-text-indent="false" style:page-number="auto" fo:break-before="page">
        <style:tab-stops/>
      </style:paragraph-properties>
    </style:style>
    <style:style style:name="P8" style:family="paragraph" style:parent-style-name="Standard">
      <style:text-properties fo:font-size="11pt" style:font-size-asian="11pt"/>
    </style:style>
    <style:style style:name="P9" style:family="paragraph" style:parent-style-name="Standard">
      <style:text-properties fo:font-size="11pt" officeooo:rsid="0029ddc4" officeooo:paragraph-rsid="0029ddc4" style:font-size-asian="11pt"/>
    </style:style>
    <style:style style:name="P10" style:family="paragraph" style:parent-style-name="Standard">
      <style:text-properties fo:font-size="11pt" officeooo:paragraph-rsid="002c29be" style:font-size-asian="11pt"/>
    </style:style>
    <style:style style:name="P11" style:family="paragraph" style:parent-style-name="Standard">
      <style:text-properties fo:font-size="11pt" officeooo:paragraph-rsid="002e18db" style:font-size-asian="11pt"/>
    </style:style>
    <style:style style:name="P12" style:family="paragraph" style:parent-style-name="Standard">
      <style:text-properties fo:font-size="11pt" officeooo:paragraph-rsid="00376de7" style:font-size-asian="11pt"/>
    </style:style>
    <style:style style:name="P13" style:family="paragraph" style:parent-style-name="Standard">
      <style:text-properties fo:font-size="11pt" officeooo:paragraph-rsid="0039a5b8" style:font-size-asian="11pt"/>
    </style:style>
    <style:style style:name="P14" style:family="paragraph" style:parent-style-name="Standard">
      <style:text-properties fo:font-size="11pt" officeooo:paragraph-rsid="003d4f23" style:font-size-asian="11pt"/>
    </style:style>
    <style:style style:name="P15" style:family="paragraph" style:parent-style-name="Standard">
      <style:text-properties fo:font-size="11pt" officeooo:paragraph-rsid="00471d3e" style:font-size-asian="11pt"/>
    </style:style>
    <style:style style:name="P16" style:family="paragraph" style:parent-style-name="Standard">
      <style:text-properties fo:font-size="11pt" officeooo:paragraph-rsid="004a8ced" style:font-size-asian="11pt"/>
    </style:style>
    <style:style style:name="P17" style:family="paragraph" style:parent-style-name="Standard">
      <style:text-properties fo:font-size="11pt" fo:font-weight="bold" officeooo:rsid="00235128" officeooo:paragraph-rsid="00235128" style:font-size-asian="11pt" style:font-weight-asian="bold" style:font-weight-complex="bold"/>
    </style:style>
    <style:style style:name="P18" style:family="paragraph" style:parent-style-name="Standard">
      <style:text-properties fo:font-size="11pt" fo:font-weight="bold" officeooo:rsid="00293d4d" officeooo:paragraph-rsid="00293d4d" style:font-size-asian="11pt" style:font-weight-asian="bold" style:font-weight-complex="bold"/>
    </style:style>
    <style:style style:name="P19" style:family="paragraph" style:parent-style-name="Standard">
      <style:text-properties fo:font-size="11pt" fo:font-weight="bold" officeooo:rsid="00d22ae5" officeooo:paragraph-rsid="00d22ae5" style:font-size-asian="11pt" style:font-weight-asian="bold" style:font-weight-complex="bold"/>
    </style:style>
    <style:style style:name="P20" style:family="paragraph" style:parent-style-name="Standard">
      <style:text-properties fo:font-size="11pt" fo:font-weight="normal" officeooo:rsid="00235128" officeooo:paragraph-rsid="00235128" style:font-size-asian="11pt" style:font-weight-asian="normal" style:font-weight-complex="normal"/>
    </style:style>
    <style:style style:name="P21" style:family="paragraph" style:parent-style-name="Standard">
      <style:text-properties fo:font-size="11pt" fo:font-weight="normal" officeooo:rsid="00293d4d" officeooo:paragraph-rsid="00293d4d" style:font-size-asian="11pt" style:font-weight-asian="normal" style:font-weight-complex="normal"/>
    </style:style>
    <style:style style:name="P22" style:family="paragraph" style:parent-style-name="Standard">
      <style:text-properties officeooo:paragraph-rsid="0012251b"/>
    </style:style>
    <style:style style:name="P23" style:family="paragraph" style:parent-style-name="Standard">
      <style:text-properties officeooo:paragraph-rsid="00139a41"/>
    </style:style>
    <style:style style:name="P24" style:family="paragraph" style:parent-style-name="Standard">
      <style:text-properties officeooo:paragraph-rsid="001578e8"/>
    </style:style>
    <style:style style:name="P25" style:family="paragraph" style:parent-style-name="Standard">
      <style:text-properties fo:color="#c00000" fo:font-size="11pt" fo:font-weight="bold" officeooo:rsid="008d8a4a" officeooo:paragraph-rsid="008d8a4a" style:font-size-asian="11pt" style:font-weight-asian="bold" style:font-weight-complex="bold"/>
    </style:style>
    <style:style style:name="P26" style:family="paragraph" style:parent-style-name="Standard">
      <style:text-properties fo:color="#c00000" fo:font-size="11pt" fo:font-weight="bold" officeooo:rsid="0098c769" officeooo:paragraph-rsid="0098c769" style:font-size-asian="11pt" style:font-weight-asian="bold" style:font-size-complex="11pt" style:font-weight-complex="bold"/>
    </style:style>
    <style:style style:name="P27" style:family="paragraph" style:parent-style-name="Standard">
      <style:text-properties fo:color="#c00000" fo:font-weight="bold" officeooo:rsid="00aa4f5c" officeooo:paragraph-rsid="00ac1472" style:font-weight-asian="bold" style:font-weight-complex="bold"/>
    </style:style>
    <style:style style:name="P28" style:family="paragraph" style:parent-style-name="Standard">
      <style:text-properties officeooo:paragraph-rsid="001d4767"/>
    </style:style>
    <style:style style:name="P29" style:family="paragraph" style:parent-style-name="Standard">
      <style:text-properties officeooo:paragraph-rsid="002111c8"/>
    </style:style>
    <style:style style:name="P30" style:family="paragraph" style:parent-style-name="Standard">
      <style:text-properties fo:color="#729fcf" fo:font-size="16pt" fo:font-weight="normal" officeooo:rsid="00235128" officeooo:paragraph-rsid="0025bd80" style:font-size-asian="16pt" style:font-weight-asian="normal" style:font-size-complex="16pt" style:font-weight-complex="normal"/>
    </style:style>
    <style:style style:name="P31" style:family="paragraph" style:parent-style-name="Standard">
      <style:text-properties fo:color="#729fcf" fo:font-size="16pt" fo:font-weight="normal" officeooo:rsid="00235128" officeooo:paragraph-rsid="0029ddc4" style:font-size-asian="16pt" style:font-weight-asian="normal" style:font-size-complex="16pt" style:font-weight-complex="normal"/>
    </style:style>
    <style:style style:name="P32" style:family="paragraph" style:parent-style-name="Standard">
      <style:text-properties fo:color="#c9211e" fo:font-size="11pt" style:font-size-asian="11pt"/>
    </style:style>
    <style:style style:name="P33" style:family="paragraph" style:parent-style-name="Standard">
      <style:text-properties fo:color="#c9211e" fo:font-size="11pt" officeooo:paragraph-rsid="00235128" style:font-size-asian="11pt" style:font-size-complex="11pt"/>
    </style:style>
    <style:style style:name="P34" style:family="paragraph" style:parent-style-name="Standard">
      <style:text-properties officeooo:paragraph-rsid="002e18db"/>
    </style:style>
    <style:style style:name="P35" style:family="paragraph" style:parent-style-name="Standard">
      <style:text-properties officeooo:paragraph-rsid="00376de7"/>
    </style:style>
    <style:style style:name="P36" style:family="paragraph" style:parent-style-name="Standard">
      <style:text-properties officeooo:paragraph-rsid="0041c111"/>
    </style:style>
    <style:style style:name="P37" style:family="paragraph" style:parent-style-name="Standard">
      <style:text-properties officeooo:paragraph-rsid="00471d3e"/>
    </style:style>
    <style:style style:name="P38" style:family="paragraph" style:parent-style-name="Standard">
      <style:text-properties fo:color="#000000" fo:font-size="11pt" style:font-size-asian="11pt"/>
    </style:style>
    <style:style style:name="P39" style:family="paragraph" style:parent-style-name="Standard">
      <style:text-properties fo:color="#000000" fo:font-size="11pt" officeooo:paragraph-rsid="004ba71b" style:font-size-asian="11pt"/>
    </style:style>
    <style:style style:name="P40" style:family="paragraph" style:parent-style-name="Standard">
      <style:text-properties fo:color="#000000" fo:font-size="11pt" officeooo:paragraph-rsid="005180e8" style:font-size-asian="11pt"/>
    </style:style>
    <style:style style:name="P41" style:family="paragraph" style:parent-style-name="Standard">
      <style:text-properties fo:color="#000000" fo:font-size="11pt" officeooo:paragraph-rsid="00543fc9" style:font-size-asian="11pt"/>
    </style:style>
    <style:style style:name="P42" style:family="paragraph" style:parent-style-name="Standard">
      <style:text-properties fo:color="#000000" fo:font-size="11pt" officeooo:paragraph-rsid="0056261a" style:font-size-asian="11pt"/>
    </style:style>
    <style:style style:name="P43" style:family="paragraph" style:parent-style-name="Standard">
      <style:text-properties fo:color="#000000" fo:font-size="11pt" officeooo:paragraph-rsid="005a3d73" style:font-size-asian="11pt"/>
    </style:style>
    <style:style style:name="P44" style:family="paragraph" style:parent-style-name="Standard">
      <style:text-properties fo:color="#000000" fo:font-size="11pt" officeooo:paragraph-rsid="005f15d1" style:font-size-asian="11pt"/>
    </style:style>
    <style:style style:name="P45" style:family="paragraph" style:parent-style-name="Standard">
      <style:text-properties fo:color="#000000" fo:font-size="11pt" officeooo:paragraph-rsid="0065e7a0" style:font-size-asian="11pt"/>
    </style:style>
    <style:style style:name="P46" style:family="paragraph" style:parent-style-name="Standard">
      <style:text-properties fo:color="#000000" fo:font-size="11pt" officeooo:paragraph-rsid="006890a1" style:font-size-asian="11pt"/>
    </style:style>
    <style:style style:name="P47" style:family="paragraph" style:parent-style-name="Standard">
      <style:text-properties fo:color="#000000" fo:font-size="11pt" officeooo:paragraph-rsid="0069930a" style:font-size-asian="11pt"/>
    </style:style>
    <style:style style:name="P48" style:family="paragraph" style:parent-style-name="Standard">
      <style:text-properties fo:color="#000000" fo:font-size="11pt" officeooo:paragraph-rsid="00811885" style:font-size-asian="11pt"/>
    </style:style>
    <style:style style:name="P49" style:family="paragraph" style:parent-style-name="Standard">
      <style:text-properties fo:color="#000000" fo:font-size="11pt" officeooo:paragraph-rsid="0092c150" style:font-size-asian="11pt"/>
    </style:style>
    <style:style style:name="P50" style:family="paragraph" style:parent-style-name="Standard">
      <style:text-properties fo:color="#000000" fo:font-size="11pt" fo:font-weight="bold" officeooo:rsid="00802b70" officeooo:paragraph-rsid="0080daa1" style:font-size-asian="11pt" style:font-weight-asian="bold" style:font-weight-complex="bold"/>
    </style:style>
    <style:style style:name="P51" style:family="paragraph" style:parent-style-name="Standard">
      <style:text-properties fo:color="#000000" fo:font-size="11pt" fo:font-weight="bold" officeooo:rsid="00811885" officeooo:paragraph-rsid="00811885" style:font-size-asian="11pt" style:font-weight-asian="bold" style:font-weight-complex="bold"/>
    </style:style>
    <style:style style:name="P52" style:family="paragraph" style:parent-style-name="Standard">
      <style:text-properties fo:color="#000000" fo:font-size="11pt" fo:font-weight="bold" officeooo:rsid="0083c42b" officeooo:paragraph-rsid="0086120b" style:font-size-asian="11pt" style:font-weight-asian="bold" style:font-weight-complex="bold"/>
    </style:style>
    <style:style style:name="P53" style:family="paragraph" style:parent-style-name="Standard">
      <style:text-properties fo:color="#000000" fo:font-size="11pt" fo:font-weight="bold" officeooo:rsid="00872faa" officeooo:paragraph-rsid="00890f1a" style:font-size-asian="11pt" style:font-weight-asian="bold" style:font-weight-complex="bold"/>
    </style:style>
    <style:style style:name="P54" style:family="paragraph" style:parent-style-name="Standard">
      <style:text-properties fo:color="#000000" fo:font-size="11pt" fo:font-weight="bold" officeooo:rsid="00872faa" officeooo:paragraph-rsid="008a7de3" style:font-size-asian="11pt" style:font-weight-asian="bold" style:font-weight-complex="bold"/>
    </style:style>
    <style:style style:name="P55" style:family="paragraph" style:parent-style-name="Standard">
      <style:text-properties fo:color="#000000" fo:font-size="11pt" fo:font-weight="bold" officeooo:rsid="008c55e6" officeooo:paragraph-rsid="008d1e22" style:font-size-asian="11pt" style:font-weight-asian="bold" style:font-weight-complex="bold"/>
    </style:style>
    <style:style style:name="P56" style:family="paragraph" style:parent-style-name="Standard">
      <style:text-properties fo:color="#000000" fo:font-size="11pt" fo:font-weight="bold" officeooo:rsid="008c55e6" officeooo:paragraph-rsid="008d8a4a" style:font-size-asian="11pt" style:font-weight-asian="bold" style:font-weight-complex="bold"/>
    </style:style>
    <style:style style:name="P57" style:family="paragraph" style:parent-style-name="Standard">
      <style:text-properties fo:color="#000000" fo:font-size="11pt" fo:font-weight="bold" officeooo:rsid="008d8a4a" officeooo:paragraph-rsid="008d8a4a" style:font-size-asian="11pt" style:font-weight-asian="bold" style:font-weight-complex="bold"/>
    </style:style>
    <style:style style:name="P58" style:family="paragraph" style:parent-style-name="Standard">
      <style:text-properties fo:color="#000000" fo:font-size="11pt" fo:font-weight="bold" officeooo:rsid="0098c769" officeooo:paragraph-rsid="0098c769" style:font-size-asian="11pt" style:font-weight-asian="bold" style:font-size-complex="11pt" style:font-weight-complex="bold"/>
    </style:style>
    <style:style style:name="P59" style:family="paragraph" style:parent-style-name="Standard">
      <style:text-properties fo:color="#000000" fo:font-size="11pt" fo:font-weight="bold" officeooo:rsid="009ca5d4" officeooo:paragraph-rsid="009ca5d4" style:font-size-asian="11pt" style:font-weight-asian="bold" style:font-size-complex="11pt" style:font-weight-complex="bold"/>
    </style:style>
    <style:style style:name="P60" style:family="paragraph" style:parent-style-name="Standard">
      <style:text-properties fo:color="#000000" fo:font-size="11pt" fo:font-weight="bold" officeooo:rsid="009da253" officeooo:paragraph-rsid="009f8e6f" style:font-size-asian="11pt" style:font-weight-asian="bold" style:font-size-complex="11pt" style:font-weight-complex="bold"/>
    </style:style>
    <style:style style:name="P61" style:family="paragraph" style:parent-style-name="Standard">
      <style:text-properties fo:color="#000000" fo:font-size="11pt" fo:font-weight="bold" officeooo:rsid="009da253" officeooo:paragraph-rsid="00a47e5d" style:font-size-asian="11pt" style:font-weight-asian="bold" style:font-size-complex="11pt" style:font-weight-complex="bold"/>
    </style:style>
    <style:style style:name="P62" style:family="paragraph" style:parent-style-name="Standard">
      <style:text-properties fo:color="#000000" fo:font-size="11pt" fo:font-weight="bold" officeooo:rsid="009da253" officeooo:paragraph-rsid="00a6d2fb" style:font-size-asian="11pt" style:font-weight-asian="bold" style:font-size-complex="11pt" style:font-weight-complex="bold"/>
    </style:style>
    <style:style style:name="P63" style:family="paragraph" style:parent-style-name="Standard">
      <style:text-properties fo:color="#000000" fo:font-size="11pt" fo:font-weight="bold" officeooo:rsid="00a17bf2" officeooo:paragraph-rsid="00a17bf2" style:font-size-asian="11pt" style:font-weight-asian="bold" style:font-size-complex="11pt" style:font-weight-complex="bold"/>
    </style:style>
    <style:style style:name="P64" style:family="paragraph" style:parent-style-name="Standard">
      <style:text-properties fo:color="#000000" fo:font-size="11pt" fo:font-weight="bold" officeooo:rsid="00a47eed" officeooo:paragraph-rsid="00a47eed" style:font-size-asian="11pt" style:font-weight-asian="bold" style:font-size-complex="11pt" style:font-weight-complex="bold"/>
    </style:style>
    <style:style style:name="P65" style:family="paragraph" style:parent-style-name="Standard">
      <style:text-properties fo:color="#000000" fo:font-size="11pt" fo:font-weight="bold" officeooo:rsid="00a513e5" officeooo:paragraph-rsid="00a513e5" style:font-size-asian="11pt" style:font-weight-asian="bold" style:font-size-complex="11pt" style:font-weight-complex="bold"/>
    </style:style>
    <style:style style:name="P66" style:family="paragraph" style:parent-style-name="Standard">
      <style:text-properties fo:color="#000000" officeooo:paragraph-rsid="0093c9fb"/>
    </style:style>
    <style:style style:name="P67" style:family="paragraph" style:parent-style-name="Standard">
      <style:text-properties fo:color="#000000" fo:font-weight="bold" officeooo:rsid="0098c769" officeooo:paragraph-rsid="0098c769" style:font-weight-asian="bold" style:font-weight-complex="bold"/>
    </style:style>
    <style:style style:name="P68" style:family="paragraph" style:parent-style-name="Standard">
      <style:text-properties fo:color="#000000" fo:font-weight="bold" officeooo:rsid="00a70df2" officeooo:paragraph-rsid="00a70df2" style:font-weight-asian="bold" style:font-weight-complex="bold"/>
    </style:style>
    <style:style style:name="P69" style:family="paragraph" style:parent-style-name="Standard">
      <style:text-properties fo:color="#000000" fo:font-weight="bold" officeooo:rsid="00aa4f5c" officeooo:paragraph-rsid="00ac1026" style:font-weight-asian="bold" style:font-weight-complex="bold"/>
    </style:style>
    <style:style style:name="P70" style:family="paragraph" style:parent-style-name="Standard">
      <style:text-properties fo:color="#000000" fo:font-weight="bold" officeooo:rsid="00aa4f5c" officeooo:paragraph-rsid="00ac1472" style:font-weight-asian="bold" style:font-weight-complex="bold"/>
    </style:style>
    <style:style style:name="P71" style:family="paragraph" style:parent-style-name="Standard">
      <style:text-properties fo:color="#000000" fo:font-weight="bold" officeooo:rsid="00aa4f5c" officeooo:paragraph-rsid="00ad5d8f" style:font-weight-asian="bold" style:font-weight-complex="bold"/>
    </style:style>
    <style:style style:name="P72" style:family="paragraph" style:parent-style-name="Standard">
      <style:text-properties fo:color="#000000" officeooo:paragraph-rsid="00a6d2fb"/>
    </style:style>
    <style:style style:name="P73" style:family="paragraph" style:parent-style-name="Standard">
      <style:text-properties officeooo:paragraph-rsid="0057d861"/>
    </style:style>
    <style:style style:name="P74" style:family="paragraph" style:parent-style-name="Standard">
      <style:text-properties officeooo:paragraph-rsid="005b3f91"/>
    </style:style>
    <style:style style:name="P75" style:family="paragraph" style:parent-style-name="Standard">
      <style:text-properties officeooo:paragraph-rsid="00626bb6"/>
    </style:style>
    <style:style style:name="P76" style:family="paragraph" style:parent-style-name="Standard">
      <style:text-properties officeooo:paragraph-rsid="006512ba"/>
    </style:style>
    <style:style style:name="P77" style:family="paragraph" style:parent-style-name="Standard">
      <style:text-properties officeooo:paragraph-rsid="006f13dc"/>
    </style:style>
    <style:style style:name="P78" style:family="paragraph" style:parent-style-name="Standard">
      <style:text-properties officeooo:paragraph-rsid="00756a17"/>
    </style:style>
    <style:style style:name="P79" style:family="paragraph" style:parent-style-name="Standard">
      <style:text-properties officeooo:paragraph-rsid="0076a88c"/>
    </style:style>
    <style:style style:name="P80" style:family="paragraph" style:parent-style-name="Standard">
      <style:text-properties officeooo:paragraph-rsid="0077d0a4"/>
    </style:style>
    <style:style style:name="P81" style:family="paragraph" style:parent-style-name="Standard">
      <style:text-properties officeooo:paragraph-rsid="0078f846"/>
    </style:style>
    <style:style style:name="P82" style:family="paragraph" style:parent-style-name="Standard">
      <style:text-properties officeooo:paragraph-rsid="0079df1a"/>
    </style:style>
    <style:style style:name="P83" style:family="paragraph" style:parent-style-name="Standard">
      <style:text-properties officeooo:paragraph-rsid="007cacbf"/>
    </style:style>
    <style:style style:name="P84" style:family="paragraph" style:parent-style-name="Standard">
      <style:text-properties officeooo:paragraph-rsid="007e9e6e"/>
    </style:style>
    <style:style style:name="P85" style:family="paragraph" style:parent-style-name="Standard">
      <style:text-properties officeooo:paragraph-rsid="0093c9fb"/>
    </style:style>
    <style:style style:name="P86" style:family="paragraph" style:parent-style-name="Standard">
      <style:text-properties officeooo:paragraph-rsid="00a6d2fb"/>
    </style:style>
    <style:style style:name="P87" style:family="paragraph" style:parent-style-name="Standard">
      <style:text-properties officeooo:paragraph-rsid="00ae331e"/>
    </style:style>
    <style:style style:name="P88" style:family="paragraph" style:parent-style-name="Standard">
      <style:text-properties officeooo:paragraph-rsid="00b06eb0"/>
    </style:style>
    <style:style style:name="P89" style:family="paragraph" style:parent-style-name="Standard">
      <style:text-properties officeooo:paragraph-rsid="00b16e7f"/>
    </style:style>
    <style:style style:name="P90" style:family="paragraph" style:parent-style-name="Standard">
      <style:text-properties officeooo:paragraph-rsid="00b4b486"/>
    </style:style>
    <style:style style:name="P91" style:family="paragraph" style:parent-style-name="Standard">
      <style:text-properties officeooo:paragraph-rsid="00b654a1"/>
    </style:style>
    <style:style style:name="P92" style:family="paragraph" style:parent-style-name="Standard">
      <style:text-properties officeooo:paragraph-rsid="00b9b5fa"/>
    </style:style>
    <style:style style:name="P93" style:family="paragraph" style:parent-style-name="Standard">
      <style:text-properties officeooo:paragraph-rsid="00bb8af5"/>
    </style:style>
    <style:style style:name="P94" style:family="paragraph" style:parent-style-name="Standard">
      <style:text-properties officeooo:paragraph-rsid="00be48ce"/>
    </style:style>
    <style:style style:name="P95" style:family="paragraph" style:parent-style-name="Standard">
      <style:text-properties officeooo:paragraph-rsid="00c1a682"/>
    </style:style>
    <style:style style:name="P96" style:family="paragraph" style:parent-style-name="Standard">
      <style:text-properties officeooo:paragraph-rsid="00c2416f"/>
    </style:style>
    <style:style style:name="P97" style:family="paragraph" style:parent-style-name="Standard">
      <style:text-properties officeooo:paragraph-rsid="00c3cb9b"/>
    </style:style>
    <style:style style:name="P98" style:family="paragraph" style:parent-style-name="Standard">
      <style:text-properties officeooo:paragraph-rsid="00c614eb"/>
    </style:style>
    <style:style style:name="P99" style:family="paragraph" style:parent-style-name="Standard">
      <style:text-properties officeooo:paragraph-rsid="00c709f9"/>
    </style:style>
    <style:style style:name="P100" style:family="paragraph" style:parent-style-name="Standard">
      <style:text-properties officeooo:paragraph-rsid="00c874d1"/>
    </style:style>
    <style:style style:name="P101" style:family="paragraph" style:parent-style-name="Standard">
      <style:text-properties officeooo:paragraph-rsid="00c93b5a"/>
    </style:style>
    <style:style style:name="P102" style:family="paragraph" style:parent-style-name="Standard">
      <style:text-properties officeooo:paragraph-rsid="00cc8e2b"/>
    </style:style>
    <style:style style:name="P103" style:family="paragraph" style:parent-style-name="Standard">
      <style:text-properties officeooo:paragraph-rsid="00cde37b"/>
    </style:style>
    <style:style style:name="P104" style:family="paragraph" style:parent-style-name="Standard">
      <style:text-properties officeooo:paragraph-rsid="00d1a5ff"/>
    </style:style>
    <style:style style:name="P105" style:family="paragraph" style:parent-style-name="Standard">
      <style:text-properties officeooo:paragraph-rsid="00d59835"/>
    </style:style>
    <style:style style:name="P106" style:family="paragraph" style:parent-style-name="Standard">
      <style:text-properties officeooo:paragraph-rsid="00d78252"/>
    </style:style>
    <style:style style:name="P107" style:family="paragraph" style:parent-style-name="Standard">
      <style:text-properties officeooo:paragraph-rsid="00da78d5"/>
    </style:style>
    <style:style style:name="P108" style:family="paragraph" style:parent-style-name="Standard">
      <style:text-properties officeooo:paragraph-rsid="00dc0ba0"/>
    </style:style>
    <style:style style:name="P109" style:family="paragraph" style:parent-style-name="Standard">
      <style:text-properties officeooo:paragraph-rsid="00dcb744"/>
    </style:style>
    <style:style style:name="P110" style:family="paragraph" style:parent-style-name="Standard">
      <style:text-properties officeooo:paragraph-rsid="00df0fa5"/>
    </style:style>
    <style:style style:name="P111" style:family="paragraph" style:parent-style-name="Standard">
      <style:text-properties officeooo:paragraph-rsid="00e09f24"/>
    </style:style>
    <style:style style:name="P112" style:family="paragraph" style:parent-style-name="Standard">
      <style:text-properties officeooo:paragraph-rsid="00e175b2"/>
    </style:style>
    <style:style style:name="P113" style:family="paragraph" style:parent-style-name="Standard">
      <style:text-properties officeooo:paragraph-rsid="00e34d96"/>
    </style:style>
    <style:style style:name="P114" style:family="paragraph" style:parent-style-name="Standard">
      <style:text-properties officeooo:paragraph-rsid="00e7e4af"/>
    </style:style>
    <style:style style:name="P115" style:family="paragraph" style:parent-style-name="Standard">
      <style:text-properties officeooo:paragraph-rsid="00e90296"/>
    </style:style>
    <style:style style:name="T1" style:family="text">
      <style:text-properties fo:font-weight="bold" style:font-weight-asian="bold" style:font-weight-complex="bold"/>
    </style:style>
    <style:style style:name="T2" style:family="text">
      <style:text-properties fo:font-weight="bold" officeooo:rsid="002c29be" style:font-weight-asian="bold" style:font-weight-complex="bold"/>
    </style:style>
    <style:style style:name="T3" style:family="text">
      <style:text-properties fo:font-weight="bold" officeooo:rsid="0037ebe6" style:font-weight-asian="bold" style:font-weight-complex="bold"/>
    </style:style>
    <style:style style:name="T4" style:family="text">
      <style:text-properties fo:font-weight="bold" officeooo:rsid="005b3f91" style:font-weight-asian="bold" style:font-weight-complex="bold"/>
    </style:style>
    <style:style style:name="T5" style:family="text">
      <style:text-properties fo:font-weight="bold" officeooo:rsid="0060f1c2" style:font-weight-asian="bold" style:font-weight-complex="bold"/>
    </style:style>
    <style:style style:name="T6" style:family="text">
      <style:text-properties fo:font-weight="bold" officeooo:rsid="006890a1" style:font-weight-asian="bold" style:font-weight-complex="bold"/>
    </style:style>
    <style:style style:name="T7" style:family="text">
      <style:text-properties fo:font-weight="bold" officeooo:rsid="0069930a" style:font-weight-asian="bold" style:font-weight-complex="bold"/>
    </style:style>
    <style:style style:name="T8" style:family="text">
      <style:text-properties fo:font-weight="bold" officeooo:rsid="008f77bc" style:font-weight-asian="bold" style:font-weight-complex="bold"/>
    </style:style>
    <style:style style:name="T9" style:family="text">
      <style:text-properties fo:font-weight="bold" officeooo:rsid="0093c9fb" style:font-weight-asian="bold" style:font-weight-complex="bold"/>
    </style:style>
    <style:style style:name="T10" style:family="text">
      <style:text-properties fo:font-size="11pt" fo:font-weight="bold" style:font-size-asian="11pt" style:font-weight-asian="bold" style:font-weight-complex="bold"/>
    </style:style>
    <style:style style:name="T11" style:family="text">
      <style:text-properties fo:font-size="11pt" fo:font-weight="bold" officeooo:rsid="002c29be" style:font-size-asian="11pt" style:font-weight-asian="bold" style:font-weight-complex="bold"/>
    </style:style>
    <style:style style:name="T12" style:family="text">
      <style:text-properties fo:font-size="11pt" fo:font-weight="bold" officeooo:rsid="002e18db" style:font-size-asian="11pt" style:font-weight-asian="bold" style:font-weight-complex="bold"/>
    </style:style>
    <style:style style:name="T13" style:family="text">
      <style:text-properties fo:font-size="11pt" fo:font-weight="bold" officeooo:rsid="0093c9fb" style:font-size-asian="11pt" style:font-weight-asian="bold" style:font-size-complex="11pt" style:font-weight-complex="bold"/>
    </style:style>
    <style:style style:name="T14" style:family="text">
      <style:text-properties fo:font-size="11pt" style:font-size-asian="11pt"/>
    </style:style>
    <style:style style:name="T15" style:family="text">
      <style:text-properties fo:font-size="11pt" style:font-size-asian="11pt" style:font-size-complex="11pt"/>
    </style:style>
    <style:style style:name="T16" style:family="text">
      <style:text-properties fo:font-size="11pt" officeooo:rsid="0096d945" style:font-size-asian="11pt" style:font-size-complex="11pt"/>
    </style:style>
    <style:style style:name="T17" style:family="text">
      <style:text-properties fo:font-size="11pt" officeooo:rsid="00a513e5" style:font-size-asian="11pt" style:font-size-complex="11pt"/>
    </style:style>
    <style:style style:name="T18" style:family="text">
      <style:text-properties fo:font-size="11pt" officeooo:rsid="00a71d17" style:font-size-asian="11pt" style:font-size-complex="11pt"/>
    </style:style>
    <style:style style:name="T19" style:family="text">
      <style:text-properties fo:font-size="11pt" officeooo:rsid="00ac1472" style:font-size-asian="11pt" style:font-size-complex="11pt"/>
    </style:style>
    <style:style style:name="T20" style:family="text">
      <style:text-properties fo:font-size="11pt" fo:font-weight="normal" style:font-size-asian="11pt" style:font-weight-asian="normal" style:font-weight-complex="normal"/>
    </style:style>
    <style:style style:name="T21" style:family="text">
      <style:text-properties fo:font-size="11pt" fo:font-weight="normal" officeooo:rsid="002c29be" style:font-size-asian="11pt" style:font-weight-asian="normal" style:font-weight-complex="normal"/>
    </style:style>
    <style:style style:name="T22" style:family="text">
      <style:text-properties fo:font-size="11pt" fo:font-weight="normal" officeooo:rsid="002e18db" style:font-size-asian="11pt" style:font-weight-asian="normal" style:font-weight-complex="normal"/>
    </style:style>
    <style:style style:name="T23" style:family="text">
      <style:text-properties fo:font-size="11pt" fo:font-weight="normal" officeooo:rsid="0096d945" style:font-size-asian="11pt" style:font-weight-asian="normal" style:font-size-complex="11pt" style:font-weight-complex="normal"/>
    </style:style>
    <style:style style:name="T24" style:family="text">
      <style:text-properties fo:font-size="11pt" fo:font-weight="normal" officeooo:rsid="009b3c1d" style:font-size-asian="11pt" style:font-weight-asian="normal" style:font-size-complex="11pt" style:font-weight-complex="normal"/>
    </style:style>
    <style:style style:name="T25" style:family="text">
      <style:text-properties fo:font-size="11pt" fo:font-weight="normal" officeooo:rsid="00a513e5" style:font-size-asian="11pt" style:font-weight-asian="normal" style:font-size-complex="11pt" style:font-weight-complex="normal"/>
    </style:style>
    <style:style style:name="T26" style:family="text">
      <style:text-properties fo:font-size="11pt" fo:font-weight="normal" officeooo:rsid="00a71d17" style:font-size-asian="11pt" style:font-weight-asian="normal" style:font-size-complex="11pt" style:font-weight-complex="normal"/>
    </style:style>
    <style:style style:name="T27" style:family="text">
      <style:text-properties fo:font-size="11pt" fo:font-weight="normal" officeooo:rsid="00ac1026" style:font-size-asian="11pt" style:font-weight-asian="normal" style:font-size-complex="11pt" style:font-weight-complex="normal"/>
    </style:style>
    <style:style style:name="T28" style:family="text">
      <style:text-properties fo:font-size="11pt" fo:font-weight="normal" officeooo:rsid="00ac1472" style:font-size-asian="11pt" style:font-weight-asian="normal" style:font-size-complex="11pt" style:font-weight-complex="normal"/>
    </style:style>
    <style:style style:name="T29" style:family="text">
      <style:text-properties fo:color="#c00000"/>
    </style:style>
    <style:style style:name="T30" style:family="text">
      <style:text-properties fo:color="#c00000" fo:font-size="11pt" style:font-size-asian="11pt"/>
    </style:style>
    <style:style style:name="T31" style:family="text">
      <style:text-properties fo:color="#c00000" fo:font-size="11pt" officeooo:rsid="0012251b" style:font-size-asian="11pt"/>
    </style:style>
    <style:style style:name="T32" style:family="text">
      <style:text-properties fo:color="#c00000" fo:font-size="11pt" officeooo:rsid="001d4767" style:font-size-asian="11pt"/>
    </style:style>
    <style:style style:name="T33" style:family="text">
      <style:text-properties fo:color="#c00000" fo:font-size="11pt" officeooo:rsid="00228b10" style:font-size-asian="11pt"/>
    </style:style>
    <style:style style:name="T34" style:family="text">
      <style:text-properties fo:color="#c00000" fo:font-size="11pt" officeooo:rsid="005cc266" style:font-size-asian="11pt"/>
    </style:style>
    <style:style style:name="T35" style:family="text">
      <style:text-properties fo:color="#c00000" fo:font-size="11pt" officeooo:rsid="007e9e6e" style:font-size-asian="11pt"/>
    </style:style>
    <style:style style:name="T36" style:family="text">
      <style:text-properties fo:color="#c00000" fo:font-size="11pt" fo:font-weight="bold" style:font-size-asian="11pt" style:font-weight-asian="bold" style:font-weight-complex="bold"/>
    </style:style>
    <style:style style:name="T37" style:family="text">
      <style:text-properties fo:color="#c00000" fo:font-size="11pt" fo:font-weight="bold" officeooo:rsid="00139a41" style:font-size-asian="11pt" style:font-weight-asian="bold" style:font-weight-complex="bold"/>
    </style:style>
    <style:style style:name="T38" style:family="text">
      <style:text-properties fo:color="#c00000" fo:font-size="11pt" fo:font-weight="bold" officeooo:rsid="00756a17" style:font-size-asian="11pt" style:font-weight-asian="bold" style:font-weight-complex="bold"/>
    </style:style>
    <style:style style:name="T39" style:family="text">
      <style:text-properties fo:color="#c00000" fo:font-size="11pt" fo:font-weight="bold" officeooo:rsid="0076a88c" style:font-size-asian="11pt" style:font-weight-asian="bold" style:font-weight-complex="bold"/>
    </style:style>
    <style:style style:name="T40" style:family="text">
      <style:text-properties fo:color="#c00000" fo:font-size="11pt" fo:font-weight="bold" officeooo:rsid="00cc8e2b" style:font-size-asian="11pt" style:font-weight-asian="bold" style:font-weight-complex="bold"/>
    </style:style>
    <style:style style:name="T41" style:family="text">
      <style:text-properties fo:color="#c00000" fo:font-size="11pt" fo:font-weight="bold" officeooo:rsid="00c709f9" style:font-size-asian="11pt" style:font-weight-asian="bold" style:font-weight-complex="bold"/>
    </style:style>
    <style:style style:name="T42" style:family="text">
      <style:text-properties fo:color="#c00000" fo:font-size="11pt" fo:font-weight="bold" officeooo:rsid="00d59835" style:font-size-asian="11pt" style:font-weight-asian="bold" style:font-weight-complex="bold"/>
    </style:style>
    <style:style style:name="T43" style:family="text">
      <style:text-properties fo:color="#c00000" fo:font-size="11pt" fo:font-weight="bold" officeooo:rsid="00dcb744" style:font-size-asian="11pt" style:font-weight-asian="bold" style:font-weight-complex="bold"/>
    </style:style>
    <style:style style:name="T44" style:family="text">
      <style:text-properties fo:color="#c00000" fo:font-size="11pt" fo:font-weight="bold" officeooo:rsid="00e74515" style:font-size-asian="11pt" style:font-weight-asian="bold" style:font-weight-complex="bold"/>
    </style:style>
    <style:style style:name="T45" style:family="text">
      <style:text-properties fo:color="#c00000" fo:font-size="11pt" style:text-underline-style="solid" style:text-underline-width="auto" style:text-underline-color="font-color" fo:font-weight="normal" officeooo:rsid="0016c81d" style:font-size-asian="11pt" style:font-weight-asian="normal" style:font-weight-complex="normal"/>
    </style:style>
    <style:style style:name="T46" style:family="text">
      <style:text-properties fo:color="#c00000" fo:font-size="11pt" style:text-underline-style="solid" style:text-underline-width="auto" style:text-underline-color="font-color" fo:font-weight="normal" officeooo:rsid="002111c8" style:font-size-asian="11pt" style:font-weight-asian="normal" style:font-weight-complex="normal"/>
    </style:style>
    <style:style style:name="T47" style:family="text">
      <style:text-properties fo:color="#c00000" fo:font-size="11pt" style:text-underline-style="solid" style:text-underline-width="auto" style:text-underline-color="font-color" fo:font-weight="normal" officeooo:rsid="007614da" style:font-size-asian="11pt" style:font-weight-asian="normal" style:font-weight-complex="normal"/>
    </style:style>
    <style:style style:name="T48" style:family="text">
      <style:text-properties fo:color="#c00000" fo:font-size="11pt" style:text-underline-style="solid" style:text-underline-width="auto" style:text-underline-color="font-color" fo:font-weight="normal" officeooo:rsid="00b16e7f" style:font-size-asian="11pt" style:font-weight-asian="normal" style:font-weight-complex="normal"/>
    </style:style>
    <style:style style:name="T49" style:family="text">
      <style:text-properties fo:color="#c00000" fo:font-size="11pt" style:text-underline-style="solid" style:text-underline-width="auto" style:text-underline-color="font-color" officeooo:rsid="001d4767" style:font-size-asian="11pt"/>
    </style:style>
    <style:style style:name="T50" style:family="text">
      <style:text-properties fo:color="#c00000" fo:font-size="11pt" fo:font-weight="normal" style:font-size-asian="11pt" style:font-weight-asian="normal" style:font-weight-complex="normal"/>
    </style:style>
    <style:style style:name="T51" style:family="text">
      <style:text-properties fo:color="#c00000" fo:font-size="11pt" fo:font-weight="normal" officeooo:rsid="00139a41" style:font-size-asian="11pt" style:font-weight-asian="normal" style:font-weight-complex="normal"/>
    </style:style>
    <style:style style:name="T52" style:family="text">
      <style:text-properties fo:color="#c00000" fo:font-size="11pt" fo:font-weight="normal" officeooo:rsid="001578e8" style:font-size-asian="11pt" style:font-weight-asian="normal" style:font-weight-complex="normal"/>
    </style:style>
    <style:style style:name="T53" style:family="text">
      <style:text-properties fo:color="#c00000" fo:font-size="11pt" fo:font-weight="normal" officeooo:rsid="0016c81d" style:font-size-asian="11pt" style:font-weight-asian="normal" style:font-weight-complex="normal"/>
    </style:style>
    <style:style style:name="T54" style:family="text">
      <style:text-properties fo:color="#c00000" fo:font-size="11pt" fo:font-weight="normal" officeooo:rsid="001868cb" style:font-size-asian="11pt" style:font-weight-asian="normal" style:font-weight-complex="normal"/>
    </style:style>
    <style:style style:name="T55" style:family="text">
      <style:text-properties fo:color="#c00000" fo:font-size="11pt" fo:font-weight="normal" officeooo:rsid="001bf539" style:font-size-asian="11pt" style:font-weight-asian="normal" style:font-weight-complex="normal"/>
    </style:style>
    <style:style style:name="T56" style:family="text">
      <style:text-properties fo:color="#c00000" fo:font-size="11pt" fo:font-weight="normal" officeooo:rsid="001d4767" style:font-size-asian="11pt" style:font-weight-asian="normal" style:font-weight-complex="normal"/>
    </style:style>
    <style:style style:name="T57" style:family="text">
      <style:text-properties fo:color="#c00000" fo:font-size="11pt" fo:font-weight="normal" officeooo:rsid="002111c8" style:font-size-asian="11pt" style:font-weight-asian="normal" style:font-weight-complex="normal"/>
    </style:style>
    <style:style style:name="T58" style:family="text">
      <style:text-properties fo:color="#c00000" fo:font-size="11pt" fo:font-weight="normal" officeooo:rsid="002c29be" style:font-size-asian="11pt" style:font-weight-asian="normal" style:font-weight-complex="normal"/>
    </style:style>
    <style:style style:name="T59" style:family="text">
      <style:text-properties fo:color="#c00000" fo:font-size="11pt" fo:font-weight="normal" officeooo:rsid="003e6dd6" style:font-size-asian="11pt" style:font-weight-asian="normal" style:font-weight-complex="normal"/>
    </style:style>
    <style:style style:name="T60" style:family="text">
      <style:text-properties fo:color="#c00000" fo:font-size="11pt" fo:font-weight="normal" officeooo:rsid="00471d3e" style:font-size-asian="11pt" style:font-weight-asian="normal" style:font-weight-complex="normal"/>
    </style:style>
    <style:style style:name="T61" style:family="text">
      <style:text-properties fo:color="#c00000" fo:font-size="11pt" fo:font-weight="normal" officeooo:rsid="004a8ced" style:font-size-asian="11pt" style:font-weight-asian="normal" style:font-weight-complex="normal"/>
    </style:style>
    <style:style style:name="T62" style:family="text">
      <style:text-properties fo:color="#c00000" fo:font-size="11pt" fo:font-weight="normal" officeooo:rsid="0041c111" style:font-size-asian="11pt" style:font-weight-asian="normal" style:font-weight-complex="normal"/>
    </style:style>
    <style:style style:name="T63" style:family="text">
      <style:text-properties fo:color="#c00000" fo:font-size="11pt" fo:font-weight="normal" officeooo:rsid="0043a68f" style:font-size-asian="11pt" style:font-weight-asian="normal" style:font-weight-complex="normal"/>
    </style:style>
    <style:style style:name="T64" style:family="text">
      <style:text-properties fo:color="#c00000" fo:font-size="11pt" fo:font-weight="normal" officeooo:rsid="0056bcfe" style:font-size-asian="11pt" style:font-weight-asian="normal" style:font-weight-complex="normal"/>
    </style:style>
    <style:style style:name="T65" style:family="text">
      <style:text-properties fo:color="#c00000" fo:font-size="11pt" fo:font-weight="normal" officeooo:rsid="0057d861" style:font-size-asian="11pt" style:font-weight-asian="normal" style:font-weight-complex="normal"/>
    </style:style>
    <style:style style:name="T66" style:family="text">
      <style:text-properties fo:color="#c00000" fo:font-size="11pt" fo:font-weight="normal" officeooo:rsid="00592c29" style:font-size-asian="11pt" style:font-weight-asian="normal" style:font-weight-complex="normal"/>
    </style:style>
    <style:style style:name="T67" style:family="text">
      <style:text-properties fo:color="#c00000" fo:font-size="11pt" fo:font-weight="normal" officeooo:rsid="0059b79c" style:font-size-asian="11pt" style:font-weight-asian="normal" style:font-weight-complex="normal"/>
    </style:style>
    <style:style style:name="T68" style:family="text">
      <style:text-properties fo:color="#c00000" fo:font-size="11pt" fo:font-weight="normal" officeooo:rsid="00622df8" style:font-size-asian="11pt" style:font-weight-asian="normal" style:font-weight-complex="normal"/>
    </style:style>
    <style:style style:name="T69" style:family="text">
      <style:text-properties fo:color="#c00000" fo:font-size="11pt" fo:font-weight="normal" officeooo:rsid="006512ba" style:font-size-asian="11pt" style:font-weight-asian="normal" style:font-weight-complex="normal"/>
    </style:style>
    <style:style style:name="T70" style:family="text">
      <style:text-properties fo:color="#c00000" fo:font-size="11pt" fo:font-weight="normal" officeooo:rsid="0065e7a0" style:font-size-asian="11pt" style:font-weight-asian="normal" style:font-weight-complex="normal"/>
    </style:style>
    <style:style style:name="T71" style:family="text">
      <style:text-properties fo:color="#c00000" fo:font-size="11pt" fo:font-weight="normal" officeooo:rsid="00626bb6" style:font-size-asian="11pt" style:font-weight-asian="normal" style:font-weight-complex="normal"/>
    </style:style>
    <style:style style:name="T72" style:family="text">
      <style:text-properties fo:color="#c00000" fo:font-size="11pt" fo:font-weight="normal" officeooo:rsid="00633e5e" style:font-size-asian="11pt" style:font-weight-asian="normal" style:font-weight-complex="normal"/>
    </style:style>
    <style:style style:name="T73" style:family="text">
      <style:text-properties fo:color="#c00000" fo:font-size="11pt" fo:font-weight="normal" officeooo:rsid="006f13dc" style:font-size-asian="11pt" style:font-weight-asian="normal" style:font-weight-complex="normal"/>
    </style:style>
    <style:style style:name="T74" style:family="text">
      <style:text-properties fo:color="#c00000" fo:font-size="11pt" fo:font-weight="normal" officeooo:rsid="00702641" style:font-size-asian="11pt" style:font-weight-asian="normal" style:font-weight-complex="normal"/>
    </style:style>
    <style:style style:name="T75" style:family="text">
      <style:text-properties fo:color="#c00000" fo:font-size="11pt" fo:font-weight="normal" officeooo:rsid="0074b1ef" style:font-size-asian="11pt" style:font-weight-asian="normal" style:font-weight-complex="normal"/>
    </style:style>
    <style:style style:name="T76" style:family="text">
      <style:text-properties fo:color="#c00000" fo:font-size="11pt" fo:font-weight="normal" officeooo:rsid="0075ede5" style:font-size-asian="11pt" style:font-weight-asian="normal" style:font-weight-complex="normal"/>
    </style:style>
    <style:style style:name="T77" style:family="text">
      <style:text-properties fo:color="#c00000" fo:font-size="11pt" fo:font-weight="normal" officeooo:rsid="007614da" style:font-size-asian="11pt" style:font-weight-asian="normal" style:font-weight-complex="normal"/>
    </style:style>
    <style:style style:name="T78" style:family="text">
      <style:text-properties fo:color="#c00000" fo:font-size="11pt" fo:font-weight="normal" officeooo:rsid="0076a88c" style:font-size-asian="11pt" style:font-weight-asian="normal" style:font-weight-complex="normal"/>
    </style:style>
    <style:style style:name="T79" style:family="text">
      <style:text-properties fo:color="#c00000" fo:font-size="11pt" fo:font-weight="normal" officeooo:rsid="00602e26" style:font-size-asian="11pt" style:font-weight-asian="normal" style:font-weight-complex="normal"/>
    </style:style>
    <style:style style:name="T80" style:family="text">
      <style:text-properties fo:color="#c00000" fo:font-size="11pt" fo:font-weight="normal" officeooo:rsid="0078f846" style:font-size-asian="11pt" style:font-weight-asian="normal" style:font-weight-complex="normal"/>
    </style:style>
    <style:style style:name="T81" style:family="text">
      <style:text-properties fo:color="#c00000" fo:font-size="11pt" fo:font-weight="normal" officeooo:rsid="0079df1a" style:font-size-asian="11pt" style:font-weight-asian="normal" style:font-weight-complex="normal"/>
    </style:style>
    <style:style style:name="T82" style:family="text">
      <style:text-properties fo:color="#c00000" fo:font-size="11pt" fo:font-weight="normal" officeooo:rsid="0077d0a4" style:font-size-asian="11pt" style:font-weight-asian="normal" style:font-weight-complex="normal"/>
    </style:style>
    <style:style style:name="T83" style:family="text">
      <style:text-properties fo:color="#c00000" fo:font-size="11pt" fo:font-weight="normal" officeooo:rsid="007cf354" style:font-size-asian="11pt" style:font-weight-asian="normal" style:font-weight-complex="normal"/>
    </style:style>
    <style:style style:name="T84" style:family="text">
      <style:text-properties fo:color="#c00000" fo:font-size="11pt" fo:font-weight="normal" officeooo:rsid="007cacbf" style:font-size-asian="11pt" style:font-weight-asian="normal" style:font-weight-complex="normal"/>
    </style:style>
    <style:style style:name="T85" style:family="text">
      <style:text-properties fo:color="#c00000" fo:font-size="11pt" fo:font-weight="normal" officeooo:rsid="007e9e6e" style:font-size-asian="11pt" style:font-weight-asian="normal" style:font-weight-complex="normal"/>
    </style:style>
    <style:style style:name="T86" style:family="text">
      <style:text-properties fo:color="#c00000" fo:font-size="11pt" fo:font-weight="normal" officeooo:rsid="00b16e7f" style:font-size-asian="11pt" style:font-weight-asian="normal" style:font-weight-complex="normal"/>
    </style:style>
    <style:style style:name="T87" style:family="text">
      <style:text-properties fo:color="#c00000" fo:font-size="11pt" fo:font-weight="normal" officeooo:rsid="00b35f83" style:font-size-asian="11pt" style:font-weight-asian="normal" style:font-weight-complex="normal"/>
    </style:style>
    <style:style style:name="T88" style:family="text">
      <style:text-properties fo:color="#c00000" fo:font-size="11pt" fo:font-weight="normal" officeooo:rsid="00b654a1" style:font-size-asian="11pt" style:font-weight-asian="normal" style:font-weight-complex="normal"/>
    </style:style>
    <style:style style:name="T89" style:family="text">
      <style:text-properties fo:color="#c00000" fo:font-size="11pt" fo:font-weight="normal" officeooo:rsid="00b9e500" style:font-size-asian="11pt" style:font-weight-asian="normal" style:font-weight-complex="normal"/>
    </style:style>
    <style:style style:name="T90" style:family="text">
      <style:text-properties fo:color="#c00000" fo:font-size="11pt" fo:font-weight="normal" officeooo:rsid="00bb15e8" style:font-size-asian="11pt" style:font-weight-asian="normal" style:font-weight-complex="normal"/>
    </style:style>
    <style:style style:name="T91" style:family="text">
      <style:text-properties fo:color="#c00000" fo:font-size="11pt" fo:font-weight="normal" officeooo:rsid="00bc52ad" style:font-size-asian="11pt" style:font-weight-asian="normal" style:font-weight-complex="normal"/>
    </style:style>
    <style:style style:name="T92" style:family="text">
      <style:text-properties fo:color="#c00000" fo:font-size="11pt" fo:font-weight="normal" officeooo:rsid="00be48ce" style:font-size-asian="11pt" style:font-weight-asian="normal" style:font-weight-complex="normal"/>
    </style:style>
    <style:style style:name="T93" style:family="text">
      <style:text-properties fo:color="#c00000" fo:font-size="11pt" fo:font-weight="normal" officeooo:rsid="00be8e09" style:font-size-asian="11pt" style:font-weight-asian="normal" style:font-weight-complex="normal"/>
    </style:style>
    <style:style style:name="T94" style:family="text">
      <style:text-properties fo:color="#c00000" fo:font-size="11pt" fo:font-weight="normal" officeooo:rsid="00c1a682" style:font-size-asian="11pt" style:font-weight-asian="normal" style:font-weight-complex="normal"/>
    </style:style>
    <style:style style:name="T95" style:family="text">
      <style:text-properties fo:color="#c00000" fo:font-size="11pt" fo:font-weight="normal" officeooo:rsid="00c061b4" style:font-size-asian="11pt" style:font-weight-asian="normal" style:font-weight-complex="normal"/>
    </style:style>
    <style:style style:name="T96" style:family="text">
      <style:text-properties fo:color="#c00000" fo:font-size="11pt" fo:font-weight="normal" officeooo:rsid="00c36964" style:font-size-asian="11pt" style:font-weight-asian="normal" style:font-weight-complex="normal"/>
    </style:style>
    <style:style style:name="T97" style:family="text">
      <style:text-properties fo:color="#c00000" fo:font-size="11pt" fo:font-weight="normal" officeooo:rsid="00c57139" style:font-size-asian="11pt" style:font-weight-asian="normal" style:font-weight-complex="normal"/>
    </style:style>
    <style:style style:name="T98" style:family="text">
      <style:text-properties fo:color="#c00000" fo:font-size="11pt" fo:font-weight="normal" officeooo:rsid="00c614eb" style:font-size-asian="11pt" style:font-weight-asian="normal" style:font-weight-complex="normal"/>
    </style:style>
    <style:style style:name="T99" style:family="text">
      <style:text-properties fo:color="#c00000" fo:font-size="11pt" fo:font-weight="normal" officeooo:rsid="00cde37b" style:font-size-asian="11pt" style:font-weight-asian="normal" style:font-weight-complex="normal"/>
    </style:style>
    <style:style style:name="T100" style:family="text">
      <style:text-properties fo:color="#c00000" fo:font-size="11pt" fo:font-weight="normal" officeooo:rsid="00cc9248" style:font-size-asian="11pt" style:font-weight-asian="normal" style:font-weight-complex="normal"/>
    </style:style>
    <style:style style:name="T101" style:family="text">
      <style:text-properties fo:color="#c00000" fo:font-size="11pt" fo:font-weight="normal" officeooo:rsid="00cc8e2b" style:font-size-asian="11pt" style:font-weight-asian="normal" style:font-weight-complex="normal"/>
    </style:style>
    <style:style style:name="T102" style:family="text">
      <style:text-properties fo:color="#c00000" fo:font-size="11pt" fo:font-weight="normal" officeooo:rsid="00c93b5a" style:font-size-asian="11pt" style:font-weight-asian="normal" style:font-weight-complex="normal"/>
    </style:style>
    <style:style style:name="T103" style:family="text">
      <style:text-properties fo:color="#c00000" fo:font-size="11pt" fo:font-weight="normal" officeooo:rsid="00c874d1" style:font-size-asian="11pt" style:font-weight-asian="normal" style:font-weight-complex="normal"/>
    </style:style>
    <style:style style:name="T104" style:family="text">
      <style:text-properties fo:color="#c00000" fo:font-size="11pt" fo:font-weight="normal" officeooo:rsid="00c882c8" style:font-size-asian="11pt" style:font-weight-asian="normal" style:font-weight-complex="normal"/>
    </style:style>
    <style:style style:name="T105" style:family="text">
      <style:text-properties fo:color="#c00000" fo:font-size="11pt" fo:font-weight="normal" officeooo:rsid="00c709f9" style:font-size-asian="11pt" style:font-weight-asian="normal" style:font-weight-complex="normal"/>
    </style:style>
    <style:style style:name="T106" style:family="text">
      <style:text-properties fo:color="#c00000" fo:font-size="11pt" fo:font-weight="normal" officeooo:rsid="00cfa886" style:font-size-asian="11pt" style:font-weight-asian="normal" style:font-weight-complex="normal"/>
    </style:style>
    <style:style style:name="T107" style:family="text">
      <style:text-properties fo:color="#c00000" fo:font-size="11pt" fo:font-weight="normal" officeooo:rsid="00d30e7f" style:font-size-asian="11pt" style:font-weight-asian="normal" style:font-weight-complex="normal"/>
    </style:style>
    <style:style style:name="T108" style:family="text">
      <style:text-properties fo:color="#c00000" fo:font-size="11pt" fo:font-weight="normal" officeooo:rsid="00d76094" style:font-size-asian="11pt" style:font-weight-asian="normal" style:font-weight-complex="normal"/>
    </style:style>
    <style:style style:name="T109" style:family="text">
      <style:text-properties fo:color="#c00000" fo:font-size="11pt" fo:font-weight="normal" officeooo:rsid="00d78252" style:font-size-asian="11pt" style:font-weight-asian="normal" style:font-weight-complex="normal"/>
    </style:style>
    <style:style style:name="T110" style:family="text">
      <style:text-properties fo:color="#c00000" fo:font-size="11pt" fo:font-weight="normal" officeooo:rsid="00da78d5" style:font-size-asian="11pt" style:font-weight-asian="normal" style:font-weight-complex="normal"/>
    </style:style>
    <style:style style:name="T111" style:family="text">
      <style:text-properties fo:color="#c00000" fo:font-size="11pt" fo:font-weight="normal" officeooo:rsid="00dc0ba0" style:font-size-asian="11pt" style:font-weight-asian="normal" style:font-weight-complex="normal"/>
    </style:style>
    <style:style style:name="T112" style:family="text">
      <style:text-properties fo:color="#c00000" fo:font-size="11pt" fo:font-weight="normal" officeooo:rsid="00dcb744" style:font-size-asian="11pt" style:font-weight-asian="normal" style:font-weight-complex="normal"/>
    </style:style>
    <style:style style:name="T113" style:family="text">
      <style:text-properties fo:color="#c00000" fo:font-size="11pt" fo:font-weight="normal" officeooo:rsid="00dd453f" style:font-size-asian="11pt" style:font-weight-asian="normal" style:font-weight-complex="normal"/>
    </style:style>
    <style:style style:name="T114" style:family="text">
      <style:text-properties fo:color="#c00000" fo:font-size="11pt" fo:font-weight="normal" officeooo:rsid="00df0fa5" style:font-size-asian="11pt" style:font-weight-asian="normal" style:font-weight-complex="normal"/>
    </style:style>
    <style:style style:name="T115" style:family="text">
      <style:text-properties fo:color="#c00000" fo:font-size="11pt" fo:font-weight="normal" officeooo:rsid="00e09f24" style:font-size-asian="11pt" style:font-weight-asian="normal" style:font-weight-complex="normal"/>
    </style:style>
    <style:style style:name="T116" style:family="text">
      <style:text-properties fo:color="#c00000" fo:font-size="11pt" fo:font-weight="normal" officeooo:rsid="00e175b2" style:font-size-asian="11pt" style:font-weight-asian="normal" style:font-weight-complex="normal"/>
    </style:style>
    <style:style style:name="T117" style:family="text">
      <style:text-properties fo:color="#c00000" fo:font-size="11pt" fo:font-weight="normal" officeooo:rsid="00e6628d" style:font-size-asian="11pt" style:font-weight-asian="normal" style:font-weight-complex="normal"/>
    </style:style>
    <style:style style:name="T118" style:family="text">
      <style:text-properties fo:color="#c00000" fo:font-size="11pt" fo:font-weight="normal" officeooo:rsid="00e74515" style:font-size-asian="11pt" style:font-weight-asian="normal" style:font-weight-complex="normal"/>
    </style:style>
    <style:style style:name="T119" style:family="text">
      <style:text-properties fo:color="#c00000" fo:font-size="11pt" fo:font-weight="normal" officeooo:rsid="00e7e4af" style:font-size-asian="11pt" style:font-weight-asian="normal" style:font-weight-complex="normal"/>
    </style:style>
    <style:style style:name="T120" style:family="text">
      <style:text-properties fo:color="#c00000" fo:font-size="11pt" fo:font-weight="normal" officeooo:rsid="00e90296" style:font-size-asian="11pt" style:font-weight-asian="normal" style:font-weight-complex="normal"/>
    </style:style>
    <style:style style:name="T121" style:family="text">
      <style:text-properties fo:color="#c00000" fo:font-size="11pt" fo:font-weight="normal" style:font-size-asian="11pt" style:font-weight-asian="normal" style:font-size-complex="11pt" style:font-weight-complex="normal"/>
    </style:style>
    <style:style style:name="T122" style:family="text">
      <style:text-properties fo:color="#c00000" fo:font-size="11pt" fo:font-weight="normal" officeooo:rsid="00953f6e" style:font-size-asian="11pt" style:font-weight-asian="normal" style:font-size-complex="11pt" style:font-weight-complex="normal"/>
    </style:style>
    <style:style style:name="T123" style:family="text">
      <style:text-properties fo:color="#c00000" fo:font-size="11pt" fo:font-weight="normal" officeooo:rsid="0096d945" style:font-size-asian="11pt" style:font-weight-asian="normal" style:font-size-complex="11pt" style:font-weight-complex="normal"/>
    </style:style>
    <style:style style:name="T124" style:family="text">
      <style:text-properties fo:color="#c00000" fo:font-size="11pt" fo:font-weight="normal" officeooo:rsid="009b3c1d" style:font-size-asian="11pt" style:font-weight-asian="normal" style:font-size-complex="11pt" style:font-weight-complex="normal"/>
    </style:style>
    <style:style style:name="T125" style:family="text">
      <style:text-properties fo:color="#c00000" fo:font-size="11pt" fo:font-weight="normal" officeooo:rsid="00a513e5" style:font-size-asian="11pt" style:font-weight-asian="normal" style:font-size-complex="11pt" style:font-weight-complex="normal"/>
    </style:style>
    <style:style style:name="T126" style:family="text">
      <style:text-properties fo:color="#c00000" fo:font-size="11pt" fo:font-weight="normal" officeooo:rsid="00a6d2fb" style:font-size-asian="11pt" style:font-weight-asian="normal" style:font-size-complex="11pt" style:font-weight-complex="normal"/>
    </style:style>
    <style:style style:name="T127" style:family="text">
      <style:text-properties fo:color="#c00000" fo:font-size="11pt" fo:font-weight="normal" officeooo:rsid="00a71d17" style:font-size-asian="11pt" style:font-weight-asian="normal" style:font-size-complex="11pt" style:font-weight-complex="normal"/>
    </style:style>
    <style:style style:name="T128" style:family="text">
      <style:text-properties fo:color="#c00000" fo:font-size="11pt" fo:font-weight="normal" officeooo:rsid="00ac1026" style:font-size-asian="11pt" style:font-weight-asian="normal" style:font-size-complex="11pt" style:font-weight-complex="normal"/>
    </style:style>
    <style:style style:name="T129" style:family="text">
      <style:text-properties fo:color="#c00000" fo:font-size="11pt" style:text-underline-style="none" fo:font-weight="normal" officeooo:rsid="00b16e7f" style:font-size-asian="11pt" style:font-weight-asian="normal" style:font-weight-complex="normal"/>
    </style:style>
    <style:style style:name="T130" style:family="text">
      <style:text-properties fo:color="#c00000" style:font-name="Times New Roman1" fo:font-size="11pt" fo:font-weight="normal" officeooo:rsid="001868cb" style:font-size-asian="11pt" style:font-weight-asian="normal" style:font-weight-complex="normal"/>
    </style:style>
    <style:style style:name="T131" style:family="text">
      <style:text-properties fo:color="#c00000" fo:font-weight="normal" style:font-weight-asian="normal" style:font-weight-complex="normal"/>
    </style:style>
    <style:style style:name="T132" style:family="text">
      <style:text-properties fo:color="#c00000" fo:font-weight="normal" officeooo:rsid="002c29be" style:font-weight-asian="normal" style:font-weight-complex="normal"/>
    </style:style>
    <style:style style:name="T133" style:family="text">
      <style:text-properties fo:color="#c00000" fo:font-weight="normal" officeooo:rsid="003e6dd6" style:font-weight-asian="normal" style:font-weight-complex="normal"/>
    </style:style>
    <style:style style:name="T134" style:family="text">
      <style:text-properties fo:color="#c00000" fo:font-weight="normal" officeooo:rsid="00471d3e" style:font-weight-asian="normal" style:font-weight-complex="normal"/>
    </style:style>
    <style:style style:name="T135" style:family="text">
      <style:text-properties fo:color="#c00000" fo:font-weight="normal" officeooo:rsid="0041c111" style:font-weight-asian="normal" style:font-weight-complex="normal"/>
    </style:style>
    <style:style style:name="T136" style:family="text">
      <style:text-properties fo:color="#c00000" fo:font-weight="normal" officeooo:rsid="0043a68f" style:font-weight-asian="normal" style:font-weight-complex="normal"/>
    </style:style>
    <style:style style:name="T137" style:family="text">
      <style:text-properties fo:color="#c00000" fo:font-weight="normal" officeooo:rsid="004ee3eb" style:font-weight-asian="normal" style:font-weight-complex="normal"/>
    </style:style>
    <style:style style:name="T138" style:family="text">
      <style:text-properties fo:color="#c00000" fo:font-weight="normal" officeooo:rsid="005356fb" style:font-weight-asian="normal" style:font-weight-complex="normal"/>
    </style:style>
    <style:style style:name="T139" style:family="text">
      <style:text-properties fo:color="#c00000" fo:font-weight="normal" officeooo:rsid="0054b4ab" style:font-weight-asian="normal" style:font-weight-complex="normal"/>
    </style:style>
    <style:style style:name="T140" style:family="text">
      <style:text-properties fo:color="#c00000" fo:font-weight="normal" officeooo:rsid="00602e26" style:font-weight-asian="normal" style:font-weight-complex="normal"/>
    </style:style>
    <style:style style:name="T141" style:family="text">
      <style:text-properties fo:color="#c00000" fo:font-weight="normal" officeooo:rsid="005a3d73" style:font-weight-asian="normal" style:font-weight-complex="normal"/>
    </style:style>
    <style:style style:name="T142" style:family="text">
      <style:text-properties fo:color="#c00000" fo:font-weight="normal" officeooo:rsid="0065e7a0" style:font-weight-asian="normal" style:font-weight-complex="normal"/>
    </style:style>
    <style:style style:name="T143" style:family="text">
      <style:text-properties fo:color="#c00000" fo:font-weight="normal" officeooo:rsid="006bd3ee" style:font-weight-asian="normal" style:font-weight-complex="normal"/>
    </style:style>
    <style:style style:name="T144" style:family="text">
      <style:text-properties fo:color="#c00000" fo:font-weight="normal" officeooo:rsid="006d260c" style:font-weight-asian="normal" style:font-weight-complex="normal"/>
    </style:style>
    <style:style style:name="T145" style:family="text">
      <style:text-properties fo:color="#c00000" fo:font-weight="normal" officeooo:rsid="0080daa1" style:font-weight-asian="normal" style:font-weight-complex="normal"/>
    </style:style>
    <style:style style:name="T146" style:family="text">
      <style:text-properties fo:color="#c00000" fo:font-weight="normal" officeooo:rsid="007e9e6e" style:font-weight-asian="normal" style:font-weight-complex="normal"/>
    </style:style>
    <style:style style:name="T147" style:family="text">
      <style:text-properties fo:color="#c00000" fo:font-weight="normal" officeooo:rsid="0085a057" style:font-weight-asian="normal" style:font-weight-complex="normal"/>
    </style:style>
    <style:style style:name="T148" style:family="text">
      <style:text-properties fo:color="#c00000" fo:font-weight="normal" officeooo:rsid="0086120b" style:font-weight-asian="normal" style:font-weight-complex="normal"/>
    </style:style>
    <style:style style:name="T149" style:family="text">
      <style:text-properties fo:color="#c00000" fo:font-weight="normal" officeooo:rsid="008c5f62" style:font-weight-asian="normal" style:font-weight-complex="normal"/>
    </style:style>
    <style:style style:name="T150" style:family="text">
      <style:text-properties fo:color="#c00000" fo:font-weight="normal" officeooo:rsid="008d1e22" style:font-weight-asian="normal" style:font-weight-complex="normal"/>
    </style:style>
    <style:style style:name="T151" style:family="text">
      <style:text-properties fo:color="#c00000" fo:font-weight="normal" officeooo:rsid="008efb52" style:font-weight-asian="normal" style:font-weight-complex="normal"/>
    </style:style>
    <style:style style:name="T152" style:family="text">
      <style:text-properties fo:color="#c00000" fo:font-weight="normal" officeooo:rsid="0090cb8b" style:font-weight-asian="normal" style:font-weight-complex="normal"/>
    </style:style>
    <style:style style:name="T153" style:family="text">
      <style:text-properties fo:color="#c00000" fo:font-weight="normal" officeooo:rsid="009cf37d" style:font-weight-asian="normal" style:font-weight-complex="normal"/>
    </style:style>
    <style:style style:name="T154" style:family="text">
      <style:text-properties fo:color="#c00000" fo:font-weight="normal" officeooo:rsid="009f3a6e" style:font-weight-asian="normal" style:font-weight-complex="normal"/>
    </style:style>
    <style:style style:name="T155" style:family="text">
      <style:text-properties fo:color="#c00000" fo:font-weight="normal" officeooo:rsid="009f8e6f" style:font-weight-asian="normal" style:font-weight-complex="normal"/>
    </style:style>
    <style:style style:name="T156" style:family="text">
      <style:text-properties fo:color="#c00000" fo:font-weight="normal" officeooo:rsid="00a31a5f" style:font-weight-asian="normal" style:font-weight-complex="normal"/>
    </style:style>
    <style:style style:name="T157" style:family="text">
      <style:text-properties fo:color="#c00000" fo:font-weight="normal" officeooo:rsid="00a47e5d" style:font-weight-asian="normal" style:font-weight-complex="normal"/>
    </style:style>
    <style:style style:name="T158" style:family="text">
      <style:text-properties fo:color="#c00000" style:text-underline-style="solid" style:text-underline-width="auto" style:text-underline-color="font-color" fo:font-weight="normal" officeooo:rsid="0041c111" style:font-weight-asian="normal" style:font-weight-complex="normal"/>
    </style:style>
    <style:style style:name="T159" style:family="text">
      <style:text-properties fo:color="#c00000" style:text-position="super 58%" fo:font-size="11pt" fo:font-weight="normal" officeooo:rsid="006512ba" style:font-size-asian="11pt" style:font-weight-asian="normal" style:font-weight-complex="normal"/>
    </style:style>
    <style:style style:name="T160" style:family="text">
      <style:text-properties fo:color="#c00000" style:text-position="sub 58%" fo:font-weight="normal" officeooo:rsid="008d1e22" style:font-weight-asian="normal" style:font-weight-complex="normal"/>
    </style:style>
    <style:style style:name="T161" style:family="text">
      <style:text-properties fo:color="#c00000" style:text-position="sub 58%" fo:font-weight="normal" officeooo:rsid="009f3a6e" style:font-weight-asian="normal" style:font-weight-complex="normal"/>
    </style:style>
    <style:style style:name="T162" style:family="text">
      <style:text-properties fo:color="#c00000" style:text-position="sub 58%" fo:font-size="11pt" fo:font-weight="normal" officeooo:rsid="00d30e7f" style:font-size-asian="11pt" style:font-weight-asian="normal" style:font-weight-complex="normal"/>
    </style:style>
    <style:style style:name="T163" style:family="text">
      <style:text-properties fo:color="#c00000" style:text-position="0% 100%" fo:font-size="11pt" fo:font-weight="normal" officeooo:rsid="00ac1472" style:font-size-asian="11pt" style:font-weight-asian="normal" style:font-size-complex="11pt" style:font-weight-complex="normal"/>
    </style:style>
    <style:style style:name="T164" style:family="text">
      <style:text-properties fo:color="#c00000" style:text-position="0% 100%" fo:font-size="11pt" fo:font-weight="normal" officeooo:rsid="00ac1026" style:font-size-asian="11pt" style:font-weight-asian="normal" style:font-size-complex="11pt" style:font-weight-complex="normal"/>
    </style:style>
    <style:style style:name="T165" style:family="text">
      <style:text-properties fo:color="#c00000" style:text-position="0% 100%" fo:font-size="11pt" fo:font-weight="normal" officeooo:rsid="00ad5d8f" style:font-size-asian="11pt" style:font-weight-asian="normal" style:font-size-complex="11pt" style:font-weight-complex="normal"/>
    </style:style>
    <style:style style:name="T166" style:family="text">
      <style:text-properties fo:color="#c00000" style:text-position="0% 100%" fo:font-size="11pt" fo:font-weight="normal" officeooo:rsid="00aeba4f" style:font-size-asian="11pt" style:font-weight-asian="normal" style:font-size-complex="11pt" style:font-weight-complex="normal"/>
    </style:style>
    <style:style style:name="T167" style:family="text">
      <style:text-properties fo:color="#c00000" style:text-position="0% 100%" fo:font-size="11pt" fo:font-weight="normal" officeooo:rsid="00c709f9" style:font-size-asian="11pt" style:font-weight-asian="normal" style:font-weight-complex="normal"/>
    </style:style>
    <style:style style:name="T168" style:family="text">
      <style:text-properties fo:color="#000000" fo:font-size="11pt" fo:font-weight="bold" style:font-size-asian="11pt" style:font-weight-asian="bold" style:font-weight-complex="bold"/>
    </style:style>
    <style:style style:name="T169" style:family="text">
      <style:text-properties fo:color="#000000" fo:font-size="11pt" fo:font-weight="bold" officeooo:rsid="00139a41" style:font-size-asian="11pt" style:font-weight-asian="bold" style:font-weight-complex="bold"/>
    </style:style>
    <style:style style:name="T170" style:family="text">
      <style:text-properties fo:color="#000000" fo:font-size="11pt" fo:font-weight="bold" officeooo:rsid="0041c111" style:font-size-asian="11pt" style:font-weight-asian="bold" style:font-weight-complex="bold"/>
    </style:style>
    <style:style style:name="T171" style:family="text">
      <style:text-properties fo:color="#000000" fo:font-size="11pt" fo:font-weight="bold" officeooo:rsid="002c29be" style:font-size-asian="11pt" style:font-weight-asian="bold" style:font-weight-complex="bold"/>
    </style:style>
    <style:style style:name="T172" style:family="text">
      <style:text-properties fo:color="#000000" fo:font-size="11pt" fo:font-weight="bold" officeooo:rsid="005b3f91" style:font-size-asian="11pt" style:font-weight-asian="bold" style:font-weight-complex="bold"/>
    </style:style>
    <style:style style:name="T173" style:family="text">
      <style:text-properties fo:color="#000000" fo:font-size="11pt" fo:font-weight="bold" officeooo:rsid="0060f1c2" style:font-size-asian="11pt" style:font-weight-asian="bold" style:font-weight-complex="bold"/>
    </style:style>
    <style:style style:name="T174" style:family="text">
      <style:text-properties fo:color="#000000" fo:font-size="11pt" fo:font-weight="bold" officeooo:rsid="006f13dc" style:font-size-asian="11pt" style:font-weight-asian="bold" style:font-weight-complex="bold"/>
    </style:style>
    <style:style style:name="T175" style:family="text">
      <style:text-properties fo:color="#000000" fo:font-size="11pt" fo:font-weight="bold" officeooo:rsid="00756a17" style:font-size-asian="11pt" style:font-weight-asian="bold" style:font-weight-complex="bold"/>
    </style:style>
    <style:style style:name="T176" style:family="text">
      <style:text-properties fo:color="#000000" fo:font-size="11pt" fo:font-weight="bold" officeooo:rsid="0076a88c" style:font-size-asian="11pt" style:font-weight-asian="bold" style:font-weight-complex="bold"/>
    </style:style>
    <style:style style:name="T177" style:family="text">
      <style:text-properties fo:color="#000000" fo:font-size="11pt" fo:font-weight="bold" officeooo:rsid="0077d0a4" style:font-size-asian="11pt" style:font-weight-asian="bold" style:font-weight-complex="bold"/>
    </style:style>
    <style:style style:name="T178" style:family="text">
      <style:text-properties fo:color="#000000" fo:font-size="11pt" fo:font-weight="bold" officeooo:rsid="0079df1a" style:font-size-asian="11pt" style:font-weight-asian="bold" style:font-weight-complex="bold"/>
    </style:style>
    <style:style style:name="T179" style:family="text">
      <style:text-properties fo:color="#000000" fo:font-size="11pt" fo:font-weight="bold" officeooo:rsid="0078685e" style:font-size-asian="11pt" style:font-weight-asian="bold" style:font-weight-complex="bold"/>
    </style:style>
    <style:style style:name="T180" style:family="text">
      <style:text-properties fo:color="#000000" fo:font-size="11pt" fo:font-weight="bold" officeooo:rsid="007cacbf" style:font-size-asian="11pt" style:font-weight-asian="bold" style:font-weight-complex="bold"/>
    </style:style>
    <style:style style:name="T181" style:family="text">
      <style:text-properties fo:color="#000000" fo:font-size="11pt" fo:font-weight="bold" officeooo:rsid="007e9e6e" style:font-size-asian="11pt" style:font-weight-asian="bold" style:font-weight-complex="bold"/>
    </style:style>
    <style:style style:name="T182" style:family="text">
      <style:text-properties fo:color="#000000" fo:font-size="11pt" fo:font-weight="bold" officeooo:rsid="00b16e7f" style:font-size-asian="11pt" style:font-weight-asian="bold" style:font-weight-complex="bold"/>
    </style:style>
    <style:style style:name="T183" style:family="text">
      <style:text-properties fo:color="#000000" fo:font-size="11pt" fo:font-weight="bold" officeooo:rsid="00b1cd9c" style:font-size-asian="11pt" style:font-weight-asian="bold" style:font-weight-complex="bold"/>
    </style:style>
    <style:style style:name="T184" style:family="text">
      <style:text-properties fo:color="#000000" fo:font-size="11pt" fo:font-weight="bold" officeooo:rsid="00b4b486" style:font-size-asian="11pt" style:font-weight-asian="bold" style:font-weight-complex="bold"/>
    </style:style>
    <style:style style:name="T185" style:family="text">
      <style:text-properties fo:color="#000000" fo:font-size="11pt" fo:font-weight="bold" officeooo:rsid="00b9b5fa" style:font-size-asian="11pt" style:font-weight-asian="bold" style:font-weight-complex="bold"/>
    </style:style>
    <style:style style:name="T186" style:family="text">
      <style:text-properties fo:color="#000000" fo:font-size="11pt" fo:font-weight="bold" officeooo:rsid="00bb15e8" style:font-size-asian="11pt" style:font-weight-asian="bold" style:font-weight-complex="bold"/>
    </style:style>
    <style:style style:name="T187" style:family="text">
      <style:text-properties fo:color="#000000" fo:font-size="11pt" fo:font-weight="bold" officeooo:rsid="00be48ce" style:font-size-asian="11pt" style:font-weight-asian="bold" style:font-weight-complex="bold"/>
    </style:style>
    <style:style style:name="T188" style:family="text">
      <style:text-properties fo:color="#000000" fo:font-size="11pt" fo:font-weight="bold" officeooo:rsid="00c061b4" style:font-size-asian="11pt" style:font-weight-asian="bold" style:font-weight-complex="bold"/>
    </style:style>
    <style:style style:name="T189" style:family="text">
      <style:text-properties fo:color="#000000" fo:font-size="11pt" fo:font-weight="bold" officeooo:rsid="00c2416f" style:font-size-asian="11pt" style:font-weight-asian="bold" style:font-weight-complex="bold"/>
    </style:style>
    <style:style style:name="T190" style:family="text">
      <style:text-properties fo:color="#000000" fo:font-size="11pt" fo:font-weight="bold" officeooo:rsid="00c3cb9b" style:font-size-asian="11pt" style:font-weight-asian="bold" style:font-weight-complex="bold"/>
    </style:style>
    <style:style style:name="T191" style:family="text">
      <style:text-properties fo:color="#000000" fo:font-size="11pt" fo:font-weight="bold" officeooo:rsid="00c614eb" style:font-size-asian="11pt" style:font-weight-asian="bold" style:font-weight-complex="bold"/>
    </style:style>
    <style:style style:name="T192" style:family="text">
      <style:text-properties fo:color="#000000" fo:font-size="11pt" fo:font-weight="bold" officeooo:rsid="00c709f9" style:font-size-asian="11pt" style:font-weight-asian="bold" style:font-weight-complex="bold"/>
    </style:style>
    <style:style style:name="T193" style:family="text">
      <style:text-properties fo:color="#000000" fo:font-size="11pt" fo:font-weight="bold" officeooo:rsid="00c874d1" style:font-size-asian="11pt" style:font-weight-asian="bold" style:font-weight-complex="bold"/>
    </style:style>
    <style:style style:name="T194" style:family="text">
      <style:text-properties fo:color="#000000" fo:font-size="11pt" fo:font-weight="bold" officeooo:rsid="00c93b5a" style:font-size-asian="11pt" style:font-weight-asian="bold" style:font-weight-complex="bold"/>
    </style:style>
    <style:style style:name="T195" style:family="text">
      <style:text-properties fo:color="#000000" fo:font-size="11pt" fo:font-weight="bold" officeooo:rsid="00cc8e2b" style:font-size-asian="11pt" style:font-weight-asian="bold" style:font-weight-complex="bold"/>
    </style:style>
    <style:style style:name="T196" style:family="text">
      <style:text-properties fo:color="#000000" fo:font-size="11pt" fo:font-weight="bold" officeooo:rsid="00cc9248" style:font-size-asian="11pt" style:font-weight-asian="bold" style:font-weight-complex="bold"/>
    </style:style>
    <style:style style:name="T197" style:family="text">
      <style:text-properties fo:color="#000000" fo:font-size="11pt" fo:font-weight="bold" officeooo:rsid="00d1a5ff" style:font-size-asian="11pt" style:font-weight-asian="bold" style:font-weight-complex="bold"/>
    </style:style>
    <style:style style:name="T198" style:family="text">
      <style:text-properties fo:color="#000000" fo:font-size="11pt" fo:font-weight="bold" officeooo:rsid="00d59835" style:font-size-asian="11pt" style:font-weight-asian="bold" style:font-weight-complex="bold"/>
    </style:style>
    <style:style style:name="T199" style:family="text">
      <style:text-properties fo:color="#000000" fo:font-size="11pt" fo:font-weight="bold" officeooo:rsid="00d78252" style:font-size-asian="11pt" style:font-weight-asian="bold" style:font-weight-complex="bold"/>
    </style:style>
    <style:style style:name="T200" style:family="text">
      <style:text-properties fo:color="#000000" fo:font-size="11pt" fo:font-weight="bold" officeooo:rsid="00da78d5" style:font-size-asian="11pt" style:font-weight-asian="bold" style:font-weight-complex="bold"/>
    </style:style>
    <style:style style:name="T201" style:family="text">
      <style:text-properties fo:color="#000000" fo:font-size="11pt" fo:font-weight="bold" officeooo:rsid="00dc0ba0" style:font-size-asian="11pt" style:font-weight-asian="bold" style:font-weight-complex="bold"/>
    </style:style>
    <style:style style:name="T202" style:family="text">
      <style:text-properties fo:color="#000000" fo:font-size="11pt" fo:font-weight="bold" officeooo:rsid="00dcb744" style:font-size-asian="11pt" style:font-weight-asian="bold" style:font-weight-complex="bold"/>
    </style:style>
    <style:style style:name="T203" style:family="text">
      <style:text-properties fo:color="#000000" fo:font-size="11pt" fo:font-weight="bold" officeooo:rsid="00df0fa5" style:font-size-asian="11pt" style:font-weight-asian="bold" style:font-weight-complex="bold"/>
    </style:style>
    <style:style style:name="T204" style:family="text">
      <style:text-properties fo:color="#000000" fo:font-size="11pt" fo:font-weight="bold" officeooo:rsid="00e09f24" style:font-size-asian="11pt" style:font-weight-asian="bold" style:font-weight-complex="bold"/>
    </style:style>
    <style:style style:name="T205" style:family="text">
      <style:text-properties fo:color="#000000" fo:font-size="11pt" fo:font-weight="bold" officeooo:rsid="00e175b2" style:font-size-asian="11pt" style:font-weight-asian="bold" style:font-weight-complex="bold"/>
    </style:style>
    <style:style style:name="T206" style:family="text">
      <style:text-properties fo:color="#000000" fo:font-size="11pt" fo:font-weight="bold" officeooo:rsid="00e34d96" style:font-size-asian="11pt" style:font-weight-asian="bold" style:font-weight-complex="bold"/>
    </style:style>
    <style:style style:name="T207" style:family="text">
      <style:text-properties fo:color="#000000" fo:font-size="11pt" fo:font-weight="bold" officeooo:rsid="00a513e5" style:font-size-asian="11pt" style:font-weight-asian="bold" style:font-size-complex="11pt" style:font-weight-complex="bold"/>
    </style:style>
    <style:style style:name="T208" style:family="text">
      <style:text-properties fo:color="#000000" fo:font-size="11pt" style:font-size-asian="11pt"/>
    </style:style>
    <style:style style:name="T209" style:family="text">
      <style:text-properties fo:color="#000000" fo:font-size="11pt" officeooo:rsid="0012251b" style:font-size-asian="11pt"/>
    </style:style>
    <style:style style:name="T210" style:family="text">
      <style:text-properties fo:color="#000000" fo:font-size="11pt" officeooo:rsid="005cc266" style:font-size-asian="11pt"/>
    </style:style>
    <style:style style:name="T211" style:family="text">
      <style:text-properties fo:color="#000000" fo:font-size="11pt" officeooo:rsid="006f13dc" style:font-size-asian="11pt"/>
    </style:style>
    <style:style style:name="T212" style:family="text">
      <style:text-properties fo:color="#000000" fo:font-size="11pt" officeooo:rsid="007e9e6e" style:font-size-asian="11pt"/>
    </style:style>
    <style:style style:name="T213" style:family="text">
      <style:text-properties fo:color="#000000" fo:font-size="11pt" fo:font-weight="normal" style:font-size-asian="11pt" style:font-weight-asian="normal" style:font-weight-complex="normal"/>
    </style:style>
    <style:style style:name="T214" style:family="text">
      <style:text-properties fo:color="#000000" fo:font-size="11pt" fo:font-weight="normal" officeooo:rsid="00626bb6" style:font-size-asian="11pt" style:font-weight-asian="normal" style:font-weight-complex="normal"/>
    </style:style>
    <style:style style:name="T215" style:family="text">
      <style:text-properties fo:color="#000000" fo:font-size="11pt" fo:font-weight="normal" officeooo:rsid="0075ede5" style:font-size-asian="11pt" style:font-weight-asian="normal" style:font-weight-complex="normal"/>
    </style:style>
    <style:style style:name="T216" style:family="text">
      <style:text-properties fo:color="#000000" fo:font-size="11pt" fo:font-weight="normal" officeooo:rsid="0076a88c" style:font-size-asian="11pt" style:font-weight-asian="normal" style:font-weight-complex="normal"/>
    </style:style>
    <style:style style:name="T217" style:family="text">
      <style:text-properties fo:color="#000000" fo:font-size="11pt" fo:font-weight="normal" officeooo:rsid="0078f846" style:font-size-asian="11pt" style:font-weight-asian="normal" style:font-weight-complex="normal"/>
    </style:style>
    <style:style style:name="T218" style:family="text">
      <style:text-properties fo:color="#000000" fo:font-size="11pt" fo:font-weight="normal" officeooo:rsid="0079df1a" style:font-size-asian="11pt" style:font-weight-asian="normal" style:font-weight-complex="normal"/>
    </style:style>
    <style:style style:name="T219" style:family="text">
      <style:text-properties fo:color="#000000" fo:font-size="11pt" fo:font-weight="normal" officeooo:rsid="007cacbf" style:font-size-asian="11pt" style:font-weight-asian="normal" style:font-weight-complex="normal"/>
    </style:style>
    <style:style style:name="T220" style:family="text">
      <style:text-properties fo:color="#000000" fo:font-size="11pt" fo:font-weight="normal" officeooo:rsid="007e9e6e" style:font-size-asian="11pt" style:font-weight-asian="normal" style:font-weight-complex="normal"/>
    </style:style>
    <style:style style:name="T221" style:family="text">
      <style:text-properties fo:color="#000000" fo:font-size="11pt" fo:font-weight="normal" officeooo:rsid="00b16e7f" style:font-size-asian="11pt" style:font-weight-asian="normal" style:font-weight-complex="normal"/>
    </style:style>
    <style:style style:name="T222" style:family="text">
      <style:text-properties fo:color="#000000" fo:font-size="11pt" fo:font-weight="normal" officeooo:rsid="00b35f83" style:font-size-asian="11pt" style:font-weight-asian="normal" style:font-weight-complex="normal"/>
    </style:style>
    <style:style style:name="T223" style:family="text">
      <style:text-properties fo:color="#000000" fo:font-size="11pt" fo:font-weight="normal" officeooo:rsid="00b654a1" style:font-size-asian="11pt" style:font-weight-asian="normal" style:font-weight-complex="normal"/>
    </style:style>
    <style:style style:name="T224" style:family="text">
      <style:text-properties fo:color="#000000" fo:font-size="11pt" fo:font-weight="normal" officeooo:rsid="00b9e500" style:font-size-asian="11pt" style:font-weight-asian="normal" style:font-weight-complex="normal"/>
    </style:style>
    <style:style style:name="T225" style:family="text">
      <style:text-properties fo:color="#000000" fo:font-size="11pt" fo:font-weight="normal" officeooo:rsid="00bc52ad" style:font-size-asian="11pt" style:font-weight-asian="normal" style:font-weight-complex="normal"/>
    </style:style>
    <style:style style:name="T226" style:family="text">
      <style:text-properties fo:color="#000000" fo:font-size="11pt" fo:font-weight="normal" officeooo:rsid="00be8e09" style:font-size-asian="11pt" style:font-weight-asian="normal" style:font-weight-complex="normal"/>
    </style:style>
    <style:style style:name="T227" style:family="text">
      <style:text-properties fo:color="#000000" fo:font-size="11pt" fo:font-weight="normal" officeooo:rsid="00c061b4" style:font-size-asian="11pt" style:font-weight-asian="normal" style:font-weight-complex="normal"/>
    </style:style>
    <style:style style:name="T228" style:family="text">
      <style:text-properties fo:color="#000000" fo:font-size="11pt" fo:font-weight="normal" officeooo:rsid="00c36964" style:font-size-asian="11pt" style:font-weight-asian="normal" style:font-weight-complex="normal"/>
    </style:style>
    <style:style style:name="T229" style:family="text">
      <style:text-properties fo:color="#000000" fo:font-size="11pt" fo:font-weight="normal" officeooo:rsid="00c57139" style:font-size-asian="11pt" style:font-weight-asian="normal" style:font-weight-complex="normal"/>
    </style:style>
    <style:style style:name="T230" style:family="text">
      <style:text-properties fo:color="#000000" fo:font-size="11pt" fo:font-weight="normal" officeooo:rsid="00c614eb" style:font-size-asian="11pt" style:font-weight-asian="normal" style:font-weight-complex="normal"/>
    </style:style>
    <style:style style:name="T231" style:family="text">
      <style:text-properties fo:color="#000000" fo:font-size="11pt" fo:font-weight="normal" officeooo:rsid="00c709f9" style:font-size-asian="11pt" style:font-weight-asian="normal" style:font-weight-complex="normal"/>
    </style:style>
    <style:style style:name="T232" style:family="text">
      <style:text-properties fo:color="#000000" fo:font-size="11pt" fo:font-weight="normal" officeooo:rsid="00c882c8" style:font-size-asian="11pt" style:font-weight-asian="normal" style:font-weight-complex="normal"/>
    </style:style>
    <style:style style:name="T233" style:family="text">
      <style:text-properties fo:color="#000000" fo:font-size="11pt" fo:font-weight="normal" officeooo:rsid="00c93b5a" style:font-size-asian="11pt" style:font-weight-asian="normal" style:font-weight-complex="normal"/>
    </style:style>
    <style:style style:name="T234" style:family="text">
      <style:text-properties fo:color="#000000" fo:font-size="11pt" fo:font-weight="normal" officeooo:rsid="00cc8e2b" style:font-size-asian="11pt" style:font-weight-asian="normal" style:font-weight-complex="normal"/>
    </style:style>
    <style:style style:name="T235" style:family="text">
      <style:text-properties fo:color="#000000" fo:font-size="11pt" fo:font-weight="normal" officeooo:rsid="00cc9248" style:font-size-asian="11pt" style:font-weight-asian="normal" style:font-weight-complex="normal"/>
    </style:style>
    <style:style style:name="T236" style:family="text">
      <style:text-properties fo:color="#000000" fo:font-size="11pt" fo:font-weight="normal" officeooo:rsid="00d30e7f" style:font-size-asian="11pt" style:font-weight-asian="normal" style:font-weight-complex="normal"/>
    </style:style>
    <style:style style:name="T237" style:family="text">
      <style:text-properties fo:color="#000000" fo:font-size="11pt" fo:font-weight="normal" officeooo:rsid="00d76094" style:font-size-asian="11pt" style:font-weight-asian="normal" style:font-weight-complex="normal"/>
    </style:style>
    <style:style style:name="T238" style:family="text">
      <style:text-properties fo:color="#000000" fo:font-size="11pt" fo:font-weight="normal" officeooo:rsid="00d78252" style:font-size-asian="11pt" style:font-weight-asian="normal" style:font-weight-complex="normal"/>
    </style:style>
    <style:style style:name="T239" style:family="text">
      <style:text-properties fo:color="#000000" fo:font-size="11pt" fo:font-weight="normal" officeooo:rsid="00dc0ba0" style:font-size-asian="11pt" style:font-weight-asian="normal" style:font-weight-complex="normal"/>
    </style:style>
    <style:style style:name="T240" style:family="text">
      <style:text-properties fo:color="#000000" fo:font-size="11pt" fo:font-weight="normal" officeooo:rsid="00dcb744" style:font-size-asian="11pt" style:font-weight-asian="normal" style:font-weight-complex="normal"/>
    </style:style>
    <style:style style:name="T241" style:family="text">
      <style:text-properties fo:color="#000000" fo:font-size="11pt" fo:font-weight="normal" officeooo:rsid="00df0fa5" style:font-size-asian="11pt" style:font-weight-asian="normal" style:font-weight-complex="normal"/>
    </style:style>
    <style:style style:name="T242" style:family="text">
      <style:text-properties fo:color="#000000" fo:font-size="11pt" fo:font-weight="normal" officeooo:rsid="00e09f24" style:font-size-asian="11pt" style:font-weight-asian="normal" style:font-weight-complex="normal"/>
    </style:style>
    <style:style style:name="T243" style:family="text">
      <style:text-properties fo:color="#000000" fo:font-size="11pt" fo:font-weight="normal" officeooo:rsid="00e175b2" style:font-size-asian="11pt" style:font-weight-asian="normal" style:font-weight-complex="normal"/>
    </style:style>
    <style:style style:name="T244" style:family="text">
      <style:text-properties fo:color="#000000" fo:font-size="11pt" fo:font-weight="normal" officeooo:rsid="00a513e5" style:font-size-asian="11pt" style:font-weight-asian="normal" style:font-size-complex="11pt" style:font-weight-complex="normal"/>
    </style:style>
    <style:style style:name="T245" style:family="text">
      <style:text-properties fo:color="#000000" fo:font-size="11pt" fo:font-weight="normal" officeooo:rsid="00a6d2fb" style:font-size-asian="11pt" style:font-weight-asian="normal" style:font-size-complex="11pt" style:font-weight-complex="normal"/>
    </style:style>
    <style:style style:name="T246" style:family="text">
      <style:text-properties fo:color="#000000" fo:font-size="11pt" style:text-underline-style="none" fo:font-weight="normal" officeooo:rsid="00b16e7f" style:font-size-asian="11pt" style:font-weight-asian="normal" style:font-weight-complex="normal"/>
    </style:style>
    <style:style style:name="T247" style:family="text">
      <style:text-properties fo:color="#000000" fo:font-weight="normal" officeooo:rsid="002eb793" style:font-weight-asian="normal" style:font-weight-complex="normal"/>
    </style:style>
    <style:style style:name="T248" style:family="text">
      <style:text-properties fo:color="#000000" fo:font-weight="normal" officeooo:rsid="002c29be" style:font-weight-asian="normal" style:font-weight-complex="normal"/>
    </style:style>
    <style:style style:name="T249" style:family="text">
      <style:text-properties fo:color="#000000" fo:font-weight="normal" officeooo:rsid="0039a5b8" style:font-weight-asian="normal" style:font-weight-complex="normal"/>
    </style:style>
    <style:style style:name="T250" style:family="text">
      <style:text-properties fo:color="#000000" fo:font-weight="normal" officeooo:rsid="006890a1" style:font-weight-asian="normal" style:font-weight-complex="normal"/>
    </style:style>
    <style:style style:name="T251" style:family="text">
      <style:text-properties fo:color="#000000" fo:font-weight="bold" officeooo:rsid="002f76b5" style:font-weight-asian="bold" style:font-weight-complex="bold"/>
    </style:style>
    <style:style style:name="T252" style:family="text">
      <style:text-properties fo:color="#000000" fo:font-weight="bold" officeooo:rsid="002c29be" style:font-weight-asian="bold" style:font-weight-complex="bold"/>
    </style:style>
    <style:style style:name="T253" style:family="text">
      <style:text-properties fo:color="#000000" style:text-position="0% 100%" fo:font-size="11pt" fo:font-weight="normal" officeooo:rsid="00ac1472" style:font-size-asian="11pt" style:font-weight-asian="normal" style:font-size-complex="11pt" style:font-weight-complex="normal"/>
    </style:style>
    <style:style style:name="T254" style:family="text">
      <style:text-properties fo:color="#000000" style:text-position="0% 100%" fo:font-size="11pt" fo:font-weight="normal" officeooo:rsid="00c709f9" style:font-size-asian="11pt" style:font-weight-asian="normal" style:font-weight-complex="normal"/>
    </style:style>
    <style:style style:name="T255" style:family="text">
      <style:text-properties fo:color="#000000" style:text-position="0% 100%" fo:font-size="11pt" fo:font-weight="bold" officeooo:rsid="00c709f9" style:font-size-asian="11pt" style:font-weight-asian="bold" style:font-weight-complex="bold"/>
    </style:style>
    <style:style style:name="T256" style:family="text">
      <style:text-properties fo:font-weight="normal" style:font-weight-asian="normal" style:font-weight-complex="normal"/>
    </style:style>
    <style:style style:name="T257" style:family="text">
      <style:text-properties fo:font-weight="normal" officeooo:rsid="0026abcf" style:font-weight-asian="normal" style:font-weight-complex="normal"/>
    </style:style>
    <style:style style:name="T258" style:family="text">
      <style:text-properties fo:font-weight="normal" officeooo:rsid="002c29be" style:font-weight-asian="normal" style:font-weight-complex="normal"/>
    </style:style>
    <style:style style:name="T259" style:family="text">
      <style:text-properties fo:font-weight="normal" officeooo:rsid="0030e518" style:font-weight-asian="normal" style:font-weight-complex="normal"/>
    </style:style>
    <style:style style:name="T260" style:family="text">
      <style:text-properties fo:font-weight="normal" officeooo:rsid="005356fb" style:font-weight-asian="normal" style:font-weight-complex="normal"/>
    </style:style>
    <style:style style:name="T261" style:family="text">
      <style:text-properties fo:font-weight="normal" officeooo:rsid="0054b4ab" style:font-weight-asian="normal" style:font-weight-complex="normal"/>
    </style:style>
    <style:style style:name="T262" style:family="text">
      <style:text-properties fo:font-weight="normal" officeooo:rsid="0057d861" style:font-weight-asian="normal" style:font-weight-complex="normal"/>
    </style:style>
    <style:style style:name="T263" style:family="text">
      <style:text-properties fo:font-weight="normal" officeooo:rsid="006890a1" style:font-weight-asian="normal" style:font-weight-complex="normal"/>
    </style:style>
    <style:style style:name="T264" style:family="text">
      <style:text-properties fo:font-weight="normal" officeooo:rsid="0085a057" style:font-weight-asian="normal" style:font-weight-complex="normal"/>
    </style:style>
    <style:style style:name="T265" style:family="text">
      <style:text-properties fo:font-weight="normal" officeooo:rsid="008d1e22" style:font-weight-asian="normal" style:font-weight-complex="normal"/>
    </style:style>
    <style:style style:name="T266" style:family="text">
      <style:text-properties fo:font-weight="normal" officeooo:rsid="008d8a4a" style:font-weight-asian="normal" style:font-weight-complex="normal"/>
    </style:style>
    <style:style style:name="T267" style:family="text">
      <style:text-properties fo:font-weight="normal" officeooo:rsid="008efb52" style:font-weight-asian="normal" style:font-weight-complex="normal"/>
    </style:style>
    <style:style style:name="T268" style:family="text">
      <style:text-properties fo:font-weight="normal" officeooo:rsid="009b3c1d" style:font-weight-asian="normal" style:font-weight-complex="normal"/>
    </style:style>
    <style:style style:name="T269" style:family="text">
      <style:text-properties fo:font-weight="normal" officeooo:rsid="009ca5d4" style:font-weight-asian="normal" style:font-weight-complex="normal"/>
    </style:style>
    <style:style style:name="T270" style:family="text">
      <style:text-properties fo:font-weight="normal" officeooo:rsid="009cf37d" style:font-weight-asian="normal" style:font-weight-complex="normal"/>
    </style:style>
    <style:style style:name="T271" style:family="text">
      <style:text-properties fo:font-weight="normal" officeooo:rsid="00a31a5f" style:font-weight-asian="normal" style:font-weight-complex="normal"/>
    </style:style>
    <style:style style:name="T272" style:family="text">
      <style:text-properties fo:font-weight="normal" officeooo:rsid="00a513e5" style:font-weight-asian="normal" style:font-weight-complex="normal"/>
    </style:style>
    <style:style style:name="T273" style:family="text">
      <style:text-properties style:use-window-font-color="true" fo:font-size="11pt" fo:font-weight="normal" officeooo:rsid="00139a41" style:font-size-asian="11pt" style:font-weight-asian="normal" style:font-weight-complex="normal"/>
    </style:style>
    <style:style style:name="T274" style:family="text">
      <style:text-properties style:use-window-font-color="true" fo:font-size="11pt" fo:font-weight="normal" officeooo:rsid="001578e8" style:font-size-asian="11pt" style:font-weight-asian="normal" style:font-weight-complex="normal"/>
    </style:style>
    <style:style style:name="T275" style:family="text">
      <style:text-properties style:use-window-font-color="true" fo:font-size="11pt" fo:font-weight="bold" officeooo:rsid="001578e8" style:font-size-asian="11pt" style:font-weight-asian="bold" style:font-weight-complex="bold"/>
    </style:style>
    <style:style style:name="T276" style:family="text">
      <style:text-properties style:font-name="Liberation Serif" officeooo:rsid="0025bd80"/>
    </style:style>
    <style:style style:name="T277" style:family="text">
      <style:text-properties style:font-name="Liberation Serif" officeooo:rsid="0029ddc4"/>
    </style:style>
    <style:style style:name="T278" style:family="text">
      <style:text-properties style:text-underline-style="none" fo:font-weight="normal" officeooo:rsid="0026abcf" style:font-weight-asian="normal" style:font-weight-complex="normal"/>
    </style:style>
    <style:style style:name="T279" style:family="text">
      <style:text-properties fo:color="#c9211e" fo:font-weight="normal" officeooo:rsid="0026abcf" style:font-weight-asian="normal" style:font-weight-complex="normal"/>
    </style:style>
    <style:style style:name="T280" style:family="text">
      <style:text-properties fo:color="#c9211e" fo:font-weight="normal" officeooo:rsid="002ba9bd" style:font-weight-asian="normal" style:font-weight-complex="normal"/>
    </style:style>
    <style:style style:name="T281" style:family="text">
      <style:text-properties fo:color="#c9211e" fo:font-weight="normal" officeooo:rsid="002f76b5" style:font-weight-asian="normal" style:font-weight-complex="normal"/>
    </style:style>
    <style:style style:name="T282" style:family="text">
      <style:text-properties fo:color="#c9211e" fo:font-weight="normal" officeooo:rsid="0030e518" style:font-weight-asian="normal" style:font-weight-complex="normal"/>
    </style:style>
    <style:style style:name="T283" style:family="text">
      <style:text-properties fo:color="#c9211e" fo:font-weight="normal" officeooo:rsid="00376de7" style:font-weight-asian="normal" style:font-weight-complex="normal"/>
    </style:style>
    <style:style style:name="T284" style:family="text">
      <style:text-properties fo:color="#c9211e" fo:font-weight="normal" officeooo:rsid="002eb793" style:font-weight-asian="normal" style:font-weight-complex="normal"/>
    </style:style>
    <style:style style:name="T285" style:family="text">
      <style:text-properties fo:color="#c9211e" fo:font-weight="normal" officeooo:rsid="0039a5b8" style:font-weight-asian="normal" style:font-weight-complex="normal"/>
    </style:style>
    <style:style style:name="T286" style:family="text">
      <style:text-properties fo:color="#c9211e" fo:font-weight="normal" officeooo:rsid="006890a1" style:font-weight-asian="normal" style:font-weight-complex="normal"/>
    </style:style>
    <style:style style:name="T287" style:family="text">
      <style:text-properties fo:color="#c9211e" fo:font-size="11pt" fo:font-weight="normal" officeooo:rsid="002ba9bd" style:font-size-asian="11pt" style:font-weight-asian="normal" style:font-weight-complex="normal"/>
    </style:style>
    <style:style style:name="T288" style:family="text">
      <style:text-properties fo:color="#c9211e" fo:font-size="11pt" fo:font-weight="normal" officeooo:rsid="002b3da1" style:font-size-asian="11pt" style:font-weight-asian="normal" style:font-weight-complex="normal"/>
    </style:style>
    <style:style style:name="T289" style:family="text">
      <style:text-properties fo:color="#c9211e" fo:font-size="11pt" fo:font-weight="normal" officeooo:rsid="00376de7" style:font-size-asian="11pt" style:font-weight-asian="normal" style:font-weight-complex="normal"/>
    </style:style>
    <style:style style:name="T290" style:family="text">
      <style:text-properties fo:color="#c9211e" fo:font-size="11pt" fo:font-weight="normal" officeooo:rsid="0030e518" style:font-size-asian="11pt" style:font-weight-asian="normal" style:font-weight-complex="normal"/>
    </style:style>
    <style:style style:name="T291" style:family="text">
      <style:text-properties fo:color="#c9211e" fo:font-size="11pt" fo:font-weight="normal" officeooo:rsid="0032ca92" style:font-size-asian="11pt" style:font-weight-asian="normal" style:font-weight-complex="normal"/>
    </style:style>
    <style:style style:name="T292" style:family="text">
      <style:text-properties fo:color="#c9211e" fo:font-size="11pt" fo:font-weight="normal" officeooo:rsid="002eb793" style:font-size-asian="11pt" style:font-weight-asian="normal" style:font-weight-complex="normal"/>
    </style:style>
    <style:style style:name="T293" style:family="text">
      <style:text-properties fo:color="#c9211e" fo:font-size="11pt" fo:font-weight="normal" officeooo:rsid="002eb793" style:font-size-asian="11pt" style:font-weight-asian="normal" style:font-size-complex="11pt" style:font-weight-complex="normal"/>
    </style:style>
    <style:style style:name="T294" style:family="text">
      <style:text-properties officeooo:rsid="0029ddc4"/>
    </style:style>
    <style:style style:name="T295" style:family="text">
      <style:text-properties officeooo:rsid="002ba9bd"/>
    </style:style>
    <style:style style:name="T296" style:family="text">
      <style:text-properties officeooo:rsid="002c29be"/>
    </style:style>
    <style:style style:name="T297" style:family="text">
      <style:text-properties officeooo:rsid="00459e8c"/>
    </style:style>
    <style:style style:name="T298" style:family="text">
      <style:text-properties officeooo:rsid="004a8ced"/>
    </style:style>
    <style:style style:name="T299" style:family="text">
      <style:text-properties officeooo:rsid="0085a057"/>
    </style:style>
    <style:style style:name="T300" style:family="text">
      <style:text-properties officeooo:rsid="00a31a5f"/>
    </style:style>
    <style:style style:name="T301" style:family="text">
      <style:text-properties style:text-position="0% 100%" fo:font-size="11pt" officeooo:rsid="00ac1472" style:font-size-asian="11pt" style:font-size-complex="11pt"/>
    </style:style>
    <style:style style:name="T302" style:family="text">
      <style:text-properties style:text-position="0% 100%" fo:font-size="11pt" fo:font-weight="normal" officeooo:rsid="00ac1026" style:font-size-asian="11pt" style:font-weight-asian="normal" style:font-size-complex="11pt" style:font-weight-complex="normal"/>
    </style:style>
    <style:style style:name="T303" style:family="text">
      <style:text-properties officeooo:rsid="00e902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Default_20_Paragraph_20_Font"><text:span text:style-name="T1">Response file for manuscript:</text:span></text:span><text:span text:style-name="itwtqi_5f_23ioopmk3o6ert"><text:span text:style-name="T1"> GJI-S-20-0089.R1 </text:span></text:span></text:p>
      <text:p text:style-name="P1">“Stress concentration in the Central and Southeastern US seismic zones due to upper mantle heterogeneities”</text:p>
      <text:p text:style-name="Standard"/>
      <text:p text:style-name="Standard"/>
      <text:p text:style-name="Standard">We sincerely thank the editor, the assistant editor, and the three reviewers for reading our manuscript meticulously and making valuable suggestions. We have carefully and rigorously addressed every comment, suggestion, and concern raised in the <text:span text:style-name="T294">second</text:span> review. Our detailed responses are listed below together with the original comments. For readability, our responses are marked as <text:span text:style-name="Default_20_Paragraph_20_Font"><text:span text:style-name="T1">“Response” </text:span></text:span>following the original comments. All the line and figure numbers appearing in the responses refer to the revised manuscript.</text:p>
      <text:h text:style-name="Heading_20_1" text:outline-level="1">Editor comments</text:h>
      <text:p text:style-name="P2"/>
      <text:p text:style-name="P3">I have now received the comments from three reviewers that they all find that the paper is much</text:p>
      <text:p text:style-name="P3">improved. However, they point out few remaining issues the most important of which are: the</text:p>
      <text:p text:style-name="P3">accuracy of the title, additional quantification for SHmax predictions and few fault-specific Molchan</text:p>
      <text:p text:style-name="P3">diagrams. One reviewer also asks on how data input can be delivered to ensure that the results are</text:p>
      <text:p text:style-name="P3">reproducible which indeed is an important issue</text:p>
      <text:p text:style-name="P3"/>
      <text:p text:style-name="Standard"><text:span text:style-name="Default_20_Paragraph_20_Font"><text:span text:style-name="T10">Response: </text:span></text:span></text:p>
      <text:p text:style-name="P6"/>
      <text:h text:style-name="Heading_20_1" text:outline-level="1">Assistant Editor suggestions</text:h>
      <text:p text:style-name="P4"/>
      <text:p text:style-name="P3">Please remove the key points list at the beginning of the paper. Please also move the appendices to</text:p>
      <text:p text:style-name="P3">appear after the reference list.</text:p>
      <text:p text:style-name="P3"/>
      <text:p text:style-name="Standard"><text:span text:style-name="Default_20_Paragraph_20_Font"><text:span text:style-name="T10">Response: </text:span></text:span><text:span text:style-name="Default_20_Paragraph_20_Font"><text:span text:style-name="T31">We have removed the key-points from the paper and moved the appendices after the reference list.</text:span></text:span></text:p>
      <text:p text:style-name="Standard"><text:span text:style-name="Default_20_Paragraph_20_Font"><text:span text:style-name="T31"/></text:span></text:p>
      <text:p text:style-name="P22"><text:span text:style-name="Default_20_Paragraph_20_Font"><text:span text:style-name="T209">Figure 1 appears fuzzy, please could this be looked at and made clearer.</text:span></text:span></text:p>
      <text:p text:style-name="P22"><text:span text:style-name="Default_20_Paragraph_20_Font"><text:span text:style-name="T31"/></text:span></text:p>
      <text:p text:style-name="P23"><text:span text:style-name="Default_20_Paragraph_20_Font"><text:span text:style-name="T169">Response:</text:span></text:span><text:span text:style-name="Default_20_Paragraph_20_Font"><text:span text:style-name="T37"> </text:span></text:span><text:span text:style-name="Default_20_Paragraph_20_Font"><text:span text:style-name="T51">We have increased the quality of the image. We want to mention that we had to reduce the quality of this image due to the 20 MB restrictions on the file size. All the attached figures in the source files are of higher quality.</text:span></text:span></text:p>
      <text:p text:style-name="P23"><text:span text:style-name="Default_20_Paragraph_20_Font"><text:span text:style-name="T51"/></text:span></text:p>
      <text:p text:style-name="P23"><text:span text:style-name="Default_20_Paragraph_20_Font"><text:span text:style-name="T273">Please ensure that all textual labels in figures are at least as large as the caption text; any smaller</text:span></text:span></text:p>
      <text:p text:style-name="P23"><text:span text:style-name="Default_20_Paragraph_20_Font"><text:span text:style-name="T273">and they become too difficult to read. Please pay particular attention to figures 2, 4 &amp; 5</text:span></text:span></text:p>
      <text:p text:style-name="P23"><text:span text:style-name="Default_20_Paragraph_20_Font"><text:span text:style-name="T273"/></text:span></text:p>
      <text:p text:style-name="P24"><text:span text:style-name="Default_20_Paragraph_20_Font"><text:span text:style-name="T275">Response:</text:span></text:span><text:span text:style-name="Default_20_Paragraph_20_Font"><text:span text:style-name="T274"> </text:span></text:span><text:span text:style-name="Default_20_Paragraph_20_Font"><text:span text:style-name="T52">Thank you for the suggestion. We have increased the labels of the figures 2,4 &amp; 5.</text:span></text:span></text:p>
      <text:p text:style-name="P2"/>
      <text:h text:style-name="Heading_20_1" text:outline-level="1">Reviewer #1 comments and responses</text:h>
      <text:p text:style-name="P2"/>
      <text:p text:style-name="Standard"><text:span text:style-name="Default_20_Paragraph_20_Font"><text:span text:style-name="T14">Figures S5 and 6 are connected, i.e., the Molchan curves appear to be derived from the DELTA(C)</text:span></text:span></text:p>
      <text:p text:style-name="Standard"><text:span text:style-name="Default_20_Paragraph_20_Font"><text:span text:style-name="T14">results of Figures S3-S5. However, Figures S3-S5 present several choices of receiver fault geometry,</text:span></text:span></text:p>
      <text:p text:style-name="Standard"><text:span text:style-name="Default_20_Paragraph_20_Font"><text:span text:style-name="T14">and some choice or choices have been made, but it is not clear. Does Table 2 dictate these choices?</text:span></text:span></text:p>
      <text:p text:style-name="Standard"><text:span text:style-name="Default_20_Paragraph_20_Font"><text:span text:style-name="T14">If so, please remind the reader in the paragraph beginning at line 315.</text:span></text:span></text:p>
      <text:p text:style-name="P3"/>
      <text:p text:style-name="Standard"><text:soft-page-break/><text:span text:style-name="Default_20_Paragraph_20_Font"><text:span text:style-name="T168">Response:</text:span></text:span><text:span text:style-name="Default_20_Paragraph_20_Font"><text:span text:style-name="T50"> </text:span></text:span><text:span text:style-name="Default_20_Paragraph_20_Font"><text:span text:style-name="T53">Yes, the faults from Table 2 are chosen to compute the Figures S3-S5. We have added ln 333-335 “The Coulomb stress changes, </text:span></text:span><text:span text:style-name="Default_20_Paragraph_20_Font"><text:span text:style-name="T130">Δ</text:span></text:span><text:span text:style-name="Default_20_Paragraph_20_Font"><text:span text:style-name="T53">C, in Fig. </text:span></text:span><text:span text:style-name="Default_20_Paragraph_20_Font"><text:span text:style-name="T45">S4</text:span></text:span><text:span text:style-name="Default_20_Paragraph_20_Font"><text:span text:style-name="T53"> and Fig.</text:span></text:span><text:span text:style-name="Default_20_Paragraph_20_Font"><text:span text:style-name="T45">S5</text:span></text:span><text:span text:style-name="Default_20_Paragraph_20_Font"><text:span text:style-name="T53"> are calculated for each seismic zone using the corresponding receiver fault geometries mentioned in Table 2”, for clarity </text:span></text:span><text:span text:style-name="Default_20_Paragraph_20_Font"><text:span text:style-name="T54">of </text:span></text:span><text:span text:style-name="Default_20_Paragraph_20_Font"><text:span text:style-name="T53">the readers.</text:span></text:span></text:p>
      <text:p text:style-name="Standard"><text:span text:style-name="T14"><text:line-break/>Discussion section. For the stress indicators, do you judge the overall mantle heterogeneity (HT-HM</text:span></text:p>
      <text:p text:style-name="Standard"><text:span text:style-name="T14">case in Figure 6c) to be a stronger driver of seismicity than the mantle drip alone (Figure 6d)?</text:span></text:p>
      <text:p text:style-name="Standard"><text:span text:style-name="T14">Although you try to highlight in the discussion the importance of the drip alone, you could emphasize</text:span></text:p>
      <text:p text:style-name="Standard"><text:span text:style-name="T14">the more robust results from Figure 6. For example, state that the stronger skill measure associated</text:span></text:p>
      <text:p text:style-name="Standard"><text:span text:style-name="T14">with HM-HT is consistent with the high skill measure of the GPE since the overall mantle density</text:span></text:p>
      <text:p text:style-name="Standard"><text:span text:style-name="T14">anomalies give rise to the GPE.</text:span></text:p>
      <text:p text:style-name="P3"/>
      <text:p text:style-name="P28"><text:span text:style-name="Default_20_Paragraph_20_Font"><text:span text:style-name="T10">Response</text:span></text:span><text:span text:style-name="Default_20_Paragraph_20_Font"><text:span text:style-name="T36">: </text:span></text:span><text:span text:style-name="Default_20_Paragraph_20_Font"><text:span text:style-name="T55">Yes, we </text:span></text:span><text:span text:style-name="Default_20_Paragraph_20_Font"><text:span text:style-name="T56">deduce that the overall mantle heterogeneity as indicated by the HT-HM model is a stronger factor for stress generation than the mantle drip alone, investigated using the HT-HR model.</text:span></text:span></text:p>
      <text:p text:style-name="P28"><text:span text:style-name="Default_20_Paragraph_20_Font"><text:span text:style-name="T32">We added the ln 364-367 to add the correlation between the observed differential stress of HT-HM and the GPE: <text:s/>“The overall skill associated with the stress indicators of the HT$-$HM model (Fig. 6c)) is stronger than the HT-HR model (Fig. 6d)). This is consistent with the high skill measure of the </text:span></text:span><text:span text:style-name="Default_20_Paragraph_20_Font"><text:span text:style-name="T49">GPE</text:span></text:span><text:span text:style-name="Default_20_Paragraph_20_Font"><text:span text:style-name="T32"> in the HT model (Fig. 6(b)), since the total mantle density anomalies, as accounted in the HT$-$HM model, give rise to the </text:span></text:span><text:span text:style-name="Default_20_Paragraph_20_Font"><text:span text:style-name="T49">GPE</text:span></text:span><text:span text:style-name="Default_20_Paragraph_20_Font"><text:span text:style-name="T32">.”</text:span></text:span></text:p>
      <text:p text:style-name="P28"><text:span text:style-name="Default_20_Paragraph_20_Font"><text:span text:style-name="T14"><text:line-break/>lines 425-426. “It might be possible to superimpose the contributions from the regional and local</text:span></text:span></text:p>
      <text:p text:style-name="P28"><text:span text:style-name="Default_20_Paragraph_20_Font"><text:span text:style-name="T14">stress sources for a first-order understanding.” You could complete this thought by adding something</text:span></text:span></text:p>
      <text:p text:style-name="P28"><text:span text:style-name="Default_20_Paragraph_20_Font"><text:span text:style-name="T14">like “... with a visco-plastic model that accounts for pre-existing weaknesses.”</text:span></text:span></text:p>
      <text:p text:style-name="P29"><text:span text:style-name="Default_20_Paragraph_20_Font"><text:span text:style-name="T14"><text:line-break/></text:span></text:span><text:span text:style-name="Default_20_Paragraph_20_Font"><text:span text:style-name="T10">Response: </text:span></text:span><text:span text:style-name="Default_20_Paragraph_20_Font"><text:span text:style-name="T57">Thank you. We have added “It might be possible ... understanding using a </text:span></text:span><text:span text:style-name="Default_20_Paragraph_20_Font"><text:span text:style-name="T46">visco</text:span></text:span><text:span text:style-name="Default_20_Paragraph_20_Font"><text:span text:style-name="T57">-plastic model that accounts for </text:span></text:span><text:span text:style-name="Default_20_Paragraph_20_Font"><text:span text:style-name="T46">pre</text:span></text:span><text:span text:style-name="Default_20_Paragraph_20_Font"><text:span text:style-name="T57">-existing weaknesses in ln 459-460.</text:span></text:span></text:p>
      <text:p text:style-name="P3"/>
      <text:p text:style-name="Standard"><text:span text:style-name="Default_20_Paragraph_20_Font"><text:span text:style-name="T14">rate of dynamic topography —&gt; rate of creation of dynamic topography</text:span></text:span></text:p>
      <text:p text:style-name="P3"/>
      <text:p text:style-name="Standard"><text:span text:style-name="Default_20_Paragraph_20_Font"><text:span text:style-name="T10">Response:</text:span></text:span><text:span text:style-name="Default_20_Paragraph_20_Font"><text:span text:style-name="T14"> </text:span></text:span><text:span text:style-name="Default_20_Paragraph_20_Font"><text:span text:style-name="T33">We have addressed this comment in ln 499.</text:span></text:span></text:p>
      <text:h text:style-name="Heading_20_1" text:outline-level="1">Reviewer #2 comments and responses</text:h>
      <text:p text:style-name="P3"/>
      <text:p text:style-name="P30"><text:span text:style-name="T276">Major</text:span> comments</text:p>
      <text:p text:style-name="P17"/>
      <text:p text:style-name="P20">1) There needs to be a clearer description of how the model takes into account crust, lithospheric mantle, and sub-lithospheric mantle. “Upper mantle” is not very descriptive and needs to be defined more clearly.</text:p>
      <text:p text:style-name="P3"/>
      <text:p text:style-name="P17">Response: <text:span text:style-name="T279">We added the distinction between the layers of the upper mantle in ln 211-218 as</text:span></text:p>
      <text:p text:style-name="P33"><text:span text:style-name="T257">“The distinction in the layers of the upper mantle, i.e., crust, </text:span><text:span text:style-name="T278">lithospheric</text:span><text:span text:style-name="T257"> mantle, and sub-</text:span><text:span text:style-name="T278">lithospheric</text:span><text:span text:style-name="T257"> mantle, is defined by the temperature changes with depth, and therefore, by the computed viscosities. Since the tomography model considers only the upper mantle starting from a depth of 36 km, there are no lateral variations in the viscosity in the crust. This assumption of crust is appropriate here, since we are interested in the effects of the lateral viscosity variations at deeper depths.”</text:span></text:p>
      <text:p text:style-name="P17"><text:span text:style-name="T257"/></text:p>
      <text:p text:style-name="P21">2)</text:p>
      <text:p text:style-name="P18"><text:s/></text:p>
      <text:p text:style-name="P18"/>
      <text:p text:style-name="P19"/>
      <text:p text:style-name="P31"><text:span text:style-name="T277">Line-by-line</text:span> comments</text:p>
      <text:p text:style-name="P9"/>
      <text:p text:style-name="P9">L6-7 What is the meaning of “field” in the first key point? It’s unclear which meaning of “field” is intended. Perhaps the authors mean “Variations in upper mantle gravitational potential energy play a role driving seismicity in the Central and Eastern US”</text:p>
      <text:p text:style-name="Standard"><text:soft-page-break/><text:span text:style-name="Default_20_Paragraph_20_Font"><text:span text:style-name="T10">Response: </text:span></text:span><text:span text:style-name="Default_20_Paragraph_20_Font"><text:span text:style-name="T288">We have modified the sentence based on the reviewer’s suggestion.</text:span></text:span></text:p>
      <text:p text:style-name="P3"/>
      <text:p text:style-name="P3"><text:span text:style-name="T295">ln 8-9 </text:span>concentration -<text:span text:style-name="T295">&gt;</text:span> concentrations</text:p>
      <text:p text:style-name="P35"><text:span text:style-name="Default_20_Paragraph_20_Font"><text:span text:style-name="T10">Response:</text:span></text:span><text:span text:style-name="Default_20_Paragraph_20_Font"><text:span text:style-name="T20"> </text:span></text:span><text:span text:style-name="Default_20_Paragraph_20_Font"><text:span text:style-name="T58">The sentence is modified according to the reviewer’s suggestion</text:span></text:span><text:span text:style-name="Default_20_Paragraph_20_Font"><text:span text:style-name="T21"> </text:span></text:span><text:span text:style-name="Default_20_Paragraph_20_Font"><text:span text:style-name="T289">in</text:span></text:span><text:span text:style-name="Default_20_Paragraph_20_Font"><text:span text:style-name="T287"> ln 8.</text:span></text:span></text:p>
      <text:p text:style-name="P32"/>
      <text:p text:style-name="P3"><text:span text:style-name="T296">ln </text:span>10 along with -<text:span text:style-name="T296">&gt;</text:span> combined with</text:p>
      <text:p text:style-name="P12"><text:span text:style-name="Default_20_Paragraph_20_Font"><text:span text:style-name="T1">Response:</text:span></text:span><text:span text:style-name="Default_20_Paragraph_20_Font"><text:span text:style-name="T256"> </text:span></text:span><text:span text:style-name="Default_20_Paragraph_20_Font"><text:span text:style-name="T132">The sentence is modified according to the reviewer’s suggestion</text:span></text:span><text:span text:style-name="Default_20_Paragraph_20_Font"><text:span text:style-name="T258"> </text:span></text:span><text:span text:style-name="Default_20_Paragraph_20_Font"><text:span text:style-name="T283">in</text:span></text:span><text:span text:style-name="Default_20_Paragraph_20_Font"><text:span text:style-name="T280"> ln </text:span></text:span><text:span text:style-name="Default_20_Paragraph_20_Font"><text:span text:style-name="T282">10.</text:span></text:span><text:span text:style-name="Default_20_Paragraph_20_Font"><text:span text:style-name="T280"> </text:span></text:span></text:p>
      <text:p text:style-name="P10"><text:span text:style-name="Default_20_Paragraph_20_Font"><text:span text:style-name="T258"/></text:span></text:p>
      <text:p text:style-name="P10"><text:span text:style-name="Default_20_Paragraph_20_Font"><text:span text:style-name="T258">L20-21 Why not use composite rheology (Jadamec and Billen, 2010)?</text:span></text:span></text:p>
      <text:p text:style-name="P34"><text:span text:style-name="Default_20_Paragraph_20_Font"><text:span text:style-name="T12">Response:</text:span></text:span><text:span text:style-name="Default_20_Paragraph_20_Font"><text:span text:style-name="T22"> </text:span></text:span><text:span text:style-name="Default_20_Paragraph_20_Font"><text:span text:style-name="T292">We use the composite rheology in our models. We modified the ln 20-21 to “c</text:span></text:span><text:span text:style-name="Default_20_Paragraph_20_Font"><text:span text:style-name="T293">omposite diffusion and dislocation creep” for clarity</text:span></text:span></text:p>
      <text:p text:style-name="P11"><text:span text:style-name="Default_20_Paragraph_20_Font"><text:span text:style-name="T284"/></text:span></text:p>
      <text:p text:style-name="P11"><text:span text:style-name="Default_20_Paragraph_20_Font"><text:span text:style-name="T247">L22 Consider using the Oxford comma throughout for clarity.</text:span></text:span></text:p>
      <text:p text:style-name="P12"><text:span text:style-name="Default_20_Paragraph_20_Font"><text:span text:style-name="T251">Response: </text:span></text:span><text:span text:style-name="Default_20_Paragraph_20_Font"><text:span text:style-name="T132">The sentence is modified according to the reviewer’s suggestion</text:span></text:span><text:span text:style-name="Default_20_Paragraph_20_Font"><text:span text:style-name="T248"> </text:span></text:span><text:span text:style-name="Default_20_Paragraph_20_Font"><text:span text:style-name="T283">in</text:span></text:span><text:span text:style-name="Default_20_Paragraph_20_Font"><text:span text:style-name="T280"> ln </text:span></text:span><text:span text:style-name="Default_20_Paragraph_20_Font"><text:span text:style-name="T281">22-23.</text:span></text:span></text:p>
      <text:p text:style-name="P10"><text:span text:style-name="Default_20_Paragraph_20_Font"><text:span text:style-name="T258"/></text:span></text:p>
      <text:p text:style-name="P10"><text:span text:style-name="Default_20_Paragraph_20_Font"><text:span text:style-name="T258">L23 found -</text:span></text:span><text:span text:style-name="Default_20_Paragraph_20_Font"><text:span text:style-name="T259">&gt;</text:span></text:span><text:span text:style-name="Default_20_Paragraph_20_Font"><text:span text:style-name="T258"> find</text:span></text:span></text:p>
      <text:p text:style-name="P35"><text:span text:style-name="Default_20_Paragraph_20_Font"><text:span text:style-name="T11">Response: </text:span></text:span><text:span text:style-name="Default_20_Paragraph_20_Font"><text:span text:style-name="T58">The sentence is modified according to the reviewer’s suggestion</text:span></text:span><text:span text:style-name="Default_20_Paragraph_20_Font"><text:span text:style-name="T21"> </text:span></text:span><text:span text:style-name="Default_20_Paragraph_20_Font"><text:span text:style-name="T289">in</text:span></text:span><text:span text:style-name="Default_20_Paragraph_20_Font"><text:span text:style-name="T287"> ln </text:span></text:span><text:span text:style-name="Default_20_Paragraph_20_Font"><text:span text:style-name="T290">24 </text:span></text:span><text:span text:style-name="Default_20_Paragraph_20_Font"><text:span text:style-name="T291">(in the revised version).</text:span></text:span></text:p>
      <text:p text:style-name="P10"><text:span text:style-name="Default_20_Paragraph_20_Font"><text:span text:style-name="T258"/></text:span></text:p>
      <text:p text:style-name="P10"><text:span text:style-name="Default_20_Paragraph_20_Font"><text:span text:style-name="T258">L24 The use of the term “field” is unclear. GPE is energy an object possesses because of its position within a gravitational field. GPE, is itself, not a field.</text:span></text:span></text:p>
      <text:p text:style-name="P35"><text:span text:style-name="Default_20_Paragraph_20_Font"><text:span text:style-name="T11">Response:</text:span></text:span><text:span text:style-name="Default_20_Paragraph_20_Font"><text:span text:style-name="T21"> </text:span></text:span><text:span text:style-name="Default_20_Paragraph_20_Font"><text:span text:style-name="T289">We replaced “field” with “quantity” in ln 24.</text:span></text:span></text:p>
      <text:p text:style-name="P10"><text:span text:style-name="Default_20_Paragraph_20_Font"><text:span text:style-name="T258"/></text:span></text:p>
      <text:p text:style-name="P10"><text:span text:style-name="Default_20_Paragraph_20_Font"><text:span text:style-name="T258">L30 “the upper mantle heterogeneity”. It would make more sense if this noun were plural since there are definitely more than one heterogeneities in the upper mantle.</text:span></text:span></text:p>
      <text:p text:style-name="P13"><text:span text:style-name="Default_20_Paragraph_20_Font"><text:span text:style-name="T3">Response: <text:s/></text:span></text:span><text:span text:style-name="Default_20_Paragraph_20_Font"><text:span text:style-name="T132">The sentence is modified according to the reviewer’s suggestion</text:span></text:span><text:span text:style-name="Default_20_Paragraph_20_Font"><text:span text:style-name="T258"> </text:span></text:span><text:span text:style-name="Default_20_Paragraph_20_Font"><text:span text:style-name="T283">in</text:span></text:span><text:span text:style-name="Default_20_Paragraph_20_Font"><text:span text:style-name="T280"> ln </text:span></text:span><text:span text:style-name="Default_20_Paragraph_20_Font"><text:span text:style-name="T285">29.</text:span></text:span></text:p>
      <text:p text:style-name="P13"><text:span text:style-name="Default_20_Paragraph_20_Font"><text:span text:style-name="T285"/></text:span></text:p>
      <text:p text:style-name="P13"><text:span text:style-name="Default_20_Paragraph_20_Font"><text:span text:style-name="T249">L55 comma after local</text:span></text:span></text:p>
      <text:p text:style-name="P14"><text:span text:style-name="Default_20_Paragraph_20_Font"><text:span text:style-name="T2">Response: </text:span></text:span><text:span text:style-name="Default_20_Paragraph_20_Font"><text:span text:style-name="T132">The sentence is modified according to the reviewer’s suggestion </text:span></text:span><text:span text:style-name="Default_20_Paragraph_20_Font"><text:span text:style-name="T133">in ln 54.</text:span></text:span></text:p>
      <text:p text:style-name="P14"><text:span text:style-name="Default_20_Paragraph_20_Font"><text:span text:style-name="T132"/></text:span></text:p>
      <text:p text:style-name="P14"><text:span text:style-name="Default_20_Paragraph_20_Font"><text:span text:style-name="T248">L57 Does upper mantle refer to the upper 660 km of the Earth’s mantle that includes lithospheric mantle? Or are you only referring to convecting mantle. Please clarify.</text:span></text:span></text:p>
      <text:p text:style-name="P36"><text:span text:style-name="Default_20_Paragraph_20_Font"><text:span text:style-name="T170">Response: </text:span></text:span><text:span text:style-name="Default_20_Paragraph_20_Font"><text:span text:style-name="T62">The sentence is modified </text:span></text:span><text:span text:style-name="Default_20_Paragraph_20_Font"><text:span text:style-name="T63">according to the suggestion as</text:span></text:span><text:span text:style-name="Default_20_Paragraph_20_Font"><text:span text:style-name="T62"> “</text:span></text:span><text:span text:style-name="Default_20_Paragraph_20_Font"><text:span text:style-name="T135">include crustal, </text:span></text:span><text:span text:style-name="Default_20_Paragraph_20_Font"><text:span text:style-name="T136">and </text:span></text:span><text:span text:style-name="Default_20_Paragraph_20_Font"><text:span text:style-name="T158">lithospheric</text:span></text:span><text:span text:style-name="Default_20_Paragraph_20_Font"><text:span text:style-name="T135"> mantle heterogeneity</text:span></text:span><text:span text:style-name="Default_20_Paragraph_20_Font"><text:span text:style-name="T62">” </text:span></text:span><text:span text:style-name="Default_20_Paragraph_20_Font"><text:span text:style-name="T63">in ln 56.</text:span></text:span></text:p>
      <text:p text:style-name="P14"><text:span text:style-name="Default_20_Paragraph_20_Font"><text:span text:style-name="T132"/></text:span></text:p>
      <text:p text:style-name="P14">L61 the overlying elastic crust -<text:span text:style-name="T297">&gt;</text:span> an overlying, modelled elastic crust</text:p>
      <text:p text:style-name="P15"><text:span text:style-name="Default_20_Paragraph_20_Font"><text:span text:style-name="T252">Response: </text:span></text:span><text:span text:style-name="Default_20_Paragraph_20_Font"><text:span text:style-name="T132">The sentence is modified according to the reviewer’s suggestion </text:span></text:span><text:span text:style-name="Default_20_Paragraph_20_Font"><text:span text:style-name="T133">in ln </text:span></text:span><text:span text:style-name="Default_20_Paragraph_20_Font"><text:span text:style-name="T134">60</text:span></text:span><text:span text:style-name="Default_20_Paragraph_20_Font"><text:span text:style-name="T133">.</text:span></text:span></text:p>
      <text:p text:style-name="P14"><text:span text:style-name="Default_20_Paragraph_20_Font"><text:span text:style-name="T132"/></text:span></text:p>
      <text:p text:style-name="P16">L6<text:span text:style-name="T298">6</text:span> heterogeneity -<text:span text:style-name="T297">&gt;</text:span> plural form</text:p>
      <text:p text:style-name="P37"><text:span text:style-name="Default_20_Paragraph_20_Font"><text:span text:style-name="T171">Response: </text:span></text:span><text:span text:style-name="Default_20_Paragraph_20_Font"><text:span text:style-name="T58">The sentence is modified according to the reviewer’s suggestion </text:span></text:span><text:span text:style-name="Default_20_Paragraph_20_Font"><text:span text:style-name="T59">in ln </text:span></text:span><text:span text:style-name="Default_20_Paragraph_20_Font"><text:span text:style-name="T60">6</text:span></text:span><text:span text:style-name="Default_20_Paragraph_20_Font"><text:span text:style-name="T61">6</text:span></text:span><text:span text:style-name="Default_20_Paragraph_20_Font"><text:span text:style-name="T59">.</text:span></text:span></text:p>
      <text:p text:style-name="P5"/>
      <text:p text:style-name="P5">L70-72 The lithosphere cannot convect. It conducts heat by conduction. Only sublithospheric</text:p>
      <text:p text:style-name="P5">mantle convects.</text:p>
      <text:p text:style-name="P39"><text:span text:style-name="Default_20_Paragraph_20_Font"><text:span text:style-name="T2">Response: </text:span></text:span><text:span text:style-name="Default_20_Paragraph_20_Font"><text:span text:style-name="T137">We modified the “lithospheric mantle flow” to</text:span></text:span><text:span text:style-name="Default_20_Paragraph_20_Font"><text:span text:style-name="T132"> “lithospheric heterogeneity” </text:span></text:span><text:span text:style-name="Default_20_Paragraph_20_Font"><text:span text:style-name="T137">in ln 70-71.</text:span></text:span></text:p>
      <text:p text:style-name="P5"/>
      <text:p text:style-name="P5"><text:span text:style-name="Default_20_Paragraph_20_Font">L83 topography is not a field. You compute dynamic topography</text:span></text:p>
      <text:p text:style-name="P40"><text:span text:style-name="Default_20_Paragraph_20_Font"><text:span text:style-name="T2">Response: </text:span></text:span><text:span text:style-name="Default_20_Paragraph_20_Font"><text:span text:style-name="T138">We have removed “field” and instead list all the quantities we compute, in ln 85-87.</text:span></text:span></text:p>
      <text:p text:style-name="P40"><text:span text:style-name="Default_20_Paragraph_20_Font"><text:span text:style-name="T260"/></text:span></text:p>
      <text:p text:style-name="P40"><text:span text:style-name="Default_20_Paragraph_20_Font"><text:span text:style-name="T260">L89 Reference to “these stress fields” does not acknowledge that you’ll also consider contributions from dynamic topography</text:span></text:span></text:p>
      <text:p text:style-name="P41"><text:span text:style-name="Default_20_Paragraph_20_Font"><text:span text:style-name="T2">Response: </text:span></text:span><text:span text:style-name="Default_20_Paragraph_20_Font"><text:span text:style-name="T139">We have added other geodynamic quantities, GPE, dynamic topograpy and rate of change of dynamic topography with “these stress fields”.</text:span></text:span></text:p>
      <text:p text:style-name="P41"><text:span text:style-name="Default_20_Paragraph_20_Font"><text:span text:style-name="T261"/></text:span></text:p>
      <text:p text:style-name="P41"><text:span text:style-name="Default_20_Paragraph_20_Font"><text:span text:style-name="T261">L93,95 Quantify long-wavelength and short-wavelength</text:span></text:span></text:p>
      <text:p text:style-name="P73"><text:soft-page-break/><text:span text:style-name="Default_20_Paragraph_20_Font"><text:span text:style-name="T171">Response: </text:span></text:span><text:span text:style-name="Default_20_Paragraph_20_Font"><text:span text:style-name="T64">We </text:span></text:span><text:span text:style-name="Default_20_Paragraph_20_Font"><text:span text:style-name="T65">have </text:span></text:span><text:span text:style-name="Default_20_Paragraph_20_Font"><text:span text:style-name="T66">quantified long-wavelength, 105 km (ln 98), and the short-wavelength, 15 km (ln 100), </text:span></text:span><text:span text:style-name="Default_20_Paragraph_20_Font"><text:span text:style-name="T67">variations.</text:span></text:span></text:p>
      <text:p text:style-name="P42"><text:span text:style-name="Default_20_Paragraph_20_Font"><text:span text:style-name="T262">L99-100 The definition “P wave turning in the inner core” is not clear. P wave conversions occur. Is that what you mean with turning?</text:span></text:span></text:p>
      <text:p text:style-name="P43"><text:span text:style-name="Default_20_Paragraph_20_Font"><text:span text:style-name="T2">Response: </text:span></text:span><text:span text:style-name="Default_20_Paragraph_20_Font"><text:span text:style-name="T141">Biryol et al.,</text:span></text:span><text:span text:style-name="Default_20_Paragraph_20_Font"><text:span text:style-name="T142">(</text:span></text:span><text:span text:style-name="Default_20_Paragraph_20_Font"><text:span text:style-name="T141">2016</text:span></text:span><text:span text:style-name="Default_20_Paragraph_20_Font"><text:span text:style-name="T142">)</text:span></text:span><text:span text:style-name="Default_20_Paragraph_20_Font"><text:span text:style-name="T141"> used PKPdf, which is the P wave phase grazing along the top of the core-mantle boundary before turning. This is different from the PKP or PKS, which are conversions at the core-mantle boundary.</text:span></text:span></text:p>
      <text:p text:style-name="Standard"><text:span text:style-name="Default_20_Paragraph_20_Font"><text:span text:style-name="T30"/></text:span></text:p>
      <text:p text:style-name="Standard"><text:span text:style-name="Default_20_Paragraph_20_Font"><text:span text:style-name="T208">L84-85 mentions that there is a conversion of tomography to density, but in L147-150 tomography is converted to temperature. Clarify in both places in the text.</text:span></text:span></text:p>
      <text:p text:style-name="P74"><text:span text:style-name="Default_20_Paragraph_20_Font"><text:span text:style-name="T172">Response: </text:span></text:span><text:span text:style-name="Default_20_Paragraph_20_Font"><text:span text:style-name="T34">Seismic tomography is converted to the temperature variations. We have clarified it in ln 86 as “flow generated from the heterogeneous temperature (or equivalently, density) variations converted from the tomography model”</text:span></text:span></text:p>
      <text:p text:style-name="P74"><text:span text:style-name="Default_20_Paragraph_20_Font"><text:span text:style-name="T210"/></text:span></text:p>
      <text:p text:style-name="P5">L149-150 “We follow Cammarano et al. (2003)’s approach, with a few exceptions, to calculate temperatures from the seismic velocity anomalies.”</text:p>
      <text:p text:style-name="P44"><text:span text:style-name="Default_20_Paragraph_20_Font"><text:span text:style-name="T4">Response: </text:span></text:span><text:span text:style-name="Default_20_Paragraph_20_Font"><text:span text:style-name="T140">We modified ln 153 based on the reviewer’s suggestion.</text:span></text:span></text:p>
      <text:p text:style-name="Standard"><text:span text:style-name="Default_20_Paragraph_20_Font"><text:span text:style-name="T168"/></text:span></text:p>
      <text:p text:style-name="Standard"><text:span text:style-name="Default_20_Paragraph_20_Font"><text:span text:style-name="T213">Appendix A needs to provide information about the initial temperature value assumed and the values used for defining the adiabat. Also clarify at what point the adiabat is imposed in the model. It should be imposed at the LAB because the lithospheric transfers heat via conduction and the sublithospheric mantle by convection where the temperature increase is adiabatic. It’s not clear how the geotherm is defined for these two different regimes.</text:span></text:span></text:p>
      <text:p text:style-name="Standard"><text:span text:style-name="Default_20_Paragraph_20_Font"><text:span text:style-name="T213"/></text:span></text:p>
      <text:p text:style-name="P76"><text:span text:style-name="Default_20_Paragraph_20_Font"><text:span text:style-name="T173">Response: </text:span></text:span><text:span text:style-name="Default_20_Paragraph_20_Font"><text:span text:style-name="T68">We have included the reference temperature profile against which the temperature anomalies are inverted using the seismic tomography model </text:span></text:span><text:span text:style-name="Default_20_Paragraph_20_Font"><text:span text:style-name="T69">(Fig.</text:span></text:span><text:span text:style-name="Default_20_Paragraph_20_Font"><text:span text:style-name="T70">A.1)</text:span></text:span><text:span text:style-name="Default_20_Paragraph_20_Font"><text:span text:style-name="T68">. The profile is based on </text:span></text:span><text:span text:style-name="Default_20_Paragraph_20_Font"><text:span text:style-name="T71">the geotherm values published by </text:span></text:span><text:span text:style-name="Default_20_Paragraph_20_Font"><text:span text:style-name="T68">Goes &amp; van der Lee, 2002, </text:span></text:span><text:span text:style-name="Default_20_Paragraph_20_Font"><text:span text:style-name="T71">and temperature </text:span></text:span><text:span text:style-name="Default_20_Paragraph_20_Font"><text:span text:style-name="T72">profile</text:span></text:span><text:span text:style-name="Default_20_Paragraph_20_Font"><text:span text:style-name="T71"> from Turcotte &amp; Schubert (2014) (Fig. 4.56) for deeper depths. </text:span></text:span></text:p>
      <text:p text:style-name="P76"><text:span text:style-name="Default_20_Paragraph_20_Font"><text:span text:style-name="T69">In our tomographic inversion for temperature anomalies, we use the adiabats with potential temperature of 1300</text:span></text:span><text:span text:style-name="Default_20_Paragraph_20_Font"><text:span text:style-name="T159">o</text:span></text:span><text:span text:style-name="Default_20_Paragraph_20_Font"><text:span text:style-name="T69">C and 1600</text:span></text:span><text:span text:style-name="Default_20_Paragraph_20_Font"><text:span text:style-name="T159">o</text:span></text:span><text:span text:style-name="Default_20_Paragraph_20_Font"><text:span text:style-name="T69">C for depths above 200 km, and 410 km, respectively. These adiabats are different than the reference temperature profile used, which is described above.</text:span></text:span></text:p>
      <text:p text:style-name="P75"><text:span text:style-name="Default_20_Paragraph_20_Font"><text:span text:style-name="T214"><text:s/></text:span></text:span></text:p>
      <text:p text:style-name="P5"><text:span text:style-name="Default_20_Paragraph_20_Font">L170 3.2 Model set-up section. It’s unclear how the crust, lithosphere, and sub-lithospheric mantle are differentiated in the model.</text:span></text:p>
      <text:p text:style-name="P45"><text:span text:style-name="Default_20_Paragraph_20_Font"><text:span text:style-name="T5">Response: <text:s/></text:span></text:span><text:span text:style-name="Default_20_Paragraph_20_Font"><text:span text:style-name="T279">We added the distinction between the layers of the upper mantle in ln 211-218.</text:span></text:span></text:p>
      <text:p text:style-name="P45"><text:span text:style-name="Default_20_Paragraph_20_Font"><text:span text:style-name="T279"/></text:span></text:p>
      <text:p text:style-name="P45"><text:span text:style-name="Default_20_Paragraph_20_Font"><text:span text:style-name="T257">L174 I don’t understand the ordering of the references. They are not chronological or alphabetical.</text:span></text:span></text:p>
      <text:p text:style-name="P46"><text:span text:style-name="Default_20_Paragraph_20_Font"><text:span text:style-name="T6">Response:</text:span></text:span><text:span text:style-name="Default_20_Paragraph_20_Font"><text:span text:style-name="T286"> Thank you for catching this. We have corrected the order of references using chronological order in ln 179.</text:span></text:span></text:p>
      <text:p text:style-name="P46"><text:span text:style-name="Default_20_Paragraph_20_Font"><text:span text:style-name="T250"/></text:span></text:p>
      <text:p text:style-name="P46"><text:span text:style-name="Default_20_Paragraph_20_Font"><text:span text:style-name="T263">L178-183 Please clarify the logic used here. If the tomography model is only for mantle, why use a crustal temperature distribution? Do you mean you use a geothermal gradient appropriate for the crust above 36 km? If the crust isn’t very important, why layer it? What is the crustal structure used? Is it uniform thickness? Laterally varying? There are several models of crustal thickness available that could be used. Where does the idea originate to produce a stepped geotherm for the crust? Is that model realistic? Most geotherms in the lithosphere are smooth. What happens to the geotherm model at the Moho?</text:span></text:span></text:p>
      <text:p text:style-name="P46"><text:span text:style-name="Default_20_Paragraph_20_Font"><text:span text:style-name="T263"/></text:span></text:p>
      <text:p text:style-name="P47"><text:span text:style-name="Default_20_Paragraph_20_Font"><text:span text:style-name="T7">Response: </text:span></text:span><text:span text:style-name="Default_20_Paragraph_20_Font"><text:span text:style-name="T143">Since, the numerical model used in our study starts from 36 km , we used 3-layered temperatures appropriate in crust to represent the upper crust, the middle crust, and the lower crust. We use crust because all of the geodynamic quantities investigated in our study (Section 3.3) are calculated within the crust ( </text:span></text:span><text:span text:style-name="Default_20_Paragraph_20_Font"><text:span text:style-name="T144">i</text:span></text:span><text:span text:style-name="Default_20_Paragraph_20_Font"><text:span text:style-name="T143">.e., </text:span></text:span><text:span text:style-name="Default_20_Paragraph_20_Font"><text:span text:style-name="T144">15 km depth) or at the surface for the dyamic topography generated due to sub-lithospheric mantle flow. However, the layering in our crust does not matter because the vertical resolution at the surface is 35 km (ln 185), implying that the temperatures in the crust are linear interpolation between the surface (273 k) and 35 km (673 K). Therefore, we have removed the crustal profile in the revised manuscript (Fig. 4). </text:span></text:span></text:p>
      <text:p text:style-name="P46"><text:soft-page-break/><text:span text:style-name="Default_20_Paragraph_20_Font"><text:span text:style-name="T263"/></text:span></text:p>
      <text:p text:style-name="P77"><text:span text:style-name="Default_20_Paragraph_20_Font"><text:span text:style-name="T211">L183 New paragraph. Last two sentences are unrelated to the above content.</text:span></text:span></text:p>
      <text:p text:style-name="P77"><text:span text:style-name="Default_20_Paragraph_20_Font"><text:span text:style-name="T174">Response: </text:span></text:span><text:span text:style-name="Default_20_Paragraph_20_Font"><text:span text:style-name="T73">We have modified the structure based on the reviewer’s suggestion </text:span></text:span><text:span text:style-name="Default_20_Paragraph_20_Font"><text:span text:style-name="T74">(ln 182 – 187).</text:span></text:span></text:p>
      <text:p text:style-name="P77"><text:span text:style-name="Default_20_Paragraph_20_Font"><text:span text:style-name="T74"/></text:span></text:p>
      <text:p text:style-name="P77"><text:span text:style-name="Default_20_Paragraph_20_Font"><text:span text:style-name="T208">L196-199 Would be nice to quantify the boundary effects on the model interior portions that you are interested in.</text:span></text:span></text:p>
      <text:p text:style-name="Standard"><text:span text:style-name="Default_20_Paragraph_20_Font"><text:span text:style-name="T10">Response: </text:span></text:span><text:span text:style-name="Default_20_Paragraph_20_Font"><text:span text:style-name="T75">We are not sure what the reviewer is suggesting here. We have quantified the change in velocity and stress fields due to an additional boundary zone around the numerical model in ln 195-196 </text:span></text:span><text:span text:style-name="Default_20_Paragraph_20_Font"><text:span text:style-name="T78">as “the calculated stress and velocity field at our depth of interest (15 km) near the boundaries is smaller by 10-15 % because the viscous effect of the same heterogeneity is now spread over a larger area.”</text:span></text:span></text:p>
      <text:p text:style-name="Standard"><text:span text:style-name="Default_20_Paragraph_20_Font"><text:span text:style-name="T78"/></text:span></text:p>
      <text:p text:style-name="P3"/>
      <text:p text:style-name="Standard"><text:span text:style-name="Default_20_Paragraph_20_Font"><text:span text:style-name="T208">L50 p. 8 (no other line numbers shown). Upper mantle includes lithospheric mantle, which does not convect (flow). Only sublithospheric upper mantle flows. There needs to be a lot of clarification about how lithospheric mantle is modeled vs. sub-lithospheric mantle.</text:span></text:span></text:p>
      <text:p text:style-name="P78"><text:span text:style-name="Default_20_Paragraph_20_Font"><text:span text:style-name="T175">Response:</text:span></text:span><text:span text:style-name="Default_20_Paragraph_20_Font"><text:span text:style-name="T38"> </text:span></text:span><text:span text:style-name="Default_20_Paragraph_20_Font"><text:span text:style-name="T76">We have modified “Upper mantle flow” to “Upper mantle is typically assumed to deform” on Page 8 last paragraph, for clarity.</text:span></text:span></text:p>
      <text:p text:style-name="P78"><text:span text:style-name="Default_20_Paragraph_20_Font"><text:span text:style-name="T76"/></text:span></text:p>
      <text:p text:style-name="P78"><text:span text:style-name="Default_20_Paragraph_20_Font"><text:span text:style-name="T215">L55 p.8 (no other line numbers shown). Say explicitly that you are using composite rheology.</text:span></text:span></text:p>
      <text:p text:style-name="Standard"><text:span text:style-name="Default_20_Paragraph_20_Font"><text:span text:style-name="T168">Response:</text:span></text:span><text:span text:style-name="Default_20_Paragraph_20_Font"><text:span text:style-name="T36"> </text:span></text:span><text:span text:style-name="Default_20_Paragraph_20_Font"><text:span text:style-name="T77">We have added “composite </text:span></text:span><text:span text:style-name="Default_20_Paragraph_20_Font"><text:span text:style-name="T47">rheology</text:span></text:span><text:span text:style-name="Default_20_Paragraph_20_Font"><text:span text:style-name="T77"> with both dislocation and diffusion creep” to address the reviewer’s suggestion.</text:span></text:span></text:p>
      <text:p text:style-name="Standard"><text:span text:style-name="Default_20_Paragraph_20_Font"><text:span text:style-name="T36"/></text:span></text:p>
      <text:p text:style-name="Standard"><text:span text:style-name="Default_20_Paragraph_20_Font"><text:span text:style-name="T213">L212-214 What statistic is used to quantify the 5% difference? Is the difference for an average over the entire model or just for the region of interest? More detail is needed.</text:span></text:span></text:p>
      <text:p text:style-name="P79"><text:span text:style-name="Default_20_Paragraph_20_Font"><text:span text:style-name="T176">Response:</text:span></text:span><text:span text:style-name="Default_20_Paragraph_20_Font"><text:span text:style-name="T39"> </text:span></text:span><text:span text:style-name="Default_20_Paragraph_20_Font"><text:span text:style-name="T78">We have modified the original text for a description of our calculations as “to 5% magnitude difference in our region of interest with respect to the no-slip boundary values” in ln 223.</text:span></text:span></text:p>
      <text:p text:style-name="P79"><text:span text:style-name="Default_20_Paragraph_20_Font"><text:span text:style-name="T39"/></text:span></text:p>
      <text:p text:style-name="P79"><text:span text:style-name="Default_20_Paragraph_20_Font"><text:span text:style-name="T216">L215-216 Ian Rose developed the Free Surface capabilities in ASPECT. Need to cite his work. Ian Rose, Bruce Buffett, and Timo Heister. 2017. “Stability and Accuracy of Free Surface Time Integration in Viscous Flows.” Physics of the Earth and Planetary Interiors 262 (January): 90–100. doi:10.1016/j.pepi.2016.11.007. </text:span></text:span><text:a xlink:type="simple" xlink:href="http://dx.doi.org/10.1016/j.pepi.2016.11.007" text:style-name="Internet_20_link" text:visited-style-name="Visited_20_Internet_20_Link"><text:span text:style-name="Default_20_Paragraph_20_Font">http://dx.doi.org/10.1016/j.pepi.2016.11.007</text:span></text:a><text:span text:style-name="Default_20_Paragraph_20_Font"><text:span text:style-name="T216">.</text:span></text:span></text:p>
      <text:p text:style-name="P80"><text:span text:style-name="Default_20_Paragraph_20_Font"><text:span text:style-name="T177">Response: </text:span></text:span><text:span text:style-name="Default_20_Paragraph_20_Font"><text:span text:style-name="T82">Thank you for pointing that out. <text:s/>We have added the reference in ln 224 as “We let the top boundary be a free surface, which was developed by Rose et al., (2017) in ASPECT, that can generate topography in response to the instantaneous flow in the mantle.”<text:tab/></text:span></text:span></text:p>
      <text:p text:style-name="Standard"><text:span text:style-name="Default_20_Paragraph_20_Font"><text:span text:style-name="T36"/></text:span></text:p>
      <text:p text:style-name="Standard"><text:span text:style-name="Default_20_Paragraph_20_Font"><text:span text:style-name="T213">L227 remove “always”</text:span></text:span></text:p>
      <text:p text:style-name="P81"><text:span text:style-name="Default_20_Paragraph_20_Font"><text:span text:style-name="T179">Response: </text:span></text:span><text:span text:style-name="Default_20_Paragraph_20_Font"><text:span text:style-name="T79">We </text:span></text:span><text:span text:style-name="Default_20_Paragraph_20_Font"><text:span text:style-name="T80">have modified the description of Molchan Anaysis based</text:span></text:span><text:span text:style-name="Default_20_Paragraph_20_Font"><text:span text:style-name="T79"> on the reviewer’s suggestion </text:span></text:span><text:span text:style-name="Default_20_Paragraph_20_Font"><text:span text:style-name="T80">in ln 236-246 as “ The predicting quantity (“predictor”) is first expressed as a fraction of “occupied” space where the predictor is less than or equal to the value. ... These curves are fixed with the boundary conditions of <text:s/>{0,1} and {1,0}, implying that all earthquakes lie in the range of the predictor values.”</text:span></text:span></text:p>
      <text:p text:style-name="P81"><text:span text:style-name="Default_20_Paragraph_20_Font"><text:span text:style-name="T80"/></text:span></text:p>
      <text:p text:style-name="P81"><text:span text:style-name="Default_20_Paragraph_20_Font"><text:span text:style-name="T217">L228 a whole -&gt; an entire</text:span></text:span></text:p>
      <text:p text:style-name="P82"><text:span text:style-name="Default_20_Paragraph_20_Font"><text:span text:style-name="T178">Response: </text:span></text:span><text:span text:style-name="Default_20_Paragraph_20_Font"><text:span text:style-name="T81">We have modified the text from “Then, a whole range of the predictor can be mapped to a range of fractions of occupied space that is from 0 to 1.” to “This mapping implies that the maximum and the minimum value of the predictor has occupied space equal to 1 and 0, respectively.” in ln 238-240.</text:span></text:span></text:p>
      <text:p text:style-name="P82"><text:span text:style-name="Default_20_Paragraph_20_Font"><text:span text:style-name="T218"/></text:span></text:p>
      <text:p text:style-name="P82"><text:span text:style-name="Default_20_Paragraph_20_Font"><text:span text:style-name="T218">L243 Lithosphere = crust + lithospheric mantle. Lithosphere is not below the crust as many diagrams erroneously show. You must mean lithospheric mantle is homogenous.</text:span></text:span></text:p>
      <text:p text:style-name="P83"><text:span text:style-name="Default_20_Paragraph_20_Font"><text:span text:style-name="T180">Response:</text:span></text:span><text:span text:style-name="Default_20_Paragraph_20_Font"><text:span text:style-name="T219"> </text:span></text:span><text:span text:style-name="Default_20_Paragraph_20_Font"><text:span text:style-name="T83">We have modified the text from </text:span></text:span><text:span text:style-name="Default_20_Paragraph_20_Font"><text:span text:style-name="T84"><text:s/>“We use CRUST1.0 (Laske et al., 2013) model </text:span></text:span><text:span text:style-name="Default_20_Paragraph_20_Font"><text:span text:style-name="T83">for crustal thickness and density distribution, and a homogeneous lithosphere with a representative density value of 3250 kg/m3 (Becker et al., 2014)” to “Due to unavailability of the crustal structure in the tomography model by Biryol et al. (2016), we use CRUST1.0 (Laske et al., 2013) model for crustal thickness and density distribution, and a </text:span></text:span><text:soft-page-break/><text:span text:style-name="Default_20_Paragraph_20_Font"><text:span text:style-name="T83">lithospheric mantle with density distribution computed from the seismic tomography (see Appendix A for details).” in ln 251-254.</text:span></text:span></text:p>
      <text:p text:style-name="P82"><text:span text:style-name="Default_20_Paragraph_20_Font"><text:span text:style-name="T218"/></text:span></text:p>
      <text:p text:style-name="P82"><text:span text:style-name="Default_20_Paragraph_20_Font"><text:span text:style-name="T208">This entire section 3.3.1 is not clearly linked with your modeling approach. It’s presented as though GPE is calculated separately from your 3D regional model. Please provide more linkages to the model you’ve developed. Also, is there a figure to go with this section?</text:span></text:span></text:p>
      <text:p text:style-name="P84"><text:span text:style-name="Default_20_Paragraph_20_Font"><text:span text:style-name="T181">Response:</text:span></text:span><text:span text:style-name="Default_20_Paragraph_20_Font"><text:span text:style-name="T212"> </text:span></text:span><text:span text:style-name="Default_20_Paragraph_20_Font"><text:span text:style-name="T35">Thank you for the suggestion. We have recomputed the GPE based on the densities converted from inverted temperatures from tomography model in </text:span></text:span><text:span text:style-name="Default_20_Paragraph_20_Font"><text:span text:style-name="T83"><text:s/>ln 251-254. </text:span></text:span><text:span text:style-name="Default_20_Paragraph_20_Font"><text:span text:style-name="T85">We have also added the reference to the Fig. S1 for the computed GPE.</text:span></text:span></text:p>
      <text:p text:style-name="P84"><text:span text:style-name="Default_20_Paragraph_20_Font"><text:span text:style-name="T85"/></text:span></text:p>
      <text:p text:style-name="P84"><text:span text:style-name="Default_20_Paragraph_20_Font"><text:span text:style-name="T220">L245 Dynamic topography capabilities were largely developed by Jackie Austermann. Cite her work. Any figures to reference?</text:span></text:span></text:p>
      <text:p text:style-name="P50">Response: <text:span text:style-name="T145">We have added the reference of Dr. </text:span><text:span text:style-name="Default_20_Paragraph_20_Font"><text:span text:style-name="T146">Austermann </text:span></text:span><text:span text:style-name="Default_20_Paragraph_20_Font"><text:span text:style-name="T145">and the figure in ln 256-259 as “</text:span></text:span><text:span text:style-name="T131">The dynamic topography for our model is computed in ASPECT, implemented in ASPECT by Dr. Austermann, described in Austermann et al. (2015). This quantity represents the radial stress at the surface due to the mantle flow generated from the buoyancy effects based on the heterogeneous temperature distribution (Fig. S1).” </text:span></text:p>
      <text:p text:style-name="P5"/>
      <text:p text:style-name="P48">Section 3.3.3 Be more consistent when using the terms stress and stress changes.</text:p>
      <text:p text:style-name="P51">Response:<text:span text:style-name="T256"> </text:span><text:span text:style-name="T131">Section 3.3.3 describes the geodynamic quantities as Coulomb and differential stress changes between two numerical models. We have modified the instances in Section 3.3.3 to be consistent in relaying this definition for these quantities.</text:span></text:p>
      <text:p text:style-name="P5"/>
      <text:p text:style-name="P5">L256 Support for using 0.6 for the coefficient of fault friction could be more strongly justified. There’s studies that suggest it is actually much lower.</text:p>
      <text:p text:style-name="P52">Response:<text:span text:style-name="T256"> </text:span><text:span text:style-name="T147">We have added another reference for supporting 0.6 value as the coefficient of friction (μ) and discussed the </text:span><text:span text:style-name="T148">case using a lower value of </text:span><text:span text:style-name="T147">μ </text:span><text:span text:style-name="T148">in the </text:span><text:span text:style-name="T147">ln 267-270 </text:span><text:span text:style-name="T148">as </text:span><text:span text:style-name="T147">“Since we do not have sufficient constraints on the effective friction coefficients (μ) for the faults in the study area, we use a value of 0.6 as done by Hurd &amp; Zoback (2012); Huang et al. (2017) for the similar study region. At lower μ, as suggested in the western US (Townend &amp; Zoback, 2004), the faults would be easier to fail.”</text:span></text:p>
      <text:p text:style-name="P52"><text:span text:style-name="T147"/></text:p>
      <text:p text:style-name="P52"><text:span text:style-name="T264">L292 Isn’t it possible that the influences of the geodynamic quantities could be different for the different seismic zones? The topography is quite different across the region as is the upper mantle structure.</text:span></text:p>
      <text:p text:style-name="P54"><text:span text:style-name="T299">Response:</text:span></text:p>
      <text:p text:style-name="P52"><text:span text:style-name="T264"/></text:p>
      <text:p text:style-name="P52"><text:span text:style-name="T264">L302 is confusing because in In L223-224 you say differential stress is one of the geodynamic quantities.</text:span></text:p>
      <text:p text:style-name="P53">Response:<text:span text:style-name="T256"> </text:span><text:span text:style-name="T131">We have modified the sentence from “The Molchan curves for the geodynamic quantities and the differential stress” to “The Molchan curves for the geodynamic quantities, except the Coulomb stress and the optimal Coulomb stress” in ln 316-317.</text:span></text:p>
      <text:p text:style-name="P53"><text:span text:style-name="T256"/></text:p>
      <text:p text:style-name="P53"><text:span text:style-name="T256">L311 Are these geodynamic quantities or earthquake indicators? What is an earthquake indicator anyway? Stress indicator is used throughout, but earthquake indicator is not defined.</text:span></text:p>
      <text:p text:style-name="P55">Response:<text:span text:style-name="T256"> </text:span><text:span text:style-name="T131">We attempted to </text:span><text:span text:style-name="T149">divide all the geodynamic quantities into stress indicators (differential and Coulomb stresses) and earthquake indicators (GPE, dynamic topography and rate of change of dynamic topography) in the previous version </text:span><text:span text:style-name="T150">of the manuscript</text:span><text:span text:style-name="T149">.</text:span></text:p>
      <text:p text:style-name="P55"><text:span text:style-name="T149">To avoid the confusion, we have removed the distinction and explicitly mentioned the geodynamic quantities </text:span><text:span text:style-name="T150">in ln 323 as “The geodynamic quantities, GPE, h</text:span><text:span text:style-name="T160">dyn</text:span><text:span text:style-name="T150"> and dh</text:span><text:span text:style-name="T160">dyn</text:span><text:span text:style-name="T150">/dt, are computed at the top surface for our reference model”. </text:span></text:p>
      <text:p text:style-name="P55"><text:span text:style-name="T150"/></text:p>
      <text:p text:style-name="P56"><text:span text:style-name="T265">L317-318 whole →</text:span><text:span text:style-name="T266"> </text:span><text:span text:style-name="T265">entire. Upper mantle needs to be further defined. &gt;60 km to what depth? Technically all lithospheric mantle is part of the upper mantle, so parts of the upper mantle may be shallower than 60 km. </text:span></text:p>
      <text:p text:style-name="P57">Response: <text:span text:style-name="T151">We have addressed the reviewer’s suggestion in ln 333 as “These stress changes account for the</text:span></text:p>
      <text:p text:style-name="P25"><text:span text:style-name="T267">effects from the entire upper-mantle heterogeneities.” The difference between HT-HM represents all the upper-mantle (from 36 km to 660 km in our model). </text:span></text:p>
      <text:p text:style-name="P5"><text:soft-page-break/></text:p>
      <text:p text:style-name="P49">L329-330 Sentence needs to be rewritten and there needs to be quantification of this claim.</text:p>
      <text:p text:style-name="P49"><text:span text:style-name="T8"/></text:p>
      <text:p text:style-name="P49"><text:span text:style-name="T8">Response: </text:span><text:span text:style-name="T152">We modified the sentence based on reviewer’s suggestion in ln344-346 as “The Molchan analyses of the geodynamic quantities on our models suggest that GPE is the best indicator of the seismicity, implying a good correlation between the seismicity and the areas of high GPE (highest skill,S=0.22, in Fig. 6(b))”</text:span></text:p>
      <text:p text:style-name="P5"/>
      <text:p text:style-name="Standard"><text:span text:style-name="Default_20_Paragraph_20_Font"><text:span text:style-name="T208">L332 structural heterogeneity – what does that mean? Are you referring to density heterogeneities? Fault structure changes? Please clarify.</text:span></text:span></text:p>
      <text:p text:style-name="P85"><text:span text:style-name="T13">Response</text:span><text:span text:style-name="T9">: </text:span><text:span text:style-name="T122">Yes, we want to suggest lateral density variations. We have modified the sentence based on the reviewer’s suggestion from “structural heterogeneity” to “lateral density and thickness variations of the lithosphere” </text:span><text:span text:style-name="T123">in ln 348.</text:span></text:p>
      <text:p text:style-name="P85"><text:span text:style-name="T123"/></text:p>
      <text:p text:style-name="P66"><text:span text:style-name="T23">L343-346 Changes in stress can’t quantify something. </text:span><text:span text:style-name="T24">Th</text:span><text:span text:style-name="T23">e noun-verb agreement here doesn’t make sense.</text:span></text:p>
      <text:p text:style-name="P67"><text:span text:style-name="T16">R</text:span><text:span text:style-name="T15">esponse:</text:span><text:span text:style-name="T121"> </text:span><text:span text:style-name="T124">We have changed the sentence from “Changes in differential stress (∆σdiff) and the Coulomb stress (∆C) for the cases HT−HM and HT−HR quantify how the upper-mantle heterogeneity and the lithospheric</text:span></text:p>
      <text:p text:style-name="P26"><text:span text:style-name="T268">drip, respectively, can contribute to the seismicity” to “Changes in differential stress (∆σdiff) and the Coulomb stress (∆C) for the cases HT−HM and HT−HR measures the effect of the upper-mantle heterogeneity and the lithospheric drip, respectively, on the seismicity in the ETSZ, GCSZ, CVSZ, SCSZ, and NMSZ (see Fig. 6(a) for their locations).” in ln 359-363.</text:span></text:p>
      <text:p text:style-name="P26"><text:span text:style-name="T268"/></text:p>
      <text:p text:style-name="P58"><text:span text:style-name="T268">L346 involves -</text:span><text:span text:style-name="T269">&gt;</text:span><text:span text:style-name="T268"> includes</text:span></text:p>
      <text:p text:style-name="P59">Response:<text:span text:style-name="T131"> </text:span><text:span text:style-name="T153">We have removed the original sentence in the revision for which this suggestion was made.</text:span></text:p>
      <text:p text:style-name="P59"><text:span text:style-name="T153"/></text:p>
      <text:p text:style-name="P59"><text:span text:style-name="T270">L352-353 Specify what the values are that are published in Sibson, 1990. Is the nucleation assuming there is no fault? Triggering fault slip values of stress changes can be quite low, 0.1 MPa (Hamling et al., 2010).</text:span></text:p>
      <text:p text:style-name="P59"><text:span text:style-name="T270">Hamling, I. J., Wright, T. J., Calais, E., Bennati, L., &amp; Lewi, E. (2010). Stress transfer between thirteen successive dyke intrusions in Ethiopia. Nature Geoscience, 3(10), 713–717. </text:span><text:a xlink:type="simple" xlink:href="https://doi.org/10.1038/ngeo967" text:style-name="Internet_20_link" text:visited-style-name="Visited_20_Internet_20_Link"><text:span text:style-name="T270">https://doi.org/10.1038/ngeo967</text:span></text:a></text:p>
      <text:p text:style-name="P59"><text:span text:style-name="T270"/></text:p>
      <text:p text:style-name="P60">Response: <text:span text:style-name="T131">Yes, the values </text:span><text:span text:style-name="T154">for nucleation assume that faults are not present. We have rephrased the sentence as “ even the greatest value of ∆σ</text:span><text:span text:style-name="T161">HT−HM</text:span><text:span text:style-name="T154"> ∼ 30 MPa in the ETSZ (Fig. S2) is an order of magnitude less than the value required for the generation of faults at crustal depths of 10-20 km (using appropriate values for crust in Byerlee’s Law).” We </text:span><text:span text:style-name="T155">describe the values of differential stress to put forward the need for preexisting faults in presence of stress changes due to the upper-mantle heterogeneity, and therefore, calculation of Coulomb stress change in presence of the upper-mantle heterogeneity. </text:span></text:p>
      <text:p text:style-name="P63"><text:span text:style-name="T155">T</text:span><text:span text:style-name="T131">he triggering values at faults as suggested by the reviewer are appropriate in suggesting that faults can slip at low </text:span><text:span text:style-name="T155">Coulomb stress change </text:span><text:span text:style-name="T131">values,i.e., 0.1 Mpa.</text:span></text:p>
      <text:p text:style-name="P63"><text:span text:style-name="T131"/></text:p>
      <text:p text:style-name="P63"><text:span text:style-name="T256">L357-358 I am surprised that faults have been detected in the mantle and are revealed with tomography. Perhaps this sentence is intended to say something else.</text:span></text:p>
      <text:p text:style-name="P61">Response: <text:span text:style-name="T156">We intended to convey the heterogeneity of the upper mantle revealed in the tomography. We have rephrased the sentence from “</text:span><text:span text:style-name="T157">F</text:span><text:span text:style-name="T156">rom our Coulomb … we find that these faults are more loaded towards failure in the heterogeneous upper mantle revealed by the tomography (Fig. 6(c)) than in the laterally uniform one (Fig. 6(d</text:span><text:span text:style-name="T157">)).</text:span><text:span text:style-name="T156">” to “From our Coulomb stress … we find that these faults are more loaded towards failure in the heterogeneous upper mantle relative to a homogeneous upper mantle (Fig. 6(c), S3).” in ln 376-379.</text:span></text:p>
      <text:p text:style-name="P61"><text:span text:style-name="T156"/></text:p>
      <text:p text:style-name="P61"><text:span text:style-name="T271">L363 The match needs to be quantified.</text:span></text:p>
      <text:p text:style-name="P64"><text:span text:style-name="T300">R</text:span>esponse: </text:p>
      <text:p text:style-name="P61"><text:span text:style-name="T156"/></text:p>
      <text:p text:style-name="P61"><text:span text:style-name="T271">L362 Is SHmax computed only at the surface? Is it based on a vertically averaged model? At what depth is the calculated made? Is could vary significantly depending on how the quantity is</text:span><text:span text:style-name="T272"> </text:span><text:span text:style-name="T271">calculated.</text:span></text:p>
      <text:p text:style-name="P61"><text:span text:style-name="T271"/></text:p>
      <text:p text:style-name="P65"><text:soft-page-break/>Response:<text:span text:style-name="T29"> </text:span><text:span text:style-name="T131">We calculate the SHmax directions at 15 km depth. We have added the ln 381-384 for clarity as “The directions of maximum horizontal stress (SH ) computed at the depth of 15 km, which is the depth at which most earthquakes in this region occur (Mazzotti &amp; Townend,2010), from the model HT roughly match those obtained <text:s/>by Levandowski et al. (2018) in all the seismic zones but the ETSZ (Fig. 7)”.</text:span></text:p>
      <text:p text:style-name="P62"><text:span text:style-name="T271">L369 Same comments as above.</text:span></text:p>
      <text:p text:style-name="P86"><text:span text:style-name="T207">Response:</text:span><text:span text:style-name="T244"> </text:span><text:span text:style-name="T126">We</text:span><text:span text:style-name="T245"> </text:span><text:span text:style-name="T126">have addressed the comments in ln 392-393 as “The distribution of stress regime parameter, R, (Delvaux et al., 1997; Simpson, 1997), computed based on the model HT at 15 km depth.”</text:span></text:p>
      <text:p text:style-name="P86"><text:span text:style-name="T125"/></text:p>
      <text:p text:style-name="P72"><text:span text:style-name="T25">L409 The flow itself does not cause seismicity. Rather, it’s the interaction of the flow with overlying lithosphere.</text:span></text:p>
      <text:p text:style-name="P68"><text:span text:style-name="T17">R</text:span><text:span text:style-name="T15">esponse: </text:span><text:span text:style-name="T127">We have modified the sentence from “Forte et al. (2007) presented ... data and observed a downward vertical flow beneath the NMSZ, which could generate intraplate seismicity.” to “Forte et al. (2007) presented ... data and observed a downward vertical flow beneath the NMSZ, and interacts with the overlying lithosphere to generate seismicity.”</text:span></text:p>
      <text:p text:style-name="P68"><text:span text:style-name="T26"/></text:p>
      <text:p text:style-name="P68"><text:span text:style-name="T26">L418 Mantle tractions are a tectonic stress.</text:span></text:p>
      <text:p text:style-name="P69"><text:span text:style-name="T18">R</text:span><text:span text:style-name="T15">esponse: </text:span><text:span text:style-name="T128">We have modified “tectonic stress” to “plate boundary stresses” in ln 444</text:span></text:p>
      <text:p text:style-name="P69"><text:span text:style-name="T27"/></text:p>
      <text:p text:style-name="P70"><text:span text:style-name="T27">L443 ecologized -</text:span><text:span text:style-name="T28">&gt;</text:span><text:span text:style-name="T27"> eclogized</text:span></text:p>
      <text:p text:style-name="P70"><text:span text:style-name="T19">Response:</text:span><text:span text:style-name="T301"> </text:span><text:span text:style-name="T163">We addressed the reviewer’s comments in ln 464.</text:span><text:span text:style-name="T164"> </text:span></text:p>
      <text:p text:style-name="P70"><text:span text:style-name="T302"/></text:p>
      <text:p text:style-name="P70"><text:span text:style-name="T302">Supplement:</text:span></text:p>
      <text:p text:style-name="P70"><text:span text:style-name="T302">Figure S1. What are the red circles? Is this an aerial view? What depth are we seeing? Is this an average for the entire model? What are the axes?</text:span></text:p>
      <text:p text:style-name="P71"><text:span text:style-name="T301">Response: </text:span><text:span text:style-name="T165">We have added the description of the red circles (epicenters), axes, and the depth, 15 km, at which these quantities are computed.</text:span></text:p>
      <text:p text:style-name="P27"><text:span text:style-name="T302"/></text:p>
      <text:p text:style-name="P70"><text:span text:style-name="T302">Figure S2. L24 HT-HM is misplaced.</text:span></text:p>
      <text:p text:style-name="P87"><text:span text:style-name="T253">Response: </text:span><text:span text:style-name="T165">We have </text:span><text:span text:style-name="T166">removed the HT-HM from the caption.</text:span></text:p>
      <text:p text:style-name="P87"><text:span text:style-name="T166"/></text:p>
      <text:h text:style-name="Heading_20_1" text:outline-level="1">Reviewer #3 comments and responses</text:h>
      <text:p text:style-name="Standard"><text:span text:style-name="Default_20_Paragraph_20_Font"><text:span text:style-name="T30"/></text:span></text:p>
      <text:p text:style-name="P88"><text:span text:style-name="Default_20_Paragraph_20_Font"><text:span text:style-name="T208">The study examines the role of small scale upper mantle heterogeneities as well as GPE in explaining the seismicity in the central <text:s/>and eastern United States (CEUS). I feel the paper is well-written and merits publication. However, I have a few suggestions, most of which are detailed below. I would start with the title itself. <text:s/>One of the main goals of the study is to explain seismicity in CEUS, but the title doesn’t reflect that. Maybe, a more apt title would be “Seismicity in the Central and Southeastern US due to upper mantle heterogeneities” or something similar?</text:span></text:span></text:p>
      <text:p text:style-name="P89"><text:span text:style-name="Default_20_Paragraph_20_Font"><text:span text:style-name="T182">Response:</text:span></text:span><text:span text:style-name="Default_20_Paragraph_20_Font"><text:span text:style-name="T221"> </text:span></text:span><text:span text:style-name="Default_20_Paragraph_20_Font"><text:span text:style-name="T86">Thank you, we have modified the title of the paper according to the reviewer’s suggestion as “</text:span></text:span><text:span text:style-name="Default_20_Paragraph_20_Font"><text:span text:style-name="T48">Seismicity</text:span></text:span><text:span text:style-name="Default_20_Paragraph_20_Font"><text:span text:style-name="T86"> in the Central and Southeastern US due to upper mantle </text:span></text:span><text:span text:style-name="Default_20_Paragraph_20_Font"><text:span text:style-name="T129">heterogeneities”.</text:span></text:span></text:p>
      <text:p text:style-name="P89"><text:span text:style-name="Default_20_Paragraph_20_Font"><text:span text:style-name="T129"/></text:span></text:p>
      <text:p text:style-name="P89"><text:span text:style-name="Default_20_Paragraph_20_Font"><text:span text:style-name="T246">Line 17: Maybe “calculate” is a better word here than “acquire”.</text:span></text:span></text:p>
      <text:p text:style-name="P89"><text:span text:style-name="Default_20_Paragraph_20_Font"><text:span text:style-name="T182">Response: </text:span></text:span><text:span text:style-name="Default_20_Paragraph_20_Font"><text:span text:style-name="T86">We have modified the text from “calculate” to “acquire” in ln 17.</text:span></text:span></text:p>
      <text:p text:style-name="P89"><text:span text:style-name="Default_20_Paragraph_20_Font"><text:span text:style-name="T86"/></text:span></text:p>
      <text:p text:style-name="P89"><text:span text:style-name="Default_20_Paragraph_20_Font"><text:span text:style-name="T221">Lines 18-20: “Mantle flow......from the tomography study.” Awkward sentence, can probably be rephrased.</text:span></text:span></text:p>
      <text:p text:style-name="P90"><text:span text:style-name="Default_20_Paragraph_20_Font"><text:span text:style-name="T183">Response: </text:span></text:span><text:span text:style-name="Default_20_Paragraph_20_Font"><text:span text:style-name="T87">We have modified the sentence from “Mantle flow in our models is driven by heterogeneous buoyancy arising from a temperature field converted from the tomography study.” to “Our models are driven by the heterogeneous density distribution based on a temperature field converted from the tomography study. ” in ln 18-20.</text:span></text:span></text:p>
      <text:p text:style-name="P90"><text:span text:style-name="Default_20_Paragraph_20_Font"><text:span text:style-name="T222"/></text:span></text:p>
      <text:p text:style-name="P90"><text:span text:style-name="Default_20_Paragraph_20_Font"><text:span text:style-name="T222">Lines 21-23: “We compute......and gravitational potential energy (GPE) based on the tomography model..” I do not think GPE was calculated based on tomography; it was calculated based on Crust1.0 model.</text:span></text:span></text:p>
      <text:p text:style-name="P115"><text:soft-page-break/><text:span text:style-name="Default_20_Paragraph_20_Font"><text:span text:style-name="T184">Response: </text:span></text:span><text:span text:style-name="Default_20_Paragraph_20_Font"><text:span text:style-name="T88">We have modified the calculation of GPE using the tomography model in the lithospheric mantle and CRUST1.0 in the crust in the revised version of the manuscript. </text:span></text:span><text:span text:style-name="Default_20_Paragraph_20_Font"><text:span text:style-name="T120">We do this to maintain consistency with</text:span></text:span><text:span text:style-name="Default_20_Paragraph_20_Font"><text:span text:style-name="T88"> the computation of other geodynamic quantities. </text:span></text:span><text:span text:style-name="Default_20_Paragraph_20_Font"><text:span text:style-name="T120">The overall distribution of the GPE with the tomography model is very similar to our earlier GPE distribution. The skill of Molchan curve for the GPE using the tomography model and the LITHO1.0 is 0.22 and 0.24, respectively.</text:span></text:span></text:p>
      <text:p text:style-name="P91"><text:span text:style-name="Default_20_Paragraph_20_Font"><text:span text:style-name="T223"/></text:span></text:p>
      <text:p text:style-name="P91"><text:span text:style-name="Default_20_Paragraph_20_Font"><text:span text:style-name="T223">Lines 23-24: “.....and found that the GPE, representative of the structural and density heterogeneity...” where? GPE is representative of density anomalies in the crust/lithosphere. I think that should be added.</text:span></text:span></text:p>
      <text:p text:style-name="P92"><text:span text:style-name="Default_20_Paragraph_20_Font"><text:span text:style-name="T185">Response: </text:span></text:span><text:span text:style-name="Default_20_Paragraph_20_Font"><text:span text:style-name="T89">We have modified the sentence from “ GPE, representative of the structural and density heterogeneity” to “GPE, representative of the density anomalies in the lithosphere” in ln 23-24. </text:span></text:span></text:p>
      <text:p text:style-name="P92"><text:span text:style-name="Default_20_Paragraph_20_Font"><text:span text:style-name="T89"/></text:span></text:p>
      <text:p text:style-name="P92"><text:span text:style-name="Default_20_Paragraph_20_Font"><text:span text:style-name="T224">Lines 56-57: “Diverse origins of these local perturbations have been proposed, both crustal and......” Change to “Diverse origins of these local perturbations have been proposed, which include both crustal and...”.</text:span></text:span></text:p>
      <text:p text:style-name="P93"><text:span text:style-name="Default_20_Paragraph_20_Font"><text:span text:style-name="T186">Response: </text:span></text:span><text:span text:style-name="Default_20_Paragraph_20_Font"><text:span text:style-name="T90">The sentence is modified according to the reviewer’s suggestion in ln </text:span></text:span><text:span text:style-name="Default_20_Paragraph_20_Font"><text:span text:style-name="T91">54-55.</text:span></text:span></text:p>
      <text:p text:style-name="P93"><text:span text:style-name="Default_20_Paragraph_20_Font"><text:span text:style-name="T91"/></text:span></text:p>
      <text:p text:style-name="P93"><text:span text:style-name="Default_20_Paragraph_20_Font"><text:span text:style-name="T225">Line 70: “Becker et al. (2015) and found...” Any reference missing?</text:span></text:span></text:p>
      <text:p text:style-name="P94"><text:span text:style-name="Default_20_Paragraph_20_Font"><text:span text:style-name="T187">Response:</text:span></text:span><text:span text:style-name="Default_20_Paragraph_20_Font"><text:span text:style-name="T92"> </text:span></text:span><text:span text:style-name="Default_20_Paragraph_20_Font"><text:span text:style-name="T93">The sentence has been expanded to “Becker et al. (2015) utilized a shear wave tomography model to compute temperature and density anomalies to set up numerical models, and found that the lithospheric heterogeneity plays a crucial role in predicting the intraplate seismicity for the Western US.” in ln 68-71.</text:span></text:span></text:p>
      <text:p text:style-name="P94"><text:span text:style-name="Default_20_Paragraph_20_Font"><text:span text:style-name="T93"/></text:span></text:p>
      <text:p text:style-name="P94"><text:span text:style-name="Default_20_Paragraph_20_Font"><text:span text:style-name="T226">Lines 83-85: “We compute stress and topographic fields...three-dimensional (3D) numerical models.” Rephrase “Using three-dimensional (3D) numerical models we compute stress and topographic fields....from the heterogeneous density variations derived from the tomography model.” Otherwise, it seems that the density variations are converted from tomography using numerical models.</text:span></text:span></text:p>
      <text:p text:style-name="P95"><text:span text:style-name="Default_20_Paragraph_20_Font"><text:span text:style-name="T188">Response: </text:span></text:span><text:span text:style-name="Default_20_Paragraph_20_Font"><text:span text:style-name="T94">We have modified the sentence from “We compute stress and topographic fields arising from the mantle flow generated from the heterogeneous density variations converted from the tomography using instantaneous three-dimensional (3D) numerical models. ” to “</text:span></text:span><text:span text:style-name="Default_20_Paragraph_20_Font"><text:span text:style-name="T95">Using three-dimensional (3D) numerical models, we compute differential stress, Coulomb stress, Gravitational Potential Energy (GPE), dynamic topography, and rate of dynamic topography arising from the mantle flow generated from the heterogeneous temperature (or equivalently, density) variations” </text:span></text:span></text:p>
      <text:p text:style-name="P95"><text:span text:style-name="Default_20_Paragraph_20_Font"><text:span text:style-name="T95"/></text:span></text:p>
      <text:p text:style-name="P95"><text:span text:style-name="Default_20_Paragraph_20_Font"><text:span text:style-name="T227">Line 87: Ghosh et al., 2019, should be added while mentioning deviatoric stresses.</text:span></text:span></text:p>
      <text:p text:style-name="P96"><text:span text:style-name="Default_20_Paragraph_20_Font"><text:span text:style-name="T189">Response: </text:span></text:span><text:span text:style-name="Default_20_Paragraph_20_Font"><text:span text:style-name="T96">Added the reference of Ghosh et al., 2019, in ln 88.</text:span></text:span></text:p>
      <text:p text:style-name="P96"><text:span text:style-name="Default_20_Paragraph_20_Font"><text:span text:style-name="T96"/></text:span></text:p>
      <text:p text:style-name="P96"><text:span text:style-name="Default_20_Paragraph_20_Font"><text:span text:style-name="T228">Lines 91-92: “Ghosh et al. (2019) took a similar approach....”. Well, they did not look at the Coulomb failure criteria, but rather, they studied how their predicted deviatoric stresses arising from long wavelength density variations in the lithosphere and the mantle, using different lateral viscosity models, could explain the P-axes and the σH max of observed CEUS earthquakes.</text:span></text:span></text:p>
      <text:p text:style-name="P97"><text:span text:style-name="Default_20_Paragraph_20_Font"><text:span text:style-name="T190">Response: </text:span></text:span><text:span text:style-name="Default_20_Paragraph_20_Font"><text:span text:style-name="T97">We have modified the original sentences based on the reviewer’s suggestion in ln 90-95 as “Ghosh et al. (2019) took a similar approach and studied how their predicted deviatoric stresses arising from long wavelength density variations in the lithosphere and the mantle, using different lateral viscosity models, could explain the P-axes and the σH max of observed CEUS. However, Ghosh et al. (2019) do not consider the Coulomb failure criterion, and differs from our study in the scale of heterogeneity investigated.”</text:span></text:span></text:p>
      <text:p text:style-name="P97"><text:span text:style-name="Default_20_Paragraph_20_Font"><text:span text:style-name="T97"/></text:span></text:p>
      <text:p text:style-name="P97"><text:span text:style-name="Default_20_Paragraph_20_Font"><text:span text:style-name="T229">Line 101: “The data are collected from 514 stations in the study region (Fig. 1)...” I do not see any stations in Fig.1.</text:span></text:span></text:p>
      <text:p text:style-name="P98"><text:span text:style-name="Default_20_Paragraph_20_Font"><text:span text:style-name="T191">Response: </text:span></text:span><text:span text:style-name="Default_20_Paragraph_20_Font"><text:span text:style-name="T98">The reference for the figure was misplaced, we have removed it in ln 104 as “ The data are collected from 514 stations in the study region for 753 teleseismic earthquakes occurring between 2011 to 2015 with moment magnitude, Mw &gt; 5.5.”</text:span></text:span></text:p>
      <text:p text:style-name="P98"><text:span text:style-name="Default_20_Paragraph_20_Font"><text:span text:style-name="T230"/></text:span></text:p>
      <text:p text:style-name="P98"><text:span text:style-name="Default_20_Paragraph_20_Font"><text:span text:style-name="T230">Line 116: I think “extend” should be “extent”?</text:span></text:span></text:p>
      <text:p text:style-name="P99"><text:span text:style-name="Default_20_Paragraph_20_Font"><text:span text:style-name="T255">Response: </text:span></text:span><text:span text:style-name="Default_20_Paragraph_20_Font"><text:span text:style-name="T254">W</text:span></text:span><text:span text:style-name="Default_20_Paragraph_20_Font"><text:span text:style-name="T167">e have modified “extend” to “extent” in ln 118 of the revised manuscript.</text:span></text:span></text:p>
      <text:p text:style-name="P98"><text:span text:style-name="Default_20_Paragraph_20_Font"><text:span text:style-name="T230"/></text:span></text:p>
      <text:p text:style-name="P98"><text:soft-page-break/><text:span text:style-name="Default_20_Paragraph_20_Font"><text:span text:style-name="T230">Line 193: Replace “twice” with “two times”.</text:span></text:span></text:p>
      <text:p text:style-name="P99"><text:span text:style-name="Default_20_Paragraph_20_Font"><text:span text:style-name="T192">Response:</text:span></text:span><text:span text:style-name="Default_20_Paragraph_20_Font"><text:span text:style-name="T41"> </text:span></text:span><text:span text:style-name="Default_20_Paragraph_20_Font"><text:span text:style-name="T105">We have replaced “twice” with “two times” in ln 186.</text:span></text:span></text:p>
      <text:p text:style-name="P99"><text:span text:style-name="Default_20_Paragraph_20_Font"><text:span text:style-name="T105"/></text:span></text:p>
      <text:p text:style-name="P99"><text:span text:style-name="Default_20_Paragraph_20_Font"><text:span text:style-name="T231">Lines 218-219: “We derive from our numerical models three quantities to be tested for their relevance to seismicity: Gravitational potential energy,.....” Was GPE derived from the numerical models? I thought it was just calculated using a simple equation (equation 3)!</text:span></text:span></text:p>
      <text:p text:style-name="P100"><text:span text:style-name="Default_20_Paragraph_20_Font"><text:span text:style-name="T193">Response: </text:span></text:span><text:span text:style-name="Default_20_Paragraph_20_Font"><text:span text:style-name="T103">We </text:span></text:span><text:span text:style-name="Default_20_Paragraph_20_Font"><text:span text:style-name="T104">modified the computation of GPE in the revised version to use the densities converted from temperatures inverted using seismic tomography model. We describe this in ln 250-253 as “ Due to unavailability of the crustal structure in the tomography model by Biryol et al. (2016), we use CRUST1.0 (Laske et al., 2013) model for crustal thickness and density distribution, and a lithospheric mantle with density distribution computed from the seismic tomography (see Appendix A for details).” </text:span></text:span></text:p>
      <text:p text:style-name="P100"><text:span text:style-name="Default_20_Paragraph_20_Font"><text:span text:style-name="T104"/></text:span></text:p>
      <text:p text:style-name="P100"><text:span text:style-name="Default_20_Paragraph_20_Font"><text:span text:style-name="T232">Lines 226-228: “A value of a predicting quantity......” Sorry, I didn’t understand this sentence.</text:span></text:span></text:p>
      <text:p text:style-name="P101"><text:span text:style-name="Default_20_Paragraph_20_Font"><text:span text:style-name="T194">Response: </text:span></text:span><text:span text:style-name="Default_20_Paragraph_20_Font"><text:span text:style-name="T102">We have modified the definition of Mo</text:span></text:span><text:span text:style-name="Default_20_Paragraph_20_Font"><text:span text:style-name="T120">l</text:span></text:span><text:span text:style-name="Default_20_Paragraph_20_Font"><text:span text:style-name="T102">chan curves to make it clearer for the readers in ln 235- 240 as “The predicting quantity (“predictor”) is first expressed as a fraction of “occupied” space where the predictor is less than or equal to the value. This mapping implies that the maximum and the minimum value of the predictor has occupied space equal to 1 and 0, respectively. Next, we find the fraction of earthquakes that occurred outside the space occupied by the value, referred to as the fraction of missed earthquakes.”</text:span></text:span></text:p>
      <text:p text:style-name="P101"><text:span text:style-name="Default_20_Paragraph_20_Font"><text:span text:style-name="T233"/></text:span></text:p>
      <text:p text:style-name="P101"><text:span text:style-name="Default_20_Paragraph_20_Font"><text:span text:style-name="T233"/></text:span></text:p>
      <text:p text:style-name="P98"><text:span text:style-name="Default_20_Paragraph_20_Font"><text:span text:style-name="T230">Lines 309-311: “Three earthquake indicators....which is based on the tomography converted temperatures and viscosities....GPE,.....”. Again, I do not think GPE was based on tomography!</text:span></text:span></text:p>
      <text:p text:style-name="P102"><text:span text:style-name="Default_20_Paragraph_20_Font"><text:span text:style-name="T195">Response:</text:span></text:span><text:span text:style-name="Default_20_Paragraph_20_Font"><text:span text:style-name="T40"> </text:span></text:span><text:span text:style-name="Default_20_Paragraph_20_Font"><text:span text:style-name="T101">The reviewer is right but we have modified the GPE computation in the revised version to use tomography derived densities (ln 250-253). </text:span></text:span></text:p>
      <text:p text:style-name="P102"><text:span text:style-name="Default_20_Paragraph_20_Font"><text:span text:style-name="T234"/></text:span></text:p>
      <text:p text:style-name="P102"><text:span text:style-name="Default_20_Paragraph_20_Font"><text:span text:style-name="T234">Lines 328-329: “The Molchan analyses on the geodynamic quantities from the model H</text:span></text:span><text:span text:style-name="Default_20_Paragraph_20_Font"><text:span text:style-name="T235">T </text:span></text:span><text:span text:style-name="Default_20_Paragraph_20_Font"><text:span text:style-name="T234">suggest that GPE is the best indicator of the seismicity” I am wondering what could be the reason for this. Can a few sentences be added as to why high GPE areas would have more earthquakes?</text:span></text:span></text:p>
      <text:p text:style-name="P103"><text:span text:style-name="Default_20_Paragraph_20_Font"><text:span text:style-name="T196">Response: </text:span></text:span><text:span text:style-name="Default_20_Paragraph_20_Font"><text:span text:style-name="T99">We have added </text:span></text:span><text:span text:style-name="Default_20_Paragraph_20_Font"><text:span text:style-name="T106">the explanation for regions with high GPE and more earthquakes in </text:span></text:span><text:span text:style-name="Default_20_Paragraph_20_Font"><text:span text:style-name="T99">ln 347-349 “ The high GPE areas have more earthquakes because these are also </text:span></text:span><text:span text:style-name="Default_20_Paragraph_20_Font"><text:span text:style-name="T100">the regions with thinned crust, and therefore, thicker high-density lithospheric mantle, </text:span></text:span><text:span text:style-name="Default_20_Paragraph_20_Font"><text:span text:style-name="T99">based on the tomography model used in this study (Fig.10 in Biryol et al. (2016)).” <text:s/>and ln 365-370 <text:s/>“ The overall skill associated with the stress in</text:span></text:span><text:span text:style-name="Default_20_Paragraph_20_Font"><text:span text:style-name="T100">dicators of the HT−HM model (Fig. 6(c)) is stronger than the HT−HR model (Fig. 6(d)). </text:span></text:span><text:span text:style-name="Default_20_Paragraph_20_Font"><text:span text:style-name="T99">This is consistent with the high skill measure of the GPE in the HT model (Fig. 6(b)), </text:span></text:span><text:span text:style-name="Default_20_Paragraph_20_Font"><text:span text:style-name="T100">since the total mantle density anomalies, as accounted in the HT−HM model, give rise </text:span></text:span><text:span text:style-name="Default_20_Paragraph_20_Font"><text:span text:style-name="T99">HT−HM t</text:span></text:span><text:span text:style-name="Default_20_Paragraph_20_Font"><text:span text:style-name="T100">o the GPE.”</text:span></text:span></text:p>
      <text:p text:style-name="P103"><text:span text:style-name="Default_20_Paragraph_20_Font"><text:span text:style-name="T100"/></text:span></text:p>
      <text:p text:style-name="P103"><text:span text:style-name="Default_20_Paragraph_20_Font"><text:span text:style-name="T235">Lines 336-340: “This contrast in the predicting powers......indicates that the CEUS seismic zones are better correlated with the mid-lithospheric or deeper density heterogeneities than the near-surface ones.” I am bit confused here. Isn’t it the opposite? GPE represents crustal (i.e. shallow) density anomalies, whereas dynamic topography stems from mantle convective forces (i.e deeper buoyancies).</text:span></text:span></text:p>
      <text:p text:style-name="P104"><text:span text:style-name="Default_20_Paragraph_20_Font"><text:span text:style-name="T197">Response: </text:span></text:span><text:span text:style-name="Default_20_Paragraph_20_Font"><text:span text:style-name="T107">Yes, the definitions are reversed. We have corrected for this in ln 355-358 as “ This contrast in the predicting powers of vertical stress at the top surface (h</text:span></text:span><text:span text:style-name="Default_20_Paragraph_20_Font"><text:span text:style-name="T162">dyn</text:span></text:span><text:span text:style-name="Default_20_Paragraph_20_Font"><text:span text:style-name="T107"> and dh</text:span></text:span><text:span text:style-name="Default_20_Paragraph_20_Font"><text:span text:style-name="T162">dyn</text:span></text:span><text:span text:style-name="Default_20_Paragraph_20_Font"><text:span text:style-name="T107">/dt) and the GPE indicates that the CEUS seismic zones are better correlated with the lithospheric mantle or crustal density heterogeneities than with</text:span></text:span></text:p>
      <text:p text:style-name="P104"><text:span text:style-name="Default_20_Paragraph_20_Font"><text:span text:style-name="T107">the stresses arising due to sub-lithospheric mantle flow (i.e, deeper bouyancies).”</text:span></text:span></text:p>
      <text:p text:style-name="P104"><text:span text:style-name="Default_20_Paragraph_20_Font"><text:span text:style-name="T107"/></text:span></text:p>
      <text:p text:style-name="P104"><text:span text:style-name="Default_20_Paragraph_20_Font"><text:span text:style-name="T236">Lines 353-355: “This deficiency in magnitude requires other contributions for explaining the seismicity in the CEUS like weak existing faults created during the past several Wilson cycles” or long wavelength boundary stresses as suggested by Ghosh et al. (2019).</text:span></text:span></text:p>
      <text:p text:style-name="P105"><text:span text:style-name="Default_20_Paragraph_20_Font"><text:span text:style-name="T198">Response:</text:span></text:span><text:span text:style-name="Default_20_Paragraph_20_Font"><text:span text:style-name="T42"> </text:span></text:span><text:span text:style-name="Default_20_Paragraph_20_Font"><text:span text:style-name="T108">We have modified the sentence based on the reviewer’s suggestion as “ This deficiency in magnitude requires other contributions for explaining the seismicity in the CEUS like weak existing faults created during the past several Wilson cycles (Thomas et al., 2006) or long wavelength boundary stresses as suggested by Ghosh et al. (2019)”.</text:span></text:span></text:p>
      <text:p text:style-name="P105"><text:span text:style-name="Default_20_Paragraph_20_Font"><text:span text:style-name="T237"/></text:span></text:p>
      <text:p text:style-name="P105"><text:soft-page-break/><text:span text:style-name="Default_20_Paragraph_20_Font"><text:span text:style-name="T237">Lines 366-368: “This is not surprising as faulting in the ETSZ may be strongly influenced by density anomalies in the lower crust inherited from past tectonic events (Levandowski et al., 2018), which are not accounted in this study”. That may not be the reason for the misfit. Ghosh et al. (2019) also observed similar misfit in the ETSZ region (Fig. 7 of their paper) from their combined models of GPE (that includes crustal density anomalies) and mantle buoyancies.</text:span></text:span></text:p>
      <text:p text:style-name="P106"><text:span text:style-name="Default_20_Paragraph_20_Font"><text:span text:style-name="T199">Response:</text:span></text:span><text:span text:style-name="Default_20_Paragraph_20_Font"><text:span text:style-name="T238"> </text:span></text:span><text:span text:style-name="Default_20_Paragraph_20_Font"><text:span text:style-name="T109">We have modified the explanation for the misfit in the Eastern Tennessee Seismic Zone in ln 389 – 394 as “ This misfit in the SH directions of the ETSZ has also been observed by Ghosh et al. (2019) (Fig.7 of the paper) in their numerical models with lateral viscosity contrasts of the upper mantle. Our possible reasoning</text:span></text:span></text:p>
      <text:p text:style-name="P106"><text:span text:style-name="Default_20_Paragraph_20_Font"><text:span text:style-name="T109">for this misfit is the stress concentration along the boundary of the strength contrast in the basement crustal rocks (Powell et al., 1994), which is difficult to resolve in a mantle tomography study.”</text:span></text:span></text:p>
      <text:p text:style-name="P106"><text:span text:style-name="Default_20_Paragraph_20_Font"><text:span text:style-name="T109"/></text:span></text:p>
      <text:p text:style-name="P106"><text:span text:style-name="Default_20_Paragraph_20_Font"><text:span text:style-name="T238">Lines 376-378: “This discrepancy.....occurs because our model does not account for compressive tectonic stresses due to ridge push”. This may not be the sole reason for the discrepancy. Ghosh et al. (2019) predicted compressive stresses in these regions from mantle tractions alone (Fig. 10 of their paper), although GPE would indeed introduce more compression in that area. I think a part of what is missing is also the long wavelength far-field stresses from both crustal and mantle buoyancies.</text:span></text:span></text:p>
      <text:p text:style-name="P107"><text:span text:style-name="Default_20_Paragraph_20_Font"><text:span text:style-name="T200">Response: </text:span></text:span><text:span text:style-name="Default_20_Paragraph_20_Font"><text:span text:style-name="T110">We have modified the sentences to include the long-wavelength stresses in ln 402-406 as “ This discrepancy between the modeled and predicted faulting style at the CVSZ and the SCSZ occurs because our model does not account for compressive tectonic stresses due to ridge push and long-wavelength crustal and mantle viscosity contrasts (i.e., between cratons and weak plate boundaries), which are highest at these zones due to the proximity to the plate boundary.”</text:span></text:span></text:p>
      <text:p text:style-name="P106"><text:span text:style-name="Default_20_Paragraph_20_Font"><text:span text:style-name="T238"/></text:span></text:p>
      <text:p text:style-name="P106"><text:span text:style-name="Default_20_Paragraph_20_Font"><text:span text:style-name="T238">Lines 415-429: While spatially limited weak zones may indeed be important, large scale lateral strength variations, such as cratons and weak plate boundaries can also focus stress.</text:span></text:span></text:p>
      <text:p text:style-name="P108"><text:span text:style-name="Default_20_Paragraph_20_Font"><text:span text:style-name="T201">Response: </text:span></text:span><text:span text:style-name="Default_20_Paragraph_20_Font"><text:span text:style-name="T111">We have included the effects of the large-scale viscosity variations in ln 445- 448 as “Other likely mechanisms to explain the earthquakes in this region include the presence of spatially limited weak zones activated under plate boundary stresses, and stress concentrations due to large-scale viscosity variations, such as cratons and plate boundaries.”</text:span></text:span></text:p>
      <text:p text:style-name="P108"><text:span text:style-name="Default_20_Paragraph_20_Font"><text:span text:style-name="T239"/></text:span></text:p>
      <text:p text:style-name="P108"><text:span text:style-name="Default_20_Paragraph_20_Font"><text:span text:style-name="T239">Line 572: Are τzx and τzy components of deviatoric stress tensor?</text:span></text:span></text:p>
      <text:p text:style-name="P109"><text:span text:style-name="Default_20_Paragraph_20_Font"><text:span text:style-name="T202">Response:</text:span></text:span><text:span text:style-name="Default_20_Paragraph_20_Font"><text:span text:style-name="T43"> </text:span></text:span><text:span text:style-name="Default_20_Paragraph_20_Font"><text:span text:style-name="T112">The </text:span></text:span><text:span text:style-name="Default_20_Paragraph_20_Font"><text:span text:style-name="T111">τzx and τzy </text:span></text:span><text:span text:style-name="Default_20_Paragraph_20_Font"><text:span text:style-name="T113">in our Coulomb Stress calculations </text:span></text:span><text:span text:style-name="Default_20_Paragraph_20_Font"><text:span text:style-name="T112">are the shear components of the full stress tensor.</text:span></text:span></text:p>
      <text:p text:style-name="P109"><text:span text:style-name="Default_20_Paragraph_20_Font"><text:span text:style-name="T240"/></text:span></text:p>
      <text:p text:style-name="P109"><text:span text:style-name="Default_20_Paragraph_20_Font"><text:span text:style-name="T240">Figure 1: Extremely low quality image. Needs to be replaced. I can’t see any shaded relief!</text:span></text:span></text:p>
      <text:p text:style-name="P110"><text:span text:style-name="Default_20_Paragraph_20_Font"><text:span text:style-name="T203">Response: </text:span></text:span><text:span text:style-name="Default_20_Paragraph_20_Font"><text:span text:style-name="T114">Sorry, but we had to reduce the quality of the image considerably to fit the pdf within the 20 MB file limit of the journal submission.</text:span></text:span></text:p>
      <text:p text:style-name="P110"><text:span text:style-name="Default_20_Paragraph_20_Font"><text:span text:style-name="T241"/></text:span></text:p>
      <text:p text:style-name="P110"><text:span text:style-name="Default_20_Paragraph_20_Font"><text:span text:style-name="T241">Figure 6d: Are ∆C and ∆Copt flipped? I thought the green curve should have a positive value!</text:span></text:span></text:p>
      <text:p text:style-name="P111"><text:span text:style-name="Default_20_Paragraph_20_Font"><text:span text:style-name="T204">Response: </text:span></text:span><text:span text:style-name="Default_20_Paragraph_20_Font"><text:span text:style-name="T115">Yes, the legend for the </text:span></text:span><text:span text:style-name="Default_20_Paragraph_20_Font"><text:span text:style-name="T114">∆C and ∆Copt </text:span></text:span><text:span text:style-name="Default_20_Paragraph_20_Font"><text:span text:style-name="T115">was reversed. We have fixed it in our current Fig. 6.</text:span></text:span></text:p>
      <text:p text:style-name="P111"><text:span text:style-name="Default_20_Paragraph_20_Font"><text:span text:style-name="T115"/></text:span></text:p>
      <text:p text:style-name="P111"><text:span text:style-name="Default_20_Paragraph_20_Font"><text:span text:style-name="T242">Figure 7: It will be useful if Levandowski’s stress directions are also plotted on the map.</text:span></text:span></text:p>
      <text:p text:style-name="P111"><text:span text:style-name="Default_20_Paragraph_20_Font"><text:span text:style-name="T242"/></text:span></text:p>
      <text:p text:style-name="P111"><text:span text:style-name="Default_20_Paragraph_20_Font"><text:span text:style-name="T242">Figure 8: Is the velocity scale correct? 0.1 mm/yr seems too tiny!</text:span></text:span></text:p>
      <text:p text:style-name="P112"><text:span text:style-name="Default_20_Paragraph_20_Font"><text:span text:style-name="T205">Response: </text:span></text:span><text:span text:style-name="Default_20_Paragraph_20_Font"><text:span text:style-name="T116">The units should be .1 m/yr, we have fixed it in the Fig. 8.</text:span></text:span></text:p>
      <text:p text:style-name="P112"><text:span text:style-name="Default_20_Paragraph_20_Font"><text:span text:style-name="T243"/></text:span></text:p>
      <text:p text:style-name="P112"><text:span text:style-name="Default_20_Paragraph_20_Font"><text:span text:style-name="T243">Figure S1: This seems to be an important figure and should be moved to the main text. The state boundaries should be added and it should be mentioned what the red dots represent. Why are the GPE variations so large (about ∼ 20 times higher compared to Ghosh et al., 2019)? Both use Crust 1.0! Also, is this for model HT-HM? That should be specified.</text:span></text:span></text:p>
      <text:p text:style-name="P113"><text:span text:style-name="Default_20_Paragraph_20_Font"><text:span text:style-name="T206">Response: </text:span></text:span><text:span text:style-name="Default_20_Paragraph_20_Font"><text:span text:style-name="T117">In order to limit the figures in the main text, we moved all the figures </text:span></text:span><text:span text:style-name="Default_20_Paragraph_20_Font"><text:span text:style-name="T118">showing the lateral variations of the geodynamic quantities in the supplementary information, and only showed the Mochan curves to compare the predicting power of these quantities. We have added the state lines, description of the red dots, and the model for which it is calculated in the caption of S1. </text:span></text:span></text:p>
      <text:p text:style-name="P114"><text:soft-page-break/><text:span text:style-name="Default_20_Paragraph_20_Font"><text:span text:style-name="T119">The concern raised by reviewer regarding the amplitudes of the GPE variations is confusing since the Fig.10 of <text:s/></text:span></text:span><text:span text:style-name="Default_20_Paragraph_20_Font"><text:span text:style-name="T116">Ghosh et al., 2019 </text:span></text:span><text:span text:style-name="Default_20_Paragraph_20_Font"><text:span text:style-name="T119">showed GPE variations between 1.4e14 N/m to 1.5e14N/m compared to 2.5e14N/m to 5e14N/m in our previous computation of GPE based on CRUST1.0 and LITHO1.0. The difference between the values could be due to the difference in compensation depth used by Ghosh et al., 2019 (100 km) compared to our study (200 km). </text:span></text:span></text:p>
      <text:p text:style-name="P113"><text:span text:style-name="Default_20_Paragraph_20_Font"><text:span text:style-name="T4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Times New Roman1"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Segoe UI" svg:font-family="'Segoe UI'"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fo:color="#2f5496" style:font-name="Calibri Light" fo:font-family="'Calibri Light'" style:font-family-generic="swiss" style:font-pitch="variable" fo:font-size="16pt" style:font-name-asian="Malgun Gothic" style:font-family-asian="'Malgun Gothic'" style:font-family-generic-asian="swiss" style:font-pitch-asian="variable" style:font-size-asian="16pt" style:font-name-complex="Mangal" style:font-family-complex="Mangal" style:font-family-generic-complex="roman" style:font-pitch-complex="variable" style:font-size-complex="14.5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itwtqi_5f_23ioopmk3o6ert" style:display-name="itwtqi_23ioopmk3o6ert" style:family="text" style:parent-style-name="Default_20_Paragraph_20_Fon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Malgun Gothic" style:font-family-asian="'Malgun Gothic'" style:font-family-generic-asian="swiss" style:font-pitch-asian="variable" style:font-size-asian="16pt" style:font-name-complex="Mangal" style:font-family-complex="Mangal" style:font-family-generic-complex="roman" style:font-pitch-complex="variable" style:font-size-complex="14.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meta:initial-creator>Eunseo Choi</meta:initial-creator>
    <meta:creation-date>2020-07-22T14:31:00Z</meta:creation-date>
    <dc:date>2021-01-15T17:49:07.183762635</dc:date>
    <meta:editing-cycles>212</meta:editing-cycles>
    <meta:editing-duration>PT12H26M20S</meta:editing-duration>
    <meta:document-statistic meta:table-count="0" meta:image-count="0" meta:object-count="0" meta:page-count="12" meta:paragraph-count="223" meta:word-count="6294" meta:character-count="39326" meta:non-whitespace-character-count="33215"/>
    <meta:template xlink:type="simple" xlink:actuate="onRequest" xlink:title="" xlink:href="../ResponseFile.odt/Normal"/>
  </office:meta>
</office:document-meta>
</file>